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tyles.xml"/>
  <manifest:file-entry manifest:media-type="text/xml" manifest:full-path="Object 40/meta.xml"/>
  <manifest:file-entry manifest:media-type="application/vnd.oasis.opendocument.chart" manifest:full-path="Object 40/"/>
  <manifest:file-entry manifest:media-type="text/xml" manifest:full-path="Object 41/content.xml"/>
  <manifest:file-entry manifest:media-type="text/xml" manifest:full-path="Object 41/styles.xml"/>
  <manifest:file-entry manifest:media-type="text/xml" manifest:full-path="Object 41/meta.xml"/>
  <manifest:file-entry manifest:media-type="application/vnd.oasis.opendocument.chart" manifest:full-path="Object 41/"/>
  <manifest:file-entry manifest:media-type="text/xml" manifest:full-path="Object 42/content.xml"/>
  <manifest:file-entry manifest:media-type="text/xml" manifest:full-path="Object 42/styles.xml"/>
  <manifest:file-entry manifest:media-type="text/xml" manifest:full-path="Object 42/meta.xml"/>
  <manifest:file-entry manifest:media-type="application/vnd.oasis.opendocument.chart" manifest:full-path="Object 42/"/>
  <manifest:file-entry manifest:media-type="text/xml" manifest:full-path="Object 43/content.xml"/>
  <manifest:file-entry manifest:media-type="text/xml" manifest:full-path="Object 43/styles.xml"/>
  <manifest:file-entry manifest:media-type="text/xml" manifest:full-path="Object 43/meta.xml"/>
  <manifest:file-entry manifest:media-type="application/vnd.oasis.opendocument.chart" manifest:full-path="Object 43/"/>
  <manifest:file-entry manifest:media-type="text/xml" manifest:full-path="Object 44/content.xml"/>
  <manifest:file-entry manifest:media-type="text/xml" manifest:full-path="Object 44/styles.xml"/>
  <manifest:file-entry manifest:media-type="text/xml" manifest:full-path="Object 44/meta.xml"/>
  <manifest:file-entry manifest:media-type="application/vnd.oasis.opendocument.chart" manifest:full-path="Object 44/"/>
  <manifest:file-entry manifest:media-type="text/xml" manifest:full-path="Object 45/content.xml"/>
  <manifest:file-entry manifest:media-type="text/xml" manifest:full-path="Object 45/styles.xml"/>
  <manifest:file-entry manifest:media-type="text/xml" manifest:full-path="Object 45/meta.xml"/>
  <manifest:file-entry manifest:media-type="application/vnd.oasis.opendocument.chart" manifest:full-path="Object 45/"/>
  <manifest:file-entry manifest:media-type="text/xml" manifest:full-path="Object 46/content.xml"/>
  <manifest:file-entry manifest:media-type="text/xml" manifest:full-path="Object 46/styles.xml"/>
  <manifest:file-entry manifest:media-type="text/xml" manifest:full-path="Object 46/meta.xml"/>
  <manifest:file-entry manifest:media-type="application/vnd.oasis.opendocument.chart" manifest:full-path="Object 46/"/>
  <manifest:file-entry manifest:media-type="text/xml" manifest:full-path="Object 47/content.xml"/>
  <manifest:file-entry manifest:media-type="text/xml" manifest:full-path="Object 47/styles.xml"/>
  <manifest:file-entry manifest:media-type="text/xml" manifest:full-path="Object 47/meta.xml"/>
  <manifest:file-entry manifest:media-type="application/vnd.oasis.opendocument.chart" manifest:full-path="Object 47/"/>
  <manifest:file-entry manifest:media-type="text/xml" manifest:full-path="Object 48/content.xml"/>
  <manifest:file-entry manifest:media-type="text/xml" manifest:full-path="Object 48/styles.xml"/>
  <manifest:file-entry manifest:media-type="text/xml" manifest:full-path="Object 48/meta.xml"/>
  <manifest:file-entry manifest:media-type="application/vnd.oasis.opendocument.chart" manifest:full-path="Object 48/"/>
  <manifest:file-entry manifest:media-type="text/xml" manifest:full-path="Object 49/content.xml"/>
  <manifest:file-entry manifest:media-type="text/xml" manifest:full-path="Object 49/styles.xml"/>
  <manifest:file-entry manifest:media-type="text/xml" manifest:full-path="Object 49/meta.xml"/>
  <manifest:file-entry manifest:media-type="application/vnd.oasis.opendocument.chart" manifest:full-path="Object 49/"/>
  <manifest:file-entry manifest:media-type="text/xml" manifest:full-path="content.xml"/>
  <manifest:file-entry manifest:media-type="text/xml" manifest:full-path="Object 50/content.xml"/>
  <manifest:file-entry manifest:media-type="text/xml" manifest:full-path="Object 50/styles.xml"/>
  <manifest:file-entry manifest:media-type="text/xml" manifest:full-path="Object 50/meta.xml"/>
  <manifest:file-entry manifest:media-type="application/vnd.oasis.opendocument.chart" manifest:full-path="Object 50/"/>
  <manifest:file-entry manifest:media-type="text/xml" manifest:full-path="Object 51/content.xml"/>
  <manifest:file-entry manifest:media-type="text/xml" manifest:full-path="Object 51/styles.xml"/>
  <manifest:file-entry manifest:media-type="text/xml" manifest:full-path="Object 51/meta.xml"/>
  <manifest:file-entry manifest:media-type="application/vnd.oasis.opendocument.chart" manifest:full-path="Object 51/"/>
  <manifest:file-entry manifest:media-type="text/xml" manifest:full-path="Object 52/content.xml"/>
  <manifest:file-entry manifest:media-type="text/xml" manifest:full-path="Object 52/styles.xml"/>
  <manifest:file-entry manifest:media-type="text/xml" manifest:full-path="Object 52/meta.xml"/>
  <manifest:file-entry manifest:media-type="application/vnd.oasis.opendocument.chart" manifest:full-path="Object 52/"/>
  <manifest:file-entry manifest:media-type="text/xml" manifest:full-path="Object 53/content.xml"/>
  <manifest:file-entry manifest:media-type="text/xml" manifest:full-path="Object 53/styles.xml"/>
  <manifest:file-entry manifest:media-type="text/xml" manifest:full-path="Object 53/meta.xml"/>
  <manifest:file-entry manifest:media-type="application/vnd.oasis.opendocument.chart" manifest:full-path="Object 53/"/>
  <manifest:file-entry manifest:media-type="text/xml" manifest:full-path="Object 54/content.xml"/>
  <manifest:file-entry manifest:media-type="text/xml" manifest:full-path="Object 54/styles.xml"/>
  <manifest:file-entry manifest:media-type="text/xml" manifest:full-path="Object 54/meta.xml"/>
  <manifest:file-entry manifest:media-type="application/vnd.oasis.opendocument.chart" manifest:full-path="Object 54/"/>
  <manifest:file-entry manifest:media-type="text/xml" manifest:full-path="Object 55/content.xml"/>
  <manifest:file-entry manifest:media-type="text/xml" manifest:full-path="Object 55/styles.xml"/>
  <manifest:file-entry manifest:media-type="text/xml" manifest:full-path="Object 55/meta.xml"/>
  <manifest:file-entry manifest:media-type="application/vnd.oasis.opendocument.chart" manifest:full-path="Object 55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meta.xml"/>
  <manifest:file-entry manifest:media-type="application/vnd.oasis.opendocument.chart" manifest:full-path="Object 34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meta.xml"/>
  <manifest:file-entry manifest:media-type="application/vnd.oasis.opendocument.chart" manifest:full-path="Object 35/"/>
  <manifest:file-entry manifest:media-type="text/xml" manifest:full-path="Object 36/content.xml"/>
  <manifest:file-entry manifest:media-type="text/xml" manifest:full-path="Object 36/styles.xml"/>
  <manifest:file-entry manifest:media-type="text/xml" manifest:full-path="Object 36/meta.xml"/>
  <manifest:file-entry manifest:media-type="application/vnd.oasis.opendocument.chart" manifest:full-path="Object 36/"/>
  <manifest:file-entry manifest:media-type="text/xml" manifest:full-path="Object 37/content.xml"/>
  <manifest:file-entry manifest:media-type="text/xml" manifest:full-path="Object 37/styles.xml"/>
  <manifest:file-entry manifest:media-type="text/xml" manifest:full-path="Object 37/meta.xml"/>
  <manifest:file-entry manifest:media-type="application/vnd.oasis.opendocument.chart" manifest:full-path="Object 37/"/>
  <manifest:file-entry manifest:media-type="text/xml" manifest:full-path="Object 38/content.xml"/>
  <manifest:file-entry manifest:media-type="text/xml" manifest:full-path="Object 38/styles.xml"/>
  <manifest:file-entry manifest:media-type="text/xml" manifest:full-path="Object 38/meta.xml"/>
  <manifest:file-entry manifest:media-type="application/vnd.oasis.opendocument.chart" manifest:full-path="Object 38/"/>
  <manifest:file-entry manifest:media-type="text/xml" manifest:full-path="Object 39/content.xml"/>
  <manifest:file-entry manifest:media-type="text/xml" manifest:full-path="Object 39/styles.xml"/>
  <manifest:file-entry manifest:media-type="text/xml" manifest:full-path="Object 39/meta.xml"/>
  <manifest:file-entry manifest:media-type="application/vnd.oasis.opendocument.chart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7cm"/>
    </style:style>
    <style:style style:name="co2" style:family="table-column">
      <style:table-column-properties fo:break-before="auto" style:column-width="2.076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2.311cm"/>
    </style:style>
    <style:style style:name="co6" style:family="table-column">
      <style:table-column-properties fo:break-before="auto" style:column-width="4.503cm"/>
    </style:style>
    <style:style style:name="co7" style:family="table-column">
      <style:table-column-properties fo:break-before="auto" style:column-width="2.859cm"/>
    </style:style>
    <style:style style:name="ro1" style:family="table-row">
      <style:table-row-properties style:row-height="0.508cm" fo:break-before="auto" style:use-optimal-row-height="true"/>
    </style:style>
    <style:style style:name="ta1" style:family="table" style:master-page-name="PageStyle_5f_WHOQOL_20_before">
      <style:table-properties table:display="true" style:writing-mode="lr-tb"/>
    </style:style>
    <style:style style:name="ta2" style:family="table" style:master-page-name="PageStyle_5f_WHOQOL_20_after">
      <style:table-properties table:display="true" style:writing-mode="lr-tb"/>
    </style:style>
    <style:style style:name="ta3" style:family="table" style:master-page-name="PageStyle_5f_Graphs_20_WHOQOL">
      <style:table-properties table:display="true" style:writing-mode="lr-tb"/>
    </style:style>
    <style:style style:name="ta4" style:family="table" style:master-page-name="PageStyle_5f_Swing">
      <style:table-properties table:display="true" style:writing-mode="lr-tb"/>
    </style:style>
    <style:style style:name="ta5" style:family="table" style:master-page-name="PageStyle_5f_Meyer">
      <style:table-properties table:display="true" style:writing-mode="lr-tb"/>
    </style:style>
    <style:style style:name="ta6" style:family="table" style:master-page-name="PageStyle_5f_Meissner">
      <style:table-properties table:display="true" style:writing-mode="lr-tb"/>
    </style:style>
    <style:style style:name="ta7" style:family="table" style:master-page-name="PageStyle_5f_Decher">
      <style:table-properties table:display="true" style:writing-mode="lr-tb"/>
    </style:style>
    <style:style style:name="ta8" style:family="table" style:master-page-name="PageStyle_5f_Schaffner">
      <style:table-properties table:display="true" style:writing-mode="lr-tb"/>
    </style:style>
    <style:style style:name="ta9" style:family="table" style:master-page-name="PageStyle_5f_Fellmann">
      <style:table-properties table:display="true" style:writing-mode="lr-tb"/>
    </style:style>
    <style:style style:name="ta10" style:family="table" style:master-page-name="PageStyle_5f_Bruderlin">
      <style:table-properties table:display="true" style:writing-mode="lr-tb"/>
    </style:style>
    <style:style style:name="ta11" style:family="table" style:master-page-name="PageStyle_5f_Lehmann">
      <style:table-properties table:display="true" style:writing-mode="lr-tb"/>
    </style:style>
    <style:style style:name="ta12" style:family="table" style:master-page-name="PageStyle_5f_Cavallaro">
      <style:table-properties table:display="true" style:writing-mode="lr-tb"/>
    </style:style>
    <style:style style:name="ta13" style:family="table" style:master-page-name="PageStyle_5f_Käderlin">
      <style:table-properties table:display="true" style:writing-mode="lr-tb"/>
    </style:style>
    <style:style style:name="ta14" style:family="table" style:master-page-name="PageStyle_5f_Wallimann">
      <style:table-properties table:display="true" style:writing-mode="lr-tb"/>
    </style:style>
    <style:style style:name="ta15" style:family="table" style:master-page-name="PageStyle_5f_Courbe_20_idéal">
      <style:table-properties table:display="true" style:writing-mode="lr-tb"/>
    </style:style>
    <style:style style:name="ce1" style:family="table-cell" style:parent-style-name="Excel_20_Built-in_20_Normal">
      <style:table-cell-properties fo:background-color="#ffc000" style:diagonal-bl-tr="none" style:diagonal-tl-br="none" fo:border="0.035cm solid #000000" style:rotation-align="none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fo:background-color="#00b050"/>
    </style:style>
    <style:style style:name="ce5" style:family="table-cell" style:parent-style-name="Excel_20_Built-in_20_Normal">
      <style:table-cell-properties fo:border-bottom="none" fo:background-color="#ffc000" style:diagonal-bl-tr="none" style:diagonal-tl-br="none" fo:border-left="0.035cm solid #000000" fo:border-right="0.035cm solid #000000" style:rotation-align="none" fo:border-top="0.035cm solid #000000"/>
    </style:style>
    <style:style style:name="ce6" style:family="table-cell" style:parent-style-name="Excel_20_Built-in_20_Normal">
      <style:table-cell-properties fo:border-bottom="none" fo:background-color="#ffc000" style:diagonal-bl-tr="none" style:diagonal-tl-br="none" fo:border-left="0.035cm solid #000000" fo:border-right="0.035cm solid #000000" style:rotation-align="none" fo:border-top="none"/>
    </style:style>
    <style:style style:name="ce7" style:family="table-cell" style:parent-style-name="Excel_20_Built-in_20_Normal">
      <style:table-cell-properties fo:border-bottom="0.035cm solid #000000" fo:background-color="#ffc000" style:diagonal-bl-tr="none" style:diagonal-tl-br="none" fo:border-left="0.035cm solid #000000" fo:border-right="0.035cm solid #000000" style:rotation-align="none" fo:border-top="none"/>
    </style:style>
    <style:style style:name="ce8" style:family="table-cell" style:parent-style-name="Excel_20_Built-in_20_Normal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>
      <style:table-cell-properties fo:background-color="#c00000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2" style:family="table-cell" style:parent-style-name="Excel_20_Built-in_20_Normal">
      <style:table-cell-properties fo:background-color="transparent"/>
    </style:style>
    <style:style style:name="ce13" style:family="table-cell" style:parent-style-name="Excel_20_Built-in_20_Normal">
      <style:table-cell-properties fo:border-bottom="none" fo:background-color="#70ad47" style:diagonal-bl-tr="none" style:diagonal-tl-br="none" fo:border-left="0.035cm solid #000000" fo:border-right="none" style:rotation-align="none" fo:border-top="0.035cm solid #000000"/>
    </style:style>
    <style:style style:name="ce14" style:family="table-cell" style:parent-style-name="Excel_20_Built-in_20_Normal">
      <style:table-cell-properties fo:border-bottom="0.035cm solid #000000" fo:background-color="#70ad47" style:diagonal-bl-tr="none" style:diagonal-tl-br="none" fo:border-left="0.035cm solid #000000" fo:border-right="none" style:rotation-align="none" fo:border-top="none"/>
    </style:style>
    <style:style style:name="ce15" style:family="table-cell" style:parent-style-name="Excel_20_Built-in_20_Normal">
      <style:table-cell-properties fo:background-color="#70ad47"/>
    </style:style>
    <style:style style:name="ce16" style:family="table-cell" style:parent-style-name="Excel_20_Built-in_20_Normal">
      <style:table-cell-properties fo:border-bottom="none" fo:background-color="#70ad47" style:diagonal-bl-tr="none" style:diagonal-tl-br="none" fo:border-left="none" fo:border-right="none" style:rotation-align="none" fo:border-top="0.035cm solid #000000"/>
    </style:style>
    <style:style style:name="ce17" style:family="table-cell" style:parent-style-name="Excel_20_Built-in_20_Normal">
      <style:table-cell-properties fo:border-bottom="0.035cm solid #000000" fo:background-color="#70ad47" style:diagonal-bl-tr="none" style:diagonal-tl-br="none" fo:border-left="none" fo:border-right="none" style:rotation-align="none" fo:border-top="none"/>
    </style:style>
    <style:style style:name="ce18" style:family="table-cell" style:parent-style-name="Excel_20_Built-in_20_Normal">
      <style:table-cell-properties fo:background-color="#ffc000"/>
    </style:style>
    <style:style style:name="ce19" style:family="table-cell" style:parent-style-name="Excel_20_Built-in_20_Normal">
      <style:table-cell-properties fo:border-bottom="0.035cm solid #000000" fo:background-color="#ffc000" style:diagonal-bl-tr="none" style:diagonal-tl-br="none" fo:border-left="none" fo:border-right="none" style:rotation-align="none" fo:border-top="none"/>
    </style:style>
    <style:style style:name="ce20" style:family="table-cell" style:parent-style-name="Excel_20_Built-in_20_Normal">
      <style:table-cell-properties fo:border-bottom="none" fo:background-color="#70ad47" style:diagonal-bl-tr="none" style:diagonal-tl-br="none" fo:border-left="none" fo:border-right="0.035cm solid #000000" style:rotation-align="none" fo:border-top="0.035cm solid #000000"/>
    </style:style>
    <style:style style:name="ce21" style:family="table-cell" style:parent-style-name="Excel_20_Built-in_20_Normal">
      <style:table-cell-properties fo:border-bottom="0.035cm solid #000000" fo:background-color="#70ad47" style:diagonal-bl-tr="none" style:diagonal-tl-br="none" fo:border-left="none" fo:border-right="0.035cm solid #000000" style:rotation-align="none" fo:border-top="none"/>
    </style:style>
    <style:style style:name="ce22" style:family="table-cell" style:parent-style-name="Excel_20_Built-in_20_Normal">
      <style:table-cell-properties fo:border-bottom="none" fo:background-color="#ffc000" style:diagonal-bl-tr="none" style:diagonal-tl-br="none" fo:border-left="0.035cm solid #000000" fo:border-right="none" style:rotation-align="none" fo:border-top="0.035cm solid #000000"/>
    </style:style>
    <style:style style:name="ce23" style:family="table-cell" style:parent-style-name="Excel_20_Built-in_20_Normal">
      <style:table-cell-properties fo:border-bottom="0.035cm solid #000000" fo:background-color="#ffc000" style:diagonal-bl-tr="none" style:diagonal-tl-br="none" fo:border-left="0.035cm solid #000000" fo:border-right="none" style:rotation-align="none" fo:border-top="none"/>
    </style:style>
    <style:style style:name="ce24" style:family="table-cell" style:parent-style-name="Excel_20_Built-in_20_Normal">
      <style:table-cell-properties fo:border-bottom="none" fo:background-color="#ffc000" style:diagonal-bl-tr="none" style:diagonal-tl-br="none" fo:border-left="none" fo:border-right="none" style:rotation-align="none" fo:border-top="0.035cm solid #000000"/>
    </style:style>
    <style:style style:name="ce25" style:family="table-cell" style:parent-style-name="Excel_20_Built-in_20_Normal">
      <style:table-cell-properties fo:border-bottom="none" fo:background-color="#ffc000" style:diagonal-bl-tr="none" style:diagonal-tl-br="none" fo:border-left="none" fo:border-right="0.035cm solid #000000" style:rotation-align="none" fo:border-top="0.035cm solid #000000"/>
    </style:style>
    <style:style style:name="ce26" style:family="table-cell" style:parent-style-name="Excel_20_Built-in_20_Normal">
      <style:table-cell-properties fo:border-bottom="0.035cm solid #000000" fo:background-color="#ffc000" style:diagonal-bl-tr="none" style:diagonal-tl-br="none" fo:border-left="none" fo:border-right="0.035cm solid #000000" style:rotation-align="none" fo:border-top="none"/>
    </style:style>
    <style:style style:name="ce27" style:family="table-cell" style:parent-style-name="Excel_20_Built-in_20_Normal">
      <style:table-cell-properties fo:border-bottom="none" fo:background-color="#00b050" style:diagonal-bl-tr="none" style:diagonal-tl-br="none" fo:border-left="0.035cm solid #000000" fo:border-right="0.035cm solid #000000" style:rotation-align="none" fo:border-top="0.035cm solid #000000"/>
    </style:style>
    <style:style style:name="ce28" style:family="table-cell" style:parent-style-name="Excel_20_Built-in_20_Normal">
      <style:table-cell-properties fo:border-bottom="0.035cm solid #000000" fo:background-color="#70ad47" style:diagonal-bl-tr="none" style:diagonal-tl-br="none" fo:border-left="0.035cm solid #000000" fo:border-right="0.035cm solid #000000" style:rotation-align="none" fo:border-top="none"/>
    </style:style>
    <style:style style:name="ce29" style:family="table-cell" style:parent-style-name="Excel_20_Built-in_20_Normal">
      <style:table-cell-properties fo:background-color="#ffc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>
      <style:table-cell-properties fo:background-color="#ff0000"/>
    </style:style>
    <style:style style:name="ce31" style:family="table-cell" style:parent-style-name="Excel_20_Built-in_20_Normal">
      <style:table-cell-properties fo:background-color="#ff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HOQOL before" table:style-name="ta1" table:print="false"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number-columns-repeated="1021" table:default-cell-style-name="Excel_20_Built-in_20_Normal"/>
        <table:table-row table:style-name="ro1">
          <table:table-cell/>
          <table:table-cell office:value-type="string">
            <text:p>Degelo</text:p>
          </table:table-cell>
          <table:table-cell office:value-type="string">
            <text:p>Andres</text:p>
          </table:table-cell>
          <table:table-cell office:value-type="string">
            <text:p>Cardinaux</text:p>
          </table:table-cell>
          <table:table-cell office:value-type="string">
            <text:p>Betschart</text:p>
          </table:table-cell>
          <table:table-cell table:style-name="ce4" office:value-type="string">
            <text:p>Sving</text:p>
          </table:table-cell>
          <table:table-cell table:style-name="ce4" office:value-type="string">
            <text:p>Huser</text:p>
          </table:table-cell>
          <table:table-cell table:style-name="ce4" office:value-type="string">
            <text:p>Wallimann</text:p>
          </table:table-cell>
          <table:table-cell table:style-name="ce4" office:value-type="string">
            <text:p>Brüderlin</text:p>
          </table:table-cell>
          <table:table-cell table:style-name="ce4" office:value-type="string">
            <text:p>Schaffner</text:p>
          </table:table-cell>
          <table:table-cell table:style-name="ce4" office:value-type="string">
            <text:p>Ewald Maier</text:p>
          </table:table-cell>
          <table:table-cell table:style-name="ce4" office:value-type="string">
            <text:p>Fellmann</text:p>
          </table:table-cell>
          <table:table-cell table:style-name="ce4" office:value-type="string">
            <text:p>Lehmann</text:p>
          </table:table-cell>
          <table:table-cell table:style-name="ce4" office:value-type="string">
            <text:p>Meyer</text:p>
          </table:table-cell>
          <table:table-cell office:value-type="string">
            <text:p>Meissner</text:p>
          </table:table-cell>
          <table:table-cell office:value-type="string">
            <text:p>Decher</text:p>
          </table:table-cell>
          <table:table-cell table:number-columns-repeated="1008"/>
        </table:table-row>
        <table:table-row table:style-name="ro1">
          <table:table-cell office:value-type="string">
            <text:p>Q1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Q2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Q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Q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Q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string">
            <text:p>Q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Q7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Q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Q9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string">
            <text:p>Q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Q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string">
            <text:p>Q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string">
            <text:p>Q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Q1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Q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Q16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Q17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Q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Q19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Q2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string">
            <text:p>Q2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string">
            <text:p>Q2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5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Q2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string">
            <text:p>Q2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Q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4"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Q26</text:p>
          </table:table-cell>
          <table:table-cell table:number-columns-repeated="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Domain 1 Raw Score</text:p>
          </table:table-cell>
          <table:table-cell table:style-name="ce2" table:formula="of:=(6-[.B4])+(6-[.B5])+ [.B11]+ [.B16]+[.B17]+[.B18]+[.B19]" office:value-type="float" office:value="24">
            <text:p>24</text:p>
          </table:table-cell>
          <table:table-cell table:style-name="ce2" table:formula="of:=(6-[.C4])+(6-[.C5])+ [.C11]+ [.C16]+[.C17]+[.C18]+[.C19]" office:value-type="float" office:value="23">
            <text:p>23</text:p>
          </table:table-cell>
          <table:table-cell table:style-name="ce2" table:formula="of:=(6-[.D4])+(6-[.D5])+ [.D11]+ [.D16]+[.D17]+[.D18]+[.D19]" office:value-type="float" office:value="22">
            <text:p>22</text:p>
          </table:table-cell>
          <table:table-cell table:style-name="ce2" table:formula="of:=(6-[.E4])+(6-[.E5])+ [.E11]+ [.E16]+[.E17]+[.E18]+[.E19]" office:value-type="float" office:value="23">
            <text:p>23</text:p>
          </table:table-cell>
          <table:table-cell table:style-name="ce2" table:formula="of:=(6-[.F4])+(6-[.F5])+ [.F11]+ [.F16]+[.F17]+[.F18]+[.F19]" office:value-type="float" office:value="26">
            <text:p>26</text:p>
          </table:table-cell>
          <table:table-cell table:style-name="ce2" table:formula="of:=(6-[.G4])+(6-[.G5])+ [.G11]+ [.G16]+[.G17]+[.G18]+[.G19]" office:value-type="float" office:value="16">
            <text:p>16</text:p>
          </table:table-cell>
          <table:table-cell table:style-name="ce2" table:formula="of:=(6-[.H4])+(6-[.H5])+ [.H11]+ [.H16]+[.H17]+[.H18]+[.H19]" office:value-type="float" office:value="24">
            <text:p>24</text:p>
          </table:table-cell>
          <table:table-cell table:style-name="ce2" table:formula="of:=(6-[.I4])+(6-[.I5])+ [.I11]+ [.I16]+[.I17]+[.I18]+[.I19]" office:value-type="float" office:value="25">
            <text:p>25</text:p>
          </table:table-cell>
          <table:table-cell table:style-name="ce2" table:formula="of:=(6-[.J4])+(6-[.J5])+ [.J11]+ [.J16]+[.J17]+[.J18]+[.J19]" office:value-type="float" office:value="30">
            <text:p>30</text:p>
          </table:table-cell>
          <table:table-cell table:style-name="ce2" table:formula="of:=(6-[.K4])+(6-[.K5])+ [.K11]+ [.K16]+[.K17]+[.K18]+[.K19]" office:value-type="float" office:value="18">
            <text:p>18</text:p>
          </table:table-cell>
          <table:table-cell table:style-name="ce2" table:formula="of:=(6-[.L4])+(6-[.L5])+ [.L11]+ [.L16]+[.L17]+[.L18]+[.L19]" office:value-type="float" office:value="23">
            <text:p>23</text:p>
          </table:table-cell>
          <table:table-cell table:style-name="ce2" table:formula="of:=(6-[.M4])+(6-[.M5])+ [.M11]+ [.M16]+[.M17]+[.M18]+[.M19]" office:value-type="float" office:value="20">
            <text:p>20</text:p>
          </table:table-cell>
          <table:table-cell table:style-name="ce2" table:formula="of:=(6-[.N4])+(6-[.N5])+ [.N11]+ [.N16]+[.N17]+[.N18]+[.N19]" office:value-type="float" office:value="17">
            <text:p>17</text:p>
          </table:table-cell>
          <table:table-cell table:style-name="ce2" table:formula="of:=(6-[.O4])+(6-[.O5])+ [.O11]+ [.O16]+[.O17]+[.O18]+[.O19]" office:value-type="float" office:value="17">
            <text:p>17</text:p>
          </table:table-cell>
          <table:table-cell table:style-name="ce2" table:formula="of:=(6-[.P4])+(6-[.P5])+ [.P11]+ [.P16]+[.P17]+[.P18]+[.P19]" office:value-type="float" office:value="25">
            <text:p>25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1" office:value-type="string">
            <text:p>Domain 2 Raw Score</text:p>
          </table:table-cell>
          <table:table-cell table:style-name="ce2" table:formula="of:=[.B6]+[.B7]+ [.B8]+ [.B12]+[.B20]+(6-[.B27])" office:value-type="float" office:value="22">
            <text:p>22</text:p>
          </table:table-cell>
          <table:table-cell table:style-name="ce2" table:formula="of:=[.C6]+[.C7]+ [.C8]+ [.C12]+[.C20]+(6-[.C27])" office:value-type="float" office:value="22">
            <text:p>22</text:p>
          </table:table-cell>
          <table:table-cell table:style-name="ce2" table:formula="of:=[.D6]+[.D7]+ [.D8]+ [.D12]+[.D20]+(6-[.D27])" office:value-type="float" office:value="13">
            <text:p>13</text:p>
          </table:table-cell>
          <table:table-cell table:style-name="ce2" table:formula="of:=[.E6]+[.E7]+ [.E8]+ [.E12]+[.E20]+(6-[.E27])" office:value-type="float" office:value="9">
            <text:p>9</text:p>
          </table:table-cell>
          <table:table-cell table:style-name="ce2" table:formula="of:=[.F6]+[.F7]+ [.F8]+ [.F12]+[.F20]+(6-[.F27])" office:value-type="float" office:value="19">
            <text:p>19</text:p>
          </table:table-cell>
          <table:table-cell table:style-name="ce2" table:formula="of:=[.G6]+[.G7]+ [.G8]+ [.G12]+[.G20]+(6-[.G27])" office:value-type="float" office:value="12">
            <text:p>12</text:p>
          </table:table-cell>
          <table:table-cell table:style-name="ce2" table:formula="of:=[.H6]+[.H7]+ [.H8]+ [.H12]+[.H20]+(6-[.H27])" office:value-type="float" office:value="17">
            <text:p>17</text:p>
          </table:table-cell>
          <table:table-cell table:style-name="ce2" table:formula="of:=[.I6]+[.I7]+ [.I8]+ [.I12]+[.I20]+(6-[.I27])" office:value-type="float" office:value="21">
            <text:p>21</text:p>
          </table:table-cell>
          <table:table-cell table:style-name="ce2" table:formula="of:=[.J6]+[.J7]+ [.J8]+ [.J12]+[.J20]+(6-[.J27])" office:value-type="float" office:value="20">
            <text:p>20</text:p>
          </table:table-cell>
          <table:table-cell table:style-name="ce2" table:formula="of:=[.K6]+[.K7]+ [.K8]+ [.K12]+[.K20]+(6-[.K27])" office:value-type="float" office:value="14">
            <text:p>14</text:p>
          </table:table-cell>
          <table:table-cell table:style-name="ce2" table:formula="of:=[.L6]+[.L7]+ [.L8]+ [.L12]+[.L20]+(6-[.L27])" office:value-type="float" office:value="25">
            <text:p>25</text:p>
          </table:table-cell>
          <table:table-cell table:style-name="ce2" table:formula="of:=[.M6]+[.M7]+ [.M8]+ [.M12]+[.M20]+(6-[.M27])" office:value-type="float" office:value="16">
            <text:p>16</text:p>
          </table:table-cell>
          <table:table-cell table:style-name="ce2" table:formula="of:=[.N6]+[.N7]+ [.N8]+ [.N12]+[.N20]+(6-[.N27])" office:value-type="float" office:value="13">
            <text:p>13</text:p>
          </table:table-cell>
          <table:table-cell table:style-name="ce2" table:formula="of:=[.O6]+[.O7]+ [.O8]+ [.O12]+[.O20]+(6-[.O27])" office:value-type="float" office:value="12">
            <text:p>12</text:p>
          </table:table-cell>
          <table:table-cell table:style-name="ce2" table:formula="of:=[.P6]+[.P7]+ [.P8]+ [.P12]+[.P20]+(6-[.P27])" office:value-type="float" office:value="17">
            <text:p>17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1" office:value-type="string">
            <text:p>Domain 3 Raw Score</text:p>
          </table:table-cell>
          <table:table-cell table:style-name="ce2" table:formula="of:=[.B21] + [.B22] + [.B23]" office:value-type="float" office:value="13">
            <text:p>13</text:p>
          </table:table-cell>
          <table:table-cell table:style-name="ce2" table:formula="of:=[.C21] + [.C22] + [.C23]" office:value-type="float" office:value="12">
            <text:p>12</text:p>
          </table:table-cell>
          <table:table-cell table:style-name="ce2" table:formula="of:=[.D21] + [.D22] + [.D23]" office:value-type="float" office:value="7">
            <text:p>7</text:p>
          </table:table-cell>
          <table:table-cell table:style-name="ce2" table:formula="of:=[.E21] + [.E22] + [.E23]" office:value-type="float" office:value="11">
            <text:p>11</text:p>
          </table:table-cell>
          <table:table-cell table:style-name="ce2" table:formula="of:=[.F21] + [.F22] + [.F23]" office:value-type="float" office:value="8">
            <text:p>8</text:p>
          </table:table-cell>
          <table:table-cell table:style-name="ce2" table:formula="of:=[.G21] + [.G22] + [.G23]" office:value-type="float" office:value="9">
            <text:p>9</text:p>
          </table:table-cell>
          <table:table-cell table:style-name="ce2" table:formula="of:=[.H21] + [.H22] + [.H23]" office:value-type="float" office:value="6">
            <text:p>6</text:p>
          </table:table-cell>
          <table:table-cell table:style-name="ce2" table:formula="of:=[.I21] + [.I22] + [.I23]" office:value-type="float" office:value="12">
            <text:p>12</text:p>
          </table:table-cell>
          <table:table-cell table:style-name="ce2" table:formula="of:=[.J21] + [.J22] + [.J23]" office:value-type="float" office:value="10">
            <text:p>10</text:p>
          </table:table-cell>
          <table:table-cell table:style-name="ce2" table:formula="of:=[.K21] + [.K22] + [.K23]" office:value-type="float" office:value="11">
            <text:p>11</text:p>
          </table:table-cell>
          <table:table-cell table:style-name="ce2" table:formula="of:=[.L21] + [.L22] + [.L23]" office:value-type="float" office:value="11">
            <text:p>11</text:p>
          </table:table-cell>
          <table:table-cell table:style-name="ce2" table:formula="of:=[.M21] + [.M22] + [.M23]" office:value-type="float" office:value="7">
            <text:p>7</text:p>
          </table:table-cell>
          <table:table-cell table:style-name="ce2" table:formula="of:=[.N21] + [.N22] + [.N23]" office:value-type="float" office:value="9">
            <text:p>9</text:p>
          </table:table-cell>
          <table:table-cell table:style-name="ce2" table:formula="of:=[.O21] + [.O22] + [.O23]" office:value-type="float" office:value="6">
            <text:p>6</text:p>
          </table:table-cell>
          <table:table-cell table:style-name="ce2" table:formula="of:=[.P21] + [.P22] + [.P23]" office:value-type="float" office:value="5">
            <text:p>5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1" office:value-type="string">
            <text:p>Domain 4 Raw Score</text:p>
          </table:table-cell>
          <table:table-cell table:style-name="ce2" table:formula="of:=[.B9]+ [.B10]+ [.B13]+ [.B14]+ [.B15]+[.B24]+[.B25]+[.B26]" office:value-type="float" office:value="32">
            <text:p>32</text:p>
          </table:table-cell>
          <table:table-cell table:style-name="ce2" table:formula="of:=[.C9]+ [.C10]+ [.C13]+ [.C14]+ [.C15]+[.C24]+[.C25]+[.C26]" office:value-type="float" office:value="36">
            <text:p>36</text:p>
          </table:table-cell>
          <table:table-cell table:style-name="ce2" table:formula="of:=[.D9]+ [.D10]+ [.D13]+ [.D14]+ [.D15]+[.D24]+[.D25]+[.D26]" office:value-type="float" office:value="23">
            <text:p>23</text:p>
          </table:table-cell>
          <table:table-cell table:style-name="ce2" table:formula="of:=[.E9]+ [.E10]+ [.E13]+ [.E14]+ [.E15]+[.E24]+[.E25]+[.E26]" office:value-type="float" office:value="35">
            <text:p>35</text:p>
          </table:table-cell>
          <table:table-cell table:style-name="ce2" table:formula="of:=[.F9]+ [.F10]+ [.F13]+ [.F14]+ [.F15]+[.F24]+[.F25]+[.F26]" office:value-type="float" office:value="29">
            <text:p>29</text:p>
          </table:table-cell>
          <table:table-cell table:style-name="ce2" table:formula="of:=[.G9]+ [.G10]+ [.G13]+ [.G14]+ [.G15]+[.G24]+[.G25]+[.G26]" office:value-type="float" office:value="33">
            <text:p>33</text:p>
          </table:table-cell>
          <table:table-cell table:style-name="ce2" table:formula="of:=[.H9]+ [.H10]+ [.H13]+ [.H14]+ [.H15]+[.H24]+[.H25]+[.H26]" office:value-type="float" office:value="27">
            <text:p>27</text:p>
          </table:table-cell>
          <table:table-cell table:style-name="ce2" table:formula="of:=[.I9]+ [.I10]+ [.I13]+ [.I14]+ [.I15]+[.I24]+[.I25]+[.I26]" office:value-type="float" office:value="33">
            <text:p>33</text:p>
          </table:table-cell>
          <table:table-cell table:style-name="ce2" table:formula="of:=[.J9]+ [.J10]+ [.J13]+ [.J14]+ [.J15]+[.J24]+[.J25]+[.J26]" office:value-type="float" office:value="35">
            <text:p>35</text:p>
          </table:table-cell>
          <table:table-cell table:style-name="ce2" table:formula="of:=[.K9]+ [.K10]+ [.K13]+ [.K14]+ [.K15]+[.K24]+[.K25]+[.K26]" office:value-type="float" office:value="25">
            <text:p>25</text:p>
          </table:table-cell>
          <table:table-cell table:style-name="ce2" table:formula="of:=[.L9]+ [.L10]+ [.L13]+ [.L14]+ [.L15]+[.L24]+[.L25]+[.L26]" office:value-type="float" office:value="31">
            <text:p>31</text:p>
          </table:table-cell>
          <table:table-cell table:style-name="ce2" table:formula="of:=[.M9]+ [.M10]+ [.M13]+ [.M14]+ [.M15]+[.M24]+[.M25]+[.M26]" office:value-type="float" office:value="28">
            <text:p>28</text:p>
          </table:table-cell>
          <table:table-cell table:style-name="ce2" table:formula="of:=[.N9]+ [.N10]+ [.N13]+ [.N14]+ [.N15]+[.N24]+[.N25]+[.N26]" office:value-type="float" office:value="24">
            <text:p>24</text:p>
          </table:table-cell>
          <table:table-cell table:style-name="ce2" table:formula="of:=[.O9]+ [.O10]+ [.O13]+ [.O14]+ [.O15]+[.O24]+[.O25]+[.O26]" office:value-type="float" office:value="22">
            <text:p>22</text:p>
          </table:table-cell>
          <table:table-cell table:style-name="ce2" table:formula="of:=[.P9]+ [.P10]+ [.P13]+ [.P14]+ [.P15]+[.P24]+[.P25]+[.P26]" office:value-type="float" office:value="21">
            <text:p>21</text:p>
          </table:table-cell>
          <table:table-cell table:style-name="ce2"/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>
            <text:p>Domain 1 Raw Score</text:p>
          </table:table-cell>
          <table:table-cell table:style-name="ce2" table:formula="of:=AVERAGE([.F28:.N28])" office:value-type="float" office:value="22.1111111111111">
            <text:p>22.111111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>
            <text:p>Domain 2 Raw Score</text:p>
          </table:table-cell>
          <table:table-cell table:style-name="ce2" table:formula="of:=AVERAGE([.F29:.N29])" office:value-type="float" office:value="17.4444444444444">
            <text:p>17.444444444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>
            <text:p>Domain 3 Raw Score</text:p>
          </table:table-cell>
          <table:table-cell table:style-name="ce2" table:formula="of:=AVERAGE([.F30:.N30])" office:value-type="float" office:value="9.22222222222222">
            <text:p>9.22222222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>
            <text:p>Domain 4 Raw Score</text:p>
          </table:table-cell>
          <table:table-cell table:style-name="ce2" table:formula="of:=AVERAGE([.F31:.N31])" office:value-type="float" office:value="29.4444444444444">
            <text:p>29.4444444444</text:p>
          </table:table-cell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HOQOL after" table:style-name="ta2" table:print="false"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/>
          <table:table-cell office:value-type="string">
            <text:p>Degelo</text:p>
          </table:table-cell>
          <table:table-cell office:value-type="string">
            <text:p>Andres</text:p>
          </table:table-cell>
          <table:table-cell office:value-type="string">
            <text:p>Cardinaux</text:p>
          </table:table-cell>
          <table:table-cell office:value-type="string">
            <text:p>Betschart</text:p>
          </table:table-cell>
          <table:table-cell table:style-name="ce4" office:value-type="string">
            <text:p>Sving</text:p>
          </table:table-cell>
          <table:table-cell table:style-name="ce4" office:value-type="string">
            <text:p>Huser</text:p>
          </table:table-cell>
          <table:table-cell table:style-name="ce4" office:value-type="string">
            <text:p>Wallimann</text:p>
          </table:table-cell>
          <table:table-cell table:style-name="ce4" office:value-type="string">
            <text:p>Brüderlin</text:p>
          </table:table-cell>
          <table:table-cell table:style-name="ce4" office:value-type="string">
            <text:p>Schaffner</text:p>
          </table:table-cell>
          <table:table-cell table:style-name="ce4" office:value-type="string">
            <text:p>Ewald Maier</text:p>
          </table:table-cell>
          <table:table-cell table:style-name="ce4" office:value-type="string">
            <text:p>Fellmann</text:p>
          </table:table-cell>
          <table:table-cell table:style-name="ce4" office:value-type="string">
            <text:p>Lehmann</text:p>
          </table:table-cell>
          <table:table-cell table:style-name="ce4" office:value-type="string">
            <text:p>Meyer</text:p>
          </table:table-cell>
          <table:table-cell office:value-type="string">
            <text:p>Meissner</text:p>
          </table:table-cell>
          <table:table-cell office:value-type="string">
            <text:p>Becher</text:p>
          </table:table-cell>
          <table:table-cell table:number-columns-repeated="1008"/>
        </table:table-row>
        <table:table-row table:style-name="ro1">
          <table:table-cell office:value-type="string">
            <text:p>Q1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2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3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4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5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6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7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8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9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10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11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12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13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14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15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16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17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18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19</text:p>
          </table:table-cell>
          <table:table-cell table:number-columns-repeated="4" table:style-name="ce8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20</text:p>
          </table:table-cell>
          <table:table-cell table:number-columns-repeated="4" table:style-name="ce8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21</text:p>
          </table:table-cell>
          <table:table-cell table:number-columns-repeated="4" table:style-name="ce8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22</text:p>
          </table:table-cell>
          <table:table-cell table:number-columns-repeated="4" table:style-name="ce8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23</text:p>
          </table:table-cell>
          <table:table-cell table:number-columns-repeated="4" table:style-name="ce8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24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6"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25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Q26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3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5" office:value-type="string">
            <text:p>Domain 1 Raw Score</text:p>
          </table:table-cell>
          <table:table-cell table:style-name="ce9" table:formula="of:=(6-[.B4])+(6-[.B5])+ [.B11]+ [.B16]+[.B17]+[.B18]+[.B19]" office:value-type="float" office:value="12">
            <text:p>12</text:p>
          </table:table-cell>
          <table:table-cell table:style-name="ce9" table:formula="of:=(6-[.C4])+(6-[.C5])+ [.C11]+ [.C16]+[.C17]+[.C18]+[.C19]" office:value-type="float" office:value="12">
            <text:p>12</text:p>
          </table:table-cell>
          <table:table-cell table:style-name="ce9" table:formula="of:=(6-[.D4])+(6-[.D5])+ [.D11]+ [.D16]+[.D17]+[.D18]+[.D19]" office:value-type="float" office:value="12">
            <text:p>12</text:p>
          </table:table-cell>
          <table:table-cell table:style-name="ce9" table:formula="of:=(6-[.E4])+(6-[.E5])+ [.E11]+ [.E16]+[.E17]+[.E18]+[.E19]" office:value-type="float" office:value="12">
            <text:p>12</text:p>
          </table:table-cell>
          <table:table-cell table:style-name="ce2" table:formula="of:=(6-[.F4])+(6-[.F5])+ [.F11]+ [.F16]+[.F17]+[.F18]+[.F19]" office:value-type="float" office:value="25">
            <text:p>25</text:p>
          </table:table-cell>
          <table:table-cell table:style-name="ce2" table:formula="of:=(6-[.G4])+(6-[.G5])+ [.G11]+ [.G16]+[.G17]+[.G18]+[.G19]" office:value-type="float" office:value="15">
            <text:p>15</text:p>
          </table:table-cell>
          <table:table-cell table:style-name="ce2" table:formula="of:=(6-[.H4])+(6-[.H5])+ [.H11]+ [.H16]+[.H17]+[.H18]+[.H19]" office:value-type="float" office:value="19">
            <text:p>19</text:p>
          </table:table-cell>
          <table:table-cell table:style-name="ce2" table:formula="of:=(6-[.I4])+(6-[.I5])+ [.I11]+ [.I16]+[.I17]+[.I18]+[.I19]" office:value-type="float" office:value="27">
            <text:p>27</text:p>
          </table:table-cell>
          <table:table-cell table:style-name="ce2" table:formula="of:=(6-[.J4])+(6-[.J5])+ [.J11]+ [.J16]+[.J17]+[.J18]+[.J19]" office:value-type="float" office:value="27">
            <text:p>27</text:p>
          </table:table-cell>
          <table:table-cell table:style-name="ce2" table:formula="of:=(6-[.K4])+(6-[.K5])+ [.K11]+ [.K16]+[.K17]+[.K18]+[.K19]" office:value-type="float" office:value="26">
            <text:p>26</text:p>
          </table:table-cell>
          <table:table-cell table:style-name="ce2" table:formula="of:=(6-[.L4])+(6-[.L5])+ [.L11]+ [.L16]+[.L17]+[.L18]+[.L19]" office:value-type="float" office:value="28">
            <text:p>28</text:p>
          </table:table-cell>
          <table:table-cell table:style-name="ce2" table:formula="of:=(6-[.M4])+(6-[.M5])+ [.M11]+ [.M16]+[.M17]+[.M18]+[.M19]" office:value-type="float" office:value="18">
            <text:p>18</text:p>
          </table:table-cell>
          <table:table-cell table:style-name="ce2" table:formula="of:=(6-[.N4])+(6-[.N5])+ [.N11]+ [.N16]+[.N17]+[.N18]+[.N19]" office:value-type="float" office:value="27">
            <text:p>27</text:p>
          </table:table-cell>
          <table:table-cell table:style-name="ce9" table:formula="of:=(6-[.O4])+(6-[.O5])+ [.O11]+ [.O16]+[.O17]+[.O18]+[.O19]" office:value-type="float" office:value="12">
            <text:p>12</text:p>
          </table:table-cell>
          <table:table-cell table:style-name="ce9" table:formula="of:=(6-[.P4])+(6-[.P5])+ [.P11]+ [.P16]+[.P17]+[.P18]+[.P19]" office:value-type="float" office:value="12">
            <text:p>12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Domain 2 Raw Score</text:p>
          </table:table-cell>
          <table:table-cell table:style-name="ce9" table:formula="of:=[.B6]+[.B7]+ [.B8]+ [.B12]+[.B20]+(6-[.B27])" office:value-type="float" office:value="6">
            <text:p>6</text:p>
          </table:table-cell>
          <table:table-cell table:style-name="ce9" table:formula="of:=[.C6]+[.C7]+ [.C8]+ [.C12]+[.C20]+(6-[.C27])" office:value-type="float" office:value="6">
            <text:p>6</text:p>
          </table:table-cell>
          <table:table-cell table:style-name="ce9" table:formula="of:=[.D6]+[.D7]+ [.D8]+ [.D12]+[.D20]+(6-[.D27])" office:value-type="float" office:value="6">
            <text:p>6</text:p>
          </table:table-cell>
          <table:table-cell table:style-name="ce9" table:formula="of:=[.E6]+[.E7]+ [.E8]+ [.E12]+[.E20]+(6-[.E27])" office:value-type="float" office:value="6">
            <text:p>6</text:p>
          </table:table-cell>
          <table:table-cell table:style-name="ce2" table:formula="of:=[.F6]+[.F7]+ [.F8]+ [.F12]+[.F20]+(6-[.F27])" office:value-type="float" office:value="19">
            <text:p>19</text:p>
          </table:table-cell>
          <table:table-cell table:style-name="ce2" table:formula="of:=[.G6]+[.G7]+ [.G8]+ [.G12]+[.G20]+(6-[.G27])" office:value-type="float" office:value="15">
            <text:p>15</text:p>
          </table:table-cell>
          <table:table-cell table:style-name="ce2" table:formula="of:=[.H6]+[.H7]+ [.H8]+ [.H12]+[.H20]+(6-[.H27])" office:value-type="float" office:value="18">
            <text:p>18</text:p>
          </table:table-cell>
          <table:table-cell table:style-name="ce2" table:formula="of:=[.I6]+[.I7]+ [.I8]+ [.I12]+[.I20]+(6-[.I27])" office:value-type="float" office:value="22">
            <text:p>22</text:p>
          </table:table-cell>
          <table:table-cell table:style-name="ce2" table:formula="of:=[.J6]+[.J7]+ [.J8]+ [.J12]+[.J20]+(6-[.J27])" office:value-type="float" office:value="20">
            <text:p>20</text:p>
          </table:table-cell>
          <table:table-cell table:style-name="ce2" table:formula="of:=[.K6]+[.K7]+ [.K8]+ [.K12]+[.K20]+(6-[.K27])" office:value-type="float" office:value="22">
            <text:p>22</text:p>
          </table:table-cell>
          <table:table-cell table:style-name="ce2" table:formula="of:=[.L6]+[.L7]+ [.L8]+ [.L12]+[.L20]+(6-[.L27])" office:value-type="float" office:value="24">
            <text:p>24</text:p>
          </table:table-cell>
          <table:table-cell table:style-name="ce2" table:formula="of:=[.M6]+[.M7]+ [.M8]+ [.M12]+[.M20]+(6-[.M27])" office:value-type="float" office:value="21">
            <text:p>21</text:p>
          </table:table-cell>
          <table:table-cell table:style-name="ce2" table:formula="of:=[.N6]+[.N7]+ [.N8]+ [.N12]+[.N20]+(6-[.N27])" office:value-type="float" office:value="23">
            <text:p>23</text:p>
          </table:table-cell>
          <table:table-cell table:style-name="ce9" table:formula="of:=[.O6]+[.O7]+ [.O8]+ [.O12]+[.O20]+(6-[.O27])" office:value-type="float" office:value="6">
            <text:p>6</text:p>
          </table:table-cell>
          <table:table-cell table:style-name="ce9" table:formula="of:=[.P6]+[.P7]+ [.P8]+ [.P12]+[.P20]+(6-[.P2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Domain 3 Raw Score</text:p>
          </table:table-cell>
          <table:table-cell table:style-name="ce9" table:formula="of:=[.B21] + [.B22] + [.B23]" office:value-type="float" office:value="0">
            <text:p>0</text:p>
          </table:table-cell>
          <table:table-cell table:style-name="ce9" table:formula="of:=[.C21] + [.C22] + [.C23]" office:value-type="float" office:value="0">
            <text:p>0</text:p>
          </table:table-cell>
          <table:table-cell table:style-name="ce9" table:formula="of:=[.D21] + [.D22] + [.D23]" office:value-type="float" office:value="0">
            <text:p>0</text:p>
          </table:table-cell>
          <table:table-cell table:style-name="ce9" table:formula="of:=[.E21] + [.E22] + [.E23]" office:value-type="float" office:value="0">
            <text:p>0</text:p>
          </table:table-cell>
          <table:table-cell table:style-name="ce2" table:formula="of:=[.F21] + [.F22] + [.F23]" office:value-type="float" office:value="8">
            <text:p>8</text:p>
          </table:table-cell>
          <table:table-cell table:style-name="ce2" table:formula="of:=[.G21] + [.G22] + [.G23]" office:value-type="float" office:value="7">
            <text:p>7</text:p>
          </table:table-cell>
          <table:table-cell table:style-name="ce2" table:formula="of:=[.H21] + [.H22] + [.H23]" office:value-type="float" office:value="5">
            <text:p>5</text:p>
          </table:table-cell>
          <table:table-cell table:style-name="ce2" table:formula="of:=[.I21] + [.I22] + [.I23]" office:value-type="float" office:value="11">
            <text:p>11</text:p>
          </table:table-cell>
          <table:table-cell table:style-name="ce2" table:formula="of:=[.J21] + [.J22] + [.J23]" office:value-type="float" office:value="10">
            <text:p>10</text:p>
          </table:table-cell>
          <table:table-cell table:style-name="ce2" table:formula="of:=[.K21] + [.K22] + [.K23]" office:value-type="float" office:value="10">
            <text:p>10</text:p>
          </table:table-cell>
          <table:table-cell table:style-name="ce2" table:formula="of:=[.L21] + [.L22] + [.L23]" office:value-type="float" office:value="11">
            <text:p>11</text:p>
          </table:table-cell>
          <table:table-cell table:style-name="ce2" table:formula="of:=[.M21] + [.M22] + [.M23]" office:value-type="float" office:value="3">
            <text:p>3</text:p>
          </table:table-cell>
          <table:table-cell table:style-name="ce2" table:formula="of:=[.N21] + [.N22] + [.N23]" office:value-type="float" office:value="10">
            <text:p>10</text:p>
          </table:table-cell>
          <table:table-cell table:style-name="ce9" table:formula="of:=[.O21] + [.O22] + [.O23]" office:value-type="float" office:value="0">
            <text:p>0</text:p>
          </table:table-cell>
          <table:table-cell table:style-name="ce9" table:formula="of:=[.P21] + [.P22] + [.P23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7" office:value-type="string">
            <text:p>Domain 4 Raw Score</text:p>
          </table:table-cell>
          <table:table-cell table:style-name="ce9" table:formula="of:=[.B9]+ [.B10]+ [.B13]+ [.B14]+ [.B15]+[.B24]+[.B25]+[.B26]" office:value-type="float" office:value="0">
            <text:p>0</text:p>
          </table:table-cell>
          <table:table-cell table:style-name="ce9" table:formula="of:=[.C9]+ [.C10]+ [.C13]+ [.C14]+ [.C15]+[.C24]+[.C25]+[.C26]" office:value-type="float" office:value="0">
            <text:p>0</text:p>
          </table:table-cell>
          <table:table-cell table:style-name="ce9" table:formula="of:=[.D9]+ [.D10]+ [.D13]+ [.D14]+ [.D15]+[.D24]+[.D25]+[.D26]" office:value-type="float" office:value="0">
            <text:p>0</text:p>
          </table:table-cell>
          <table:table-cell table:style-name="ce9" table:formula="of:=[.E9]+ [.E10]+ [.E13]+ [.E14]+ [.E15]+[.E24]+[.E25]+[.E26]" office:value-type="float" office:value="0">
            <text:p>0</text:p>
          </table:table-cell>
          <table:table-cell table:style-name="ce2" table:formula="of:=[.F9]+ [.F10]+ [.F13]+ [.F14]+ [.F15]+[.F24]+[.F25]+[.F26]" office:value-type="float" office:value="30">
            <text:p>30</text:p>
          </table:table-cell>
          <table:table-cell table:style-name="ce2" table:formula="of:=[.G9]+ [.G10]+ [.G13]+ [.G14]+ [.G15]+[.G24]+[.G25]+[.G26]" office:value-type="float" office:value="30">
            <text:p>30</text:p>
          </table:table-cell>
          <table:table-cell table:style-name="ce2" table:formula="of:=[.H9]+ [.H10]+ [.H13]+ [.H14]+ [.H15]+[.H24]+[.H25]+[.H26]" office:value-type="float" office:value="20">
            <text:p>20</text:p>
          </table:table-cell>
          <table:table-cell table:style-name="ce2" table:formula="of:=[.I9]+ [.I10]+ [.I13]+ [.I14]+ [.I15]+[.I24]+[.I25]+[.I26]" office:value-type="float" office:value="32">
            <text:p>32</text:p>
          </table:table-cell>
          <table:table-cell table:style-name="ce2" table:formula="of:=[.J9]+ [.J10]+ [.J13]+ [.J14]+ [.J15]+[.J24]+[.J25]+[.J26]" office:value-type="float" office:value="30">
            <text:p>30</text:p>
          </table:table-cell>
          <table:table-cell table:style-name="ce2" table:formula="of:=[.K9]+ [.K10]+ [.K13]+ [.K14]+ [.K15]+[.K24]+[.K25]+[.K26]" office:value-type="float" office:value="32">
            <text:p>32</text:p>
          </table:table-cell>
          <table:table-cell table:style-name="ce2" table:formula="of:=[.L9]+ [.L10]+ [.L13]+ [.L14]+ [.L15]+[.L24]+[.L25]+[.L26]" office:value-type="float" office:value="36">
            <text:p>36</text:p>
          </table:table-cell>
          <table:table-cell table:style-name="ce2" table:formula="of:=[.M9]+ [.M10]+ [.M13]+ [.M14]+ [.M15]+[.M24]+[.M25]+[.M26]" office:value-type="float" office:value="27">
            <text:p>27</text:p>
          </table:table-cell>
          <table:table-cell table:style-name="ce2" table:formula="of:=[.N9]+ [.N10]+ [.N13]+ [.N14]+ [.N15]+[.N24]+[.N25]+[.N26]" office:value-type="float" office:value="32">
            <text:p>32</text:p>
          </table:table-cell>
          <table:table-cell table:style-name="ce9" table:formula="of:=[.O9]+ [.O10]+ [.O13]+ [.O14]+ [.O15]+[.O24]+[.O25]+[.O26]" office:value-type="float" office:value="0">
            <text:p>0</text:p>
          </table:table-cell>
          <table:table-cell table:style-name="ce9" table:formula="of:=[.P9]+ [.P10]+ [.P13]+ [.P14]+ [.P15]+[.P24]+[.P25]+[.P26]" office:value-type="float" office:value="0">
            <text:p>0</text:p>
          </table:table-cell>
          <table:table-cell table:number-columns-repeated="100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>
            <text:p>Domain 1 Raw Score</text:p>
          </table:table-cell>
          <table:table-cell table:style-name="ce2" table:formula="of:=AVERAGE([.F28:.N28])" office:value-type="float" office:value="23.5555555555556">
            <text:p>23.555555555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>
            <text:p>Domain 2 Raw Score</text:p>
          </table:table-cell>
          <table:table-cell table:style-name="ce2" table:formula="of:=AVERAGE([.F29:.N29])" office:value-type="float" office:value="20.4444444444444">
            <text:p>20.444444444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>
            <text:p>Domain 3 Raw Score</text:p>
          </table:table-cell>
          <table:table-cell table:style-name="ce2" table:formula="of:=AVERAGE([.F30:.N30])" office:value-type="float" office:value="8.33333333333333">
            <text:p>8.333333333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>
            <text:p>Domain 4 Raw Score</text:p>
          </table:table-cell>
          <table:table-cell table:style-name="ce2" table:formula="of:=AVERAGE([.F31:.N31])" office:value-type="float" office:value="29.8888888888889">
            <text:p>29.8888888889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 WHOQOL" table:style-name="ta3" table:print="false">
        <table:table-column table:style-name="co6" table:default-cell-style-name="Excel_20_Built-in_20_Normal"/>
        <table:table-column table:style-name="co3" table:number-columns-repeated="1023" table:default-cell-style-name="Excel_20_Built-in_20_Normal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BEFORE</text:p>
          </table:table-cell>
          <table:table-cell table:style-name="ce3" office:value-type="float" office:value="22.75">
            <text:p>22.75</text:p>
          </table:table-cell>
          <table:table-cell office:value-type="float" office:value="18">
            <text:p>18</text:p>
          </table:table-cell>
          <table:table-cell office:value-type="float" office:value="9.25">
            <text:p>9.25</text:p>
          </table:table-cell>
          <table:table-cell office:value-type="float" office:value="30.125">
            <text:p>30.125</text:p>
          </table:table-cell>
          <table:table-cell table:number-columns-repeated="1019"/>
        </table:table-row>
        <table:table-row table:style-name="ro1">
          <table:table-cell office:value-type="string">
            <text:p>AFTER</text:p>
          </table:table-cell>
          <table:table-cell office:value-type="float" office:value="23.125">
            <text:p>23.125</text:p>
          </table:table-cell>
          <table:table-cell office:value-type="float" office:value="20.125">
            <text:p>20.125</text:p>
          </table:table-cell>
          <table:table-cell office:value-type="float" office:value="8.125">
            <text:p>8.125</text:p>
          </table:table-cell>
          <table:table-cell office:value-type="float" office:value="29.625">
            <text:p>29.625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>
            <text:p>Sving</text:p>
          </table:table-cell>
          <table:table-cell table:style-name="ce16" office:value-type="string">
            <text:p>Huser</text:p>
          </table:table-cell>
          <table:table-cell table:style-name="ce16" office:value-type="string">
            <text:p>Wallimann</text:p>
          </table:table-cell>
          <table:table-cell table:style-name="ce16" office:value-type="string">
            <text:p>Brüderlin</text:p>
          </table:table-cell>
          <table:table-cell table:style-name="ce16" office:value-type="string">
            <text:p>Schaffner</text:p>
          </table:table-cell>
          <table:table-cell table:style-name="ce16" office:value-type="string">
            <text:p>Ewald Maier</text:p>
          </table:table-cell>
          <table:table-cell table:style-name="ce16" office:value-type="string">
            <text:p>Fellmann</text:p>
          </table:table-cell>
          <table:table-cell table:style-name="ce20" office:value-type="string">
            <text:p>Lehmann</text:p>
          </table:table-cell>
          <table:table-cell table:style-name="ce22" office:value-type="string">
            <text:p>Sving</text:p>
          </table:table-cell>
          <table:table-cell table:style-name="ce24" office:value-type="string">
            <text:p>Huser</text:p>
          </table:table-cell>
          <table:table-cell table:style-name="ce24" office:value-type="string">
            <text:p>Wallimann</text:p>
          </table:table-cell>
          <table:table-cell table:style-name="ce24" office:value-type="string">
            <text:p>Brüderlin</text:p>
          </table:table-cell>
          <table:table-cell table:style-name="ce24" office:value-type="string">
            <text:p>Schaffner</text:p>
          </table:table-cell>
          <table:table-cell table:style-name="ce24" office:value-type="string">
            <text:p>Ewald Maier</text:p>
          </table:table-cell>
          <table:table-cell table:style-name="ce24" office:value-type="string">
            <text:p>Fellmann</text:p>
          </table:table-cell>
          <table:table-cell table:style-name="ce25" office:value-type="string">
            <text:p>Lehmann</text:p>
          </table:table-cell>
          <table:table-cell/>
          <table:table-cell table:style-name="ce27" office:value-type="string">
            <text:p>Meyer</text:p>
          </table:table-cell>
          <table:table-cell table:style-name="ce5" office:value-type="string">
            <text:p>Meyer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>
            <text:p>Before</text:p>
          </table:table-cell>
          <table:table-cell table:number-columns-repeated="6" table:style-name="ce17" office:value-type="string">
            <text:p>Before</text:p>
          </table:table-cell>
          <table:table-cell table:style-name="ce21" office:value-type="string">
            <text:p>Before</text:p>
          </table:table-cell>
          <table:table-cell table:style-name="ce23" office:value-type="string">
            <text:p>After</text:p>
          </table:table-cell>
          <table:table-cell table:number-columns-repeated="6" table:style-name="ce19" office:value-type="string">
            <text:p>After</text:p>
          </table:table-cell>
          <table:table-cell table:style-name="ce26" office:value-type="string">
            <text:p>After</text:p>
          </table:table-cell>
          <table:table-cell/>
          <table:table-cell table:style-name="ce28" office:value-type="string">
            <text:p>Before</text:p>
          </table:table-cell>
          <table:table-cell table:style-name="ce7" office:value-type="string">
            <text:p>After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Domain 1 Raw Score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/>
          <table:table-cell table:style-name="ce2" office:value-type="float" office:value="17">
            <text:p>17</text:p>
          </table:table-cell>
          <table:table-cell table:style-name="ce2" office:value-type="float" office:value="27">
            <text:p>27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Domain 2 Raw Score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/>
          <table:table-cell table:style-name="ce2" office:value-type="float" office:value="13">
            <text:p>13</text:p>
          </table:table-cell>
          <table:table-cell table:style-name="ce2" office:value-type="float" office:value="23">
            <text:p>23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Domain 3 Raw Scor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Domain 4 Raw Score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number-columns-repeated="2"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/>
          <table:table-cell table:style-name="ce2" office:value-type="float" office:value="24">
            <text:p>24</text:p>
          </table:table-cell>
          <table:table-cell table:style-name="ce2" office:value-type="float" office:value="32">
            <text:p>32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ving</text:p>
          </table:table-cell>
          <table:table-cell table:style-name="ce15" office:value-type="string">
            <text:p>Before</text:p>
          </table:table-cell>
          <table:table-cell table:style-name="ce18" office:value-type="string">
            <text:p>After</text:p>
          </table:table-cell>
          <table:table-cell/>
          <table:table-cell office:value-type="string">
            <text:p>Huser</text:p>
          </table:table-cell>
          <table:table-cell table:style-name="ce17" office:value-type="string">
            <text:p>Before</text:p>
          </table:table-cell>
          <table:table-cell table:style-name="ce19" office:value-type="string">
            <text:p>After</text:p>
          </table:table-cell>
          <table:table-cell/>
          <table:table-cell office:value-type="string">
            <text:p>Wallimann</text:p>
          </table:table-cell>
          <table:table-cell table:style-name="ce17" office:value-type="string">
            <text:p>Before</text:p>
          </table:table-cell>
          <table:table-cell table:style-name="ce19" office:value-type="string">
            <text:p>After</text:p>
          </table:table-cell>
          <table:table-cell/>
          <table:table-cell office:value-type="string">
            <text:p>Brüderlin</text:p>
          </table:table-cell>
          <table:table-cell table:style-name="ce17" office:value-type="string">
            <text:p>Before</text:p>
          </table:table-cell>
          <table:table-cell table:style-name="ce19" office:value-type="string">
            <text:p>After</text:p>
          </table:table-cell>
          <table:table-cell/>
          <table:table-cell office:value-type="string">
            <text:p>Schaffner</text:p>
          </table:table-cell>
          <table:table-cell table:style-name="ce17" office:value-type="string">
            <text:p>Before</text:p>
          </table:table-cell>
          <table:table-cell table:style-name="ce19" office:value-type="string">
            <text:p>After</text:p>
          </table:table-cell>
          <table:table-cell/>
          <table:table-cell office:value-type="string">
            <text:p>Maier</text:p>
          </table:table-cell>
          <table:table-cell table:style-name="ce17" office:value-type="string">
            <text:p>Before</text:p>
          </table:table-cell>
          <table:table-cell table:style-name="ce19" office:value-type="string">
            <text:p>After</text:p>
          </table:table-cell>
          <table:table-cell/>
          <table:table-cell office:value-type="string">
            <text:p>Fellmann</text:p>
          </table:table-cell>
          <table:table-cell table:style-name="ce17" office:value-type="string">
            <text:p>Before</text:p>
          </table:table-cell>
          <table:table-cell table:style-name="ce19" office:value-type="string">
            <text:p>After</text:p>
          </table:table-cell>
          <table:table-cell/>
          <table:table-cell office:value-type="string">
            <text:p>Lehmann</text:p>
          </table:table-cell>
          <table:table-cell table:style-name="ce17" office:value-type="string">
            <text:p>Before</text:p>
          </table:table-cell>
          <table:table-cell table:style-name="ce19" office:value-type="string">
            <text:p>After</text:p>
          </table:table-cell>
          <table:table-cell/>
          <table:table-cell office:value-type="string">
            <text:p>Meyer</text:p>
          </table:table-cell>
          <table:table-cell table:style-name="ce17" office:value-type="string">
            <text:p>Before</text:p>
          </table:table-cell>
          <table:table-cell table:style-name="ce19" office:value-type="string">
            <text:p>After</text:p>
          </table:table-cell>
          <table:table-cell table:number-columns-repeated="989"/>
        </table:table-row>
        <table:table-row table:style-name="ro1">
          <table:table-cell office:value-type="string">
            <text:p>Domain 1 Raw Score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Domain 1 Raw Score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omain 1 Raw Score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Domain 1 Raw Score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Domain 1 Raw Score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Domain 1 Raw Score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Domain 1 Raw Score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Domain 1 Raw Score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Domain 1 Raw Score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7">
            <text:p>27</text:p>
          </table:table-cell>
          <table:table-cell table:number-columns-repeated="989"/>
        </table:table-row>
        <table:table-row table:style-name="ro1">
          <table:table-cell office:value-type="string">
            <text:p>Domain 2 Raw Score</text:p>
          </table:table-cell>
          <table:table-cell table:number-columns-repeated="2" office:value-type="float" office:value="19">
            <text:p>19</text:p>
          </table:table-cell>
          <table:table-cell/>
          <table:table-cell office:value-type="string">
            <text:p>Domain 2 Raw Scor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omain 2 Raw Score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Domain 2 Raw Score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Domain 2 Raw Score</text:p>
          </table:table-cell>
          <table:table-cell table:number-columns-repeated="2" office:value-type="float" office:value="20">
            <text:p>20</text:p>
          </table:table-cell>
          <table:table-cell/>
          <table:table-cell office:value-type="string">
            <text:p>Domain 2 Raw Score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Domain 2 Raw Score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Domain 2 Raw Score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Domain 2 Raw Score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3">
            <text:p>23</text:p>
          </table:table-cell>
          <table:table-cell table:number-columns-repeated="989"/>
        </table:table-row>
        <table:table-row table:style-name="ro1">
          <table:table-cell office:value-type="string">
            <text:p>Domain 3 Raw Score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Domain 3 Raw Score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omain 3 Raw Score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omain 3 Raw Score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Domain 3 Raw Score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string">
            <text:p>Domain 3 Raw Score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omain 3 Raw Score</text:p>
          </table:table-cell>
          <table:table-cell table:number-columns-repeated="2" office:value-type="float" office:value="11">
            <text:p>11</text:p>
          </table:table-cell>
          <table:table-cell/>
          <table:table-cell office:value-type="string">
            <text:p>Domain 3 Raw Scor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omain 3 Raw Score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number-columns-repeated="989"/>
        </table:table-row>
        <table:table-row table:style-name="ro1">
          <table:table-cell office:value-type="string">
            <text:p>Domain 4 Raw Score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omain 4 Raw Score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omain 4 Raw Score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Domain 4 Raw Score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Domain 4 Raw Score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omain 4 Raw Score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Domain 4 Raw Score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Domain 4 Raw Score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Domain 4 Raw Score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32">
            <text:p>32</text:p>
          </table:table-cell>
          <table:table-cell table:number-columns-repeated="989"/>
        </table:table-row>
        <table:table-row table:style-name="ro1">
          <table:table-cell>
            <draw:frame table:end-cell-address="'Graphs WHOQOL'.D26" table:end-x="0.215cm" table:end-y="0.306cm" draw:z-index="0" draw:name="Chart 7" draw:style-name="gr1" svg:width="9.536cm" svg:height="5.144cm" svg:x="0.075cm" svg:y="0.223cm">
              <draw:object draw:notify-on-update-of-ranges="'Graphs WHOQOL'.A12:'Graphs WHOQOL'.A15 'Graphs WHOQOL'.B11:'Graphs WHOQOL'.B11 'Graphs WHOQOL'.B12:'Graphs WHOQOL'.B15 'Graphs WHOQOL'.C11:'Graphs WHOQOL'.C11 'Graphs WHOQOL'.C12:'Graphs WHOQOL'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'Graphs WHOQOL'.H26" table:end-x="1.063cm" table:end-y="0.306cm" draw:z-index="1" draw:name="Chart 8" draw:style-name="gr1" svg:width="10.031cm" svg:height="5.144cm" svg:x="0.852cm" svg:y="0.223cm">
              <draw:object draw:notify-on-update-of-ranges="'Graphs WHOQOL'.E12:'Graphs WHOQOL'.E15 'Graphs WHOQOL'.F11:'Graphs WHOQOL'.F11 'Graphs WHOQOL'.F12:'Graphs WHOQOL'.F15 'Graphs WHOQOL'.G11:'Graphs WHOQOL'.G11 'Graphs WHOQOL'.G12:'Graphs WHOQOL'.G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table:end-cell-address="'Graphs WHOQOL'.L26" table:end-x="1.451cm" table:end-y="0.254cm" draw:z-index="2" draw:name="Chart 9" draw:style-name="gr1" svg:width="9.571cm" svg:height="5.074cm" svg:x="1.699cm" svg:y="0.241cm">
              <draw:object draw:notify-on-update-of-ranges="'Graphs WHOQOL'.I12:'Graphs WHOQOL'.I15 'Graphs WHOQOL'.J11:'Graphs WHOQOL'.J11 'Graphs WHOQOL'.J12:'Graphs WHOQOL'.J15 'Graphs WHOQOL'.K11:'Graphs WHOQOL'.K11 'Graphs WHOQOL'.K12:'Graphs WHOQOL'.K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table:end-cell-address="'Graphs WHOQOL'.P26" table:end-x="0.638cm" table:end-y="0.37cm" draw:z-index="3" draw:name="Chart 10" draw:style-name="gr1" svg:width="8.243cm" svg:height="5.232cm" svg:x="2.215cm" svg:y="0.199cm">
              <draw:object draw:notify-on-update-of-ranges="'Graphs WHOQOL'.M12:'Graphs WHOQOL'.M15 'Graphs WHOQOL'.N11:'Graphs WHOQOL'.N11 'Graphs WHOQOL'.N12:'Graphs WHOQOL'.N15 'Graphs WHOQOL'.O11:'Graphs WHOQOL'.O11 'Graphs WHOQOL'.O12:'Graphs WHOQOL'.O1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>
            <draw:frame table:end-cell-address="'Graphs WHOQOL'.T26" table:end-x="0.591cm" table:end-y="0.418cm" draw:z-index="4" draw:name="Chart 11" draw:style-name="gr1" svg:width="8.525cm" svg:height="5.185cm" svg:x="1.886cm" svg:y="0.294cm">
              <draw:object draw:notify-on-update-of-ranges="'Graphs WHOQOL'.Q12:'Graphs WHOQOL'.Q15 'Graphs WHOQOL'.R11:'Graphs WHOQOL'.R11 'Graphs WHOQOL'.R12:'Graphs WHOQOL'.R15 'Graphs WHOQOL'.S11:'Graphs WHOQOL'.S11 'Graphs WHOQOL'.S12:'Graphs WHOQOL'.S1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  <table:table-cell>
            <draw:frame table:end-cell-address="'Graphs WHOQOL'.X27" table:end-x="0.897cm" table:end-y="0.041cm" draw:z-index="5" draw:name="Chart 12" draw:style-name="gr1" svg:width="8.925cm" svg:height="5.362cm" svg:x="1.792cm" svg:y="0.246cm">
              <draw:object draw:notify-on-update-of-ranges="'Graphs WHOQOL'.U12:'Graphs WHOQOL'.U15 'Graphs WHOQOL'.V11:'Graphs WHOQOL'.V11 'Graphs WHOQOL'.V12:'Graphs WHOQOL'.V15 'Graphs WHOQOL'.W11:'Graphs WHOQOL'.W11 'Graphs WHOQOL'.W12:'Graphs WHOQOL'.W1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3"/>
          <table:table-cell>
            <draw:frame table:end-cell-address="'Graphs WHOQOL'.AB27" table:end-x="0.686cm" table:end-y="0.043cm" draw:z-index="6" draw:name="Chart 14" draw:style-name="gr1" svg:width="8.76cm" svg:height="5.246cm" svg:x="1.745cm" svg:y="0.364cm">
              <draw:object draw:notify-on-update-of-ranges="'Graphs WHOQOL'.Y12:'Graphs WHOQOL'.Y15 'Graphs WHOQOL'.Z11:'Graphs WHOQOL'.Z11 'Graphs WHOQOL'.Z12:'Graphs WHOQOL'.Z15 'Graphs WHOQOL'.AA11:'Graphs WHOQOL'.AA11 'Graphs WHOQOL'.AA12:'Graphs WHOQOL'.AA1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'Graphs WHOQOL'.AJ27" table:end-x="1.918cm" table:end-y="0.003cm" draw:z-index="8" draw:name="Chart 13" draw:style-name="gr1" svg:width="9.458cm" svg:height="5.273cm" svg:x="2.28cm" svg:y="0.297cm">
              <draw:object draw:notify-on-update-of-ranges="'Graphs WHOQOL'.AG12:'Graphs WHOQOL'.AG15 'Graphs WHOQOL'.AH11:'Graphs WHOQOL'.AH11 'Graphs WHOQOL'.AH12:'Graphs WHOQOL'.AH15 'Graphs WHOQOL'.AI11:'Graphs WHOQOL'.AI11 'Graphs WHOQOL'.AI12:'Graphs WHOQOL'.AI15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table:number-columns-repeated="27"/>
          <table:table-cell>
            <draw:frame table:end-cell-address="'Graphs WHOQOL'.AF27" table:end-x="1.109cm" table:end-y="0.052cm" draw:z-index="7" draw:name="Chart 15" draw:style-name="gr1" svg:width="9.09cm" svg:height="5.109cm" svg:x="1.839cm" svg:y="0.004cm">
              <draw:object draw:notify-on-update-of-ranges="'Graphs WHOQOL'.AC12:'Graphs WHOQOL'.AC15 'Graphs WHOQOL'.AD11:'Graphs WHOQOL'.AD11 'Graphs WHOQOL'.AD12:'Graphs WHOQOL'.AD15 'Graphs WHOQOL'.AE11:'Graphs WHOQOL'.AE11 'Graphs WHOQOL'.AE12:'Graphs WHOQOL'.AE1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996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5">
          <table:table-cell table:style-name="ce11" table:number-columns-repeated="10"/>
          <table:table-cell table:number-columns-repeated="1014"/>
        </table:table-row>
        <table:table-row table:style-name="ro1" table:number-rows-repeated="8">
          <table:table-cell table:style-name="ce12" table:number-columns-repeated="10"/>
          <table:table-cell table:number-columns-repeated="101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wing" table:style-name="ta4" table:print="false">
        <table:table-column table:style-name="co7" table:default-cell-style-name="Excel_20_Built-in_20_Normal"/>
        <table:table-column table:style-name="co3" table:number-columns-repeated="1023" table:default-cell-style-name="Excel_20_Built-in_20_Normal"/>
        <table:table-row table:style-name="ro1">
          <table:table-cell office:value-type="string">
            <text:p>OD after</text:p>
          </table:table-cell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>
            <draw:frame table:end-cell-address="Swing.W18" table:end-x="2.219cm" table:end-y="0.052cm" draw:z-index="0" draw:name="Chart 6" draw:style-name="gr1" svg:width="16.874cm" svg:height="8.655cm" svg:x="0.075cm" svg:y="0cm">
              <draw:object draw:notify-on-update-of-ranges="Swing.A2:Swing.A2 Swing.B2:Swing.P2 Swing.B1:Swing.P1 Swing.A3:Swing.A3 Swing.B3:Swing.P3 Swing.B1:Swing.P1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style-name="ce12" office:value-type="string">
            <text:p>Ca (dB)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Co (dB)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table:number-columns-repeated="5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office:value-type="string">
            <text:p>OD before</text:p>
          </table:table-cell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Ca (dB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Co (dB)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 table:number-rows-repeated="2">
          <table:table-cell table:style-name="ce12"/>
          <table:table-cell table:number-columns-repeated="1023"/>
        </table:table-row>
        <table:table-row table:style-name="ro1">
          <table:table-cell table:style-name="ce12"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Ca aft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Ca befo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Co aft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table:number-columns-repeated="5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Co before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/>
          <table:table-cell office:value-type="string">
            <text:p>Différence Ca </text:p>
          </table:table-cell>
          <table:table-cell table:formula="of:=AVERAGE([.B11:.P11]) - AVERAGE([.B12:.P12])" office:value-type="float" office:value="0.533333333333333">
            <text:p>0.5333333333</text:p>
          </table:table-cell>
          <table:table-cell table:number-columns-repeated="1021"/>
        </table:table-row>
        <table:table-row table:style-name="ro1">
          <table:table-cell table:style-name="ce12"/>
          <table:table-cell office:value-type="string">
            <text:p>Différence Co</text:p>
          </table:table-cell>
          <table:table-cell table:formula="of:=AVERAGE([.B13:.P13]) - AVERAGE([.B14:.P14])" office:value-type="float" office:value="0.214285714285714">
            <text:p>0.2142857143</text:p>
          </table:table-cell>
          <table:table-cell table:number-columns-repeated="12"/>
          <table:table-cell>
            <draw:frame table:end-cell-address="Swing.W34" table:end-x="2.22cm" table:end-y="0.321cm" draw:z-index="1" draw:name="Chart 7" draw:style-name="gr1" svg:width="17.071cm" svg:height="8.528cm" svg:x="2.334cm" svg:y="0.397cm">
              <draw:object draw:notify-on-update-of-ranges="Swing.A6:Swing.A6 Swing.B6:Swing.P6 Swing.B5:Swing.P5 Swing.A7:Swing.A7 Swing.B7:Swing.P7 Swing.B5:Swing.P5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table:style-name="ce12">
            <draw:frame table:end-cell-address="Swing.M37" table:end-x="2.365cm" table:end-y="0.178cm" draw:z-index="2" draw:name="Chart 10" draw:style-name="gr1" svg:width="30.188cm" svg:height="9.673cm" svg:x="2.029cm" svg:y="0.121cm">
              <draw:object draw:notify-on-update-of-ranges="Swing.A11:Swing.A11 Swing.B11:Swing.P11 Swing.B10:Swing.P10 Swing.A12:Swing.A12 Swing.B12:Swing.P12 Swing.B10:Swing.P10 Swing.A13:Swing.A13 Swing.B13:Swing.P13 Swing.B10:Swing.P10 Swing.A14:Swing.A14 Swing.B14:Swing.P14 Swing.B10:Swing.P1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6">
          <table:table-cell table:style-name="ce12"/>
          <table:table-cell table:number-columns-repeated="102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a (dB) befo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o (dB) before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a (dB) ide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o (dB) ideal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wing.L58" table:end-x="1.419cm" table:end-y="0.298cm" draw:z-index="3" draw:name="Chart 4" draw:style-name="gr1" svg:width="26.201cm" svg:height="6.872cm" svg:x="2.616cm" svg:y="0.005cm">
              <draw:object draw:notify-on-update-of-ranges="Swing.A40:Swing.A40 Swing.B40:Swing.P40 Swing.B39:Swing.P39 Swing.A41:Swing.A41 Swing.B41:Swing.P41 Swing.B39:Swing.P39 Swing.A42:Swing.A42 Swing.B42:Swing.P42 Swing.B39:Swing.P39 Swing.A43:Swing.A43 Swing.B43:Swing.P43 Swing.B39:Swing.P39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1"/>
          <table:table-cell>
            <draw:frame table:end-cell-address="Swing.W59" table:end-x="0.075cm" table:end-y="0.077cm" draw:z-index="4" draw:name="Chart 5" draw:style-name="gr1" svg:width="24.549cm" svg:height="7.079cm" svg:x="0.076cm" svg:y="0.083cm">
              <draw:object draw:notify-on-update-of-ranges="Swing.A61:Swing.A61 Swing.B61:Swing.P61 Swing.B60:Swing.P60 Swing.A62:Swing.A62 Swing.B62:Swing.P62 Swing.B60:Swing.P60 Swing.A63:Swing.A63 Swing.B63:Swing.P63 Swing.B60:Swing.P60 Swing.A64:Swing.A64 Swing.B64:Swing.P64 Swing.B60:Swing.P60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a (dB) aft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o (dB) aft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table:number-columns-repeated="5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a (dB) ide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o (dB) ideal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yer" table:style-name="ta5" table:print="false">
        <table:table-column table:style-name="co3" table:number-columns-repeated="1024" table:default-cell-style-name="Excel_20_Built-in_20_Normal"/>
        <table:table-row table:style-name="ro1">
          <table:table-cell office:value-type="string">
            <text:p>OD before</text:p>
          </table:table-cell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Ca (dB)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Co (dB)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D after</text:p>
          </table:table-cell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Ca (dB)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Co (dB)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9"/>
          <table:table-cell>
            <draw:frame table:end-cell-address="Meyer.T22" table:end-x="0.144cm" table:end-y="0.25cm" draw:z-index="1" draw:name="Chart 2" draw:style-name="gr1" svg:width="22.343cm" svg:height="6.939cm" svg:x="2.35cm" svg:y="0.397cm">
              <draw:object draw:notify-on-update-of-ranges="Meyer.A6:Meyer.A6 Meyer.B6:Meyer.P6 Meyer.B5:Meyer.P5 Meyer.A7:Meyer.A7 Meyer.B7:Meyer.P7 Meyer.B5:Meyer.P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>
            <draw:frame table:end-cell-address="Meyer.J22" table:end-x="0.127cm" table:end-y="0.216cm" draw:z-index="0" draw:name="Chart 1" draw:style-name="gr1" svg:width="22.146cm" svg:height="6.713cm" svg:x="0.075cm" svg:y="0.083cm">
              <draw:object draw:notify-on-update-of-ranges="Meyer.A2:Meyer.A2 Meyer.B2:Meyer.P2 Meyer.B1:Meyer.P1 Meyer.A3:Meyer.A3 Meyer.B3:Meyer.P3 Meyer.B1:Meyer.P1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a (dB) before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o (dB) befor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a (dB) ide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o (dB) ideal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a (dB) aft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o (dB) aft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a (dB) ide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o (dB) ideal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eyer.J48" table:end-x="0.074cm" table:end-y="0.204cm" draw:z-index="2" draw:name="Chart 3" draw:style-name="gr1" svg:width="22.058cm" svg:height="6.714cm" svg:x="0.11cm" svg:y="0.069cm">
              <draw:object draw:notify-on-update-of-ranges="Meyer.A24:Meyer.A24 Meyer.B24:Meyer.P24 Meyer.B23:Meyer.P23 Meyer.A25:Meyer.A25 Meyer.B25:Meyer.P25 Meyer.B23:Meyer.P23 Meyer.A26:Meyer.A26 Meyer.B26:Meyer.P26 Meyer.B23:Meyer.P23 Meyer.A27:Meyer.A27 Meyer.B27:Meyer.P27 Meyer.B23:Meyer.P23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9"/>
          <table:table-cell>
            <draw:frame table:end-cell-address="Meyer.S48" table:end-x="2.333cm" table:end-y="0.218cm" draw:z-index="3" draw:name="Chart 4" draw:style-name="gr1" svg:width="21.897cm" svg:height="6.714cm" svg:x="0.076cm" svg:y="0.083cm">
              <draw:object draw:notify-on-update-of-ranges="Meyer.A30:Meyer.A30 Meyer.B30:Meyer.P30 Meyer.B29:Meyer.P29 Meyer.A31:Meyer.A31 Meyer.B31:Meyer.P31 Meyer.B29:Meyer.P29 Meyer.A32:Meyer.A32 Meyer.B32:Meyer.P32 Meyer.B29:Meyer.P29 Meyer.A33:Meyer.A33 Meyer.B33:Meyer.P33 Meyer.B29:Meyer.P29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issner" table:style-name="ta6" table:print="false">
        <table:table-column table:style-name="co3" table:number-columns-repeated="1024" table:default-cell-style-name="Excel_20_Built-in_20_Normal"/>
        <table:table-row table:style-name="ro1">
          <table:table-cell office:value-type="string">
            <text:p>OD before</text:p>
          </table:table-cell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Ca (dB)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Co (dB)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D after</text:p>
          </table:table-cell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Ca (dB)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Co (dB)</text:p>
          </table:table-cell>
          <table:table-cell/>
          <table:table-cell table:number-columns-repeated="5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Meissner.K24" table:end-x="0.85cm" table:end-y="0.391cm" draw:z-index="0" draw:name="Chart 1" draw:style-name="gr1" svg:width="25.324cm" svg:height="8.092cm" svg:x="0.075cm" svg:y="0.397cm">
              <draw:object draw:notify-on-update-of-ranges="Meissner.A2:Meissner.A2 Meissner.B2:Meissner.P2 Meissner.B1:Meissner.P1 Meissner.A3:Meissner.A3 Meissner.B3:Meissner.P3 Meissner.B1:Meissner.P1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"/>
          <table:table-cell>
            <draw:frame table:end-cell-address="Meissner.U25" table:end-x="2.086cm" table:end-y="0.005cm" draw:z-index="1" draw:name="Chart 3" draw:style-name="gr1" svg:width="24.069cm" svg:height="8.212cm" svg:x="0.111cm" svg:y="0.397cm">
              <draw:object draw:notify-on-update-of-ranges="Meissner.A6:Meissner.A6 Meissner.B6:Meissner.P6 Meissner.B5:Meissner.P5 Meissner.A7:Meissner.A7 Meissner.B7:Meissner.P7 Meissner.B5:Meissner.P5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a (dB) befor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o (dB) before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a (dB) ide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o (dB) ideal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a (dB) after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o (dB) after</text:p>
          </table:table-cell>
          <table:table-cell/>
          <table:table-cell table:number-columns-repeated="5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a (dB) ide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o (dB) ideal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eissner.J54" table:end-x="2.297cm" table:end-y="0.003cm" draw:z-index="2" draw:name="Chart 4" draw:style-name="gr1" svg:width="24.316cm" svg:height="7.704cm" svg:x="0.075cm" svg:y="0.397cm">
              <draw:object draw:notify-on-update-of-ranges="Meissner.A27:Meissner.A27 Meissner.B27:Meissner.P27 Meissner.B26:Meissner.P26 Meissner.A28:Meissner.A28 Meissner.B28:Meissner.P28 Meissner.B26:Meissner.P26 Meissner.A29:Meissner.A29 Meissner.B29:Meissner.P29 Meissner.B26:Meissner.P26 Meissner.A30:Meissner.A30 Meissner.B30:Meissner.P30 Meissner.B26:Meissner.P26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11"/>
          <table:table-cell>
            <draw:frame table:end-cell-address="Meissner.U54" table:end-x="1.602cm" table:end-y="0.047cm" draw:z-index="3" draw:name="Chart 6" draw:style-name="gr1" svg:width="23.61cm" svg:height="7.623cm" svg:x="0.086cm" svg:y="0.016cm">
              <draw:object draw:notify-on-update-of-ranges="Meissner.A33:Meissner.A33 Meissner.B33:Meissner.P33 Meissner.B32:Meissner.P32 Meissner.A34:Meissner.A34 Meissner.B34:Meissner.P34 Meissner.B32:Meissner.P32 Meissner.A35:Meissner.A35 Meissner.B35:Meissner.P35 Meissner.B32:Meissner.P32 Meissner.A36:Meissner.A36 Meissner.B36:Meissner.P36 Meissner.B32:Meissner.P32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her" table:style-name="ta7" table:print="false">
        <table:table-column table:style-name="co3" table:number-columns-repeated="1024" table:default-cell-style-name="Excel_20_Built-in_20_Normal"/>
        <table:table-row table:style-name="ro1">
          <table:table-cell office:value-type="string">
            <text:p>OD before</text:p>
          </table:table-cell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Ca (dB)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Co (dB)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D after</text:p>
          </table:table-cell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Ca (dB)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Co (dB)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Decher.K25" table:end-x="0.94cm" table:end-y="0.023cm" draw:z-index="0" draw:name="Chart 1" draw:style-name="gr1" svg:width="25.414cm" svg:height="8.23cm" svg:x="0.075cm" svg:y="0.397cm">
              <draw:object draw:notify-on-update-of-ranges="Decher.A2:Decher.A2 Decher.B2:Decher.P2 Decher.B1:Decher.P1 Decher.A3:Decher.A3 Decher.B3:Decher.P3 Decher.B1:Decher.P1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10"/>
          <table:table-cell>
            <draw:frame table:end-cell-address="Decher.U25" table:end-x="2.139cm" table:end-y="0.058cm" draw:z-index="1" draw:name="Chart 2" draw:style-name="gr1" svg:width="24.158cm" svg:height="8.265cm" svg:x="0.075cm" svg:y="0.397cm">
              <draw:object draw:notify-on-update-of-ranges="Decher.A6:Decher.A6 Decher.B6:Decher.P6 Decher.B5:Decher.P5 Decher.A7:Decher.A7 Decher.B7:Decher.P7 Decher.B5:Decher.P5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a (dB) befor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o (dB) before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a (dB) ide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o (dB) ideal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a (dB) after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o (dB) after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a (dB) ide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o (dB) ideal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>
            <draw:frame table:end-cell-address="Decher.K53" table:end-x="0.084cm" table:end-y="0.058cm" draw:z-index="2" draw:name="Chart 3" draw:style-name="gr1" svg:width="24.558cm" svg:height="7.759cm" svg:x="0.075cm" svg:y="0.397cm">
              <draw:object draw:notify-on-update-of-ranges="Decher.A27:Decher.A27 Decher.B27:Decher.P27 Decher.B26:Decher.P26 Decher.A28:Decher.A28 Decher.B28:Decher.P28 Decher.B26:Decher.P26 Decher.A29:Decher.A29 Decher.B29:Decher.P29 Decher.B26:Decher.P26 Decher.A30:Decher.A30 Decher.B30:Decher.P30 Decher.B26:Decher.P26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"/>
          <table:table-cell>
            <draw:frame table:end-cell-address="Decher.U53" table:end-x="1.672cm" table:end-y="0.056cm" draw:z-index="3" draw:name="Chart 4" draw:style-name="gr1" svg:width="23.691cm" svg:height="7.757cm" svg:x="0.075cm" svg:y="0.397cm">
              <draw:object draw:notify-on-update-of-ranges="Decher.A33:Decher.A33 Decher.B33:Decher.P33 Decher.B32:Decher.P32 Decher.A34:Decher.A34 Decher.B34:Decher.P34 Decher.B32:Decher.P32 Decher.A35:Decher.A35 Decher.B35:Decher.P35 Decher.B32:Decher.P32 Decher.A36:Decher.A36 Decher.B36:Decher.P36 Decher.B32:Decher.P32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haffner" table:style-name="ta8" table:print="false">
        <table:table-column table:style-name="co3" table:number-columns-repeated="1024" table:default-cell-style-name="Excel_20_Built-in_20_Normal"/>
        <table:table-row table:style-name="ro1">
          <table:table-cell table:style-name="ce3" office:value-type="string">
            <text:p>OD before</text:p>
          </table:table-cell>
          <table:table-cell table:style-name="ce31" office:value-type="float" office:value="125">
            <text:p>125</text:p>
          </table:table-cell>
          <table:table-cell table:style-name="ce31" office:value-type="float" office:value="250">
            <text:p>250</text:p>
          </table:table-cell>
          <table:table-cell table:style-name="ce31" office:value-type="float" office:value="500">
            <text:p>500</text:p>
          </table:table-cell>
          <table:table-cell table:style-name="ce31" office:value-type="float" office:value="750">
            <text:p>750</text:p>
          </table:table-cell>
          <table:table-cell table:style-name="ce31" office:value-type="float" office:value="1000">
            <text:p>1000</text:p>
          </table:table-cell>
          <table:table-cell table:style-name="ce31" office:value-type="float" office:value="1250">
            <text:p>1250</text:p>
          </table:table-cell>
          <table:table-cell table:style-name="ce31" office:value-type="float" office:value="1500">
            <text:p>1500</text:p>
          </table:table-cell>
          <table:table-cell table:style-name="ce31" office:value-type="float" office:value="1750">
            <text:p>1750</text:p>
          </table:table-cell>
          <table:table-cell table:style-name="ce31" office:value-type="float" office:value="2000">
            <text:p>2000</text:p>
          </table:table-cell>
          <table:table-cell table:style-name="ce31" office:value-type="float" office:value="2500">
            <text:p>2500</text:p>
          </table:table-cell>
          <table:table-cell table:style-name="ce31" office:value-type="float" office:value="3000">
            <text:p>3000</text:p>
          </table:table-cell>
          <table:table-cell table:style-name="ce31" office:value-type="float" office:value="4000">
            <text:p>4000</text:p>
          </table:table-cell>
          <table:table-cell table:style-name="ce31" office:value-type="float" office:value="5000">
            <text:p>5000</text:p>
          </table:table-cell>
          <table:table-cell table:style-name="ce31" office:value-type="float" office:value="6000">
            <text:p>6000</text:p>
          </table:table-cell>
          <table:table-cell table:style-name="ce31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a (dB)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3">
            <text:p>1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o (dB)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3" office:value-type="string">
            <text:p>OD after</text:p>
          </table:table-cell>
          <table:table-cell table:style-name="ce31" office:value-type="float" office:value="125">
            <text:p>125</text:p>
          </table:table-cell>
          <table:table-cell table:style-name="ce31" office:value-type="float" office:value="250">
            <text:p>250</text:p>
          </table:table-cell>
          <table:table-cell table:style-name="ce31" office:value-type="float" office:value="500">
            <text:p>500</text:p>
          </table:table-cell>
          <table:table-cell table:style-name="ce31" office:value-type="float" office:value="750">
            <text:p>750</text:p>
          </table:table-cell>
          <table:table-cell table:style-name="ce31" office:value-type="float" office:value="1000">
            <text:p>1000</text:p>
          </table:table-cell>
          <table:table-cell table:style-name="ce31" office:value-type="float" office:value="1250">
            <text:p>1250</text:p>
          </table:table-cell>
          <table:table-cell table:style-name="ce31" office:value-type="float" office:value="1500">
            <text:p>1500</text:p>
          </table:table-cell>
          <table:table-cell table:style-name="ce31" office:value-type="float" office:value="1750">
            <text:p>1750</text:p>
          </table:table-cell>
          <table:table-cell table:style-name="ce31" office:value-type="float" office:value="2000">
            <text:p>2000</text:p>
          </table:table-cell>
          <table:table-cell table:style-name="ce31" office:value-type="float" office:value="2500">
            <text:p>2500</text:p>
          </table:table-cell>
          <table:table-cell table:style-name="ce31" office:value-type="float" office:value="3000">
            <text:p>3000</text:p>
          </table:table-cell>
          <table:table-cell table:style-name="ce31" office:value-type="float" office:value="4000">
            <text:p>4000</text:p>
          </table:table-cell>
          <table:table-cell table:style-name="ce31" office:value-type="float" office:value="5000">
            <text:p>5000</text:p>
          </table:table-cell>
          <table:table-cell table:style-name="ce31" office:value-type="float" office:value="6000">
            <text:p>6000</text:p>
          </table:table-cell>
          <table:table-cell table:style-name="ce31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a (dB)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8">
            <text:p>8</text:p>
          </table:table-cell>
          <table:table-cell table:style-name="ce3" office:value-type="float" office:value="15">
            <text:p>1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o (dB)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number-columns-repeated="1008"/>
        </table:table-row>
        <table:table-row table:style-name="ro1">
          <table:table-cell>
            <draw:frame table:end-cell-address="Schaffner.K25" table:end-x="0.94cm" table:end-y="0.023cm" draw:z-index="0" draw:name="Chart 1" draw:style-name="gr1" svg:width="25.414cm" svg:height="8.23cm" svg:x="0.075cm" svg:y="0.397cm">
              <draw:object draw:notify-on-update-of-ranges="Schaffner.A2:Schaffner.A2 Schaffner.B2:Schaffner.P2 Schaffner.B1:Schaffner.P1 Schaffner.A3:Schaffner.A3 Schaffner.B3:Schaffner.P3 Schaffner.B1:Schaffner.P1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"/>
          <table:table-cell>
            <draw:frame table:end-cell-address="Schaffner.U25" table:end-x="2.139cm" table:end-y="0.058cm" draw:z-index="1" draw:name="Chart 2" draw:style-name="gr1" svg:width="24.158cm" svg:height="8.265cm" svg:x="0.075cm" svg:y="0.397cm">
              <draw:object draw:notify-on-update-of-ranges="Schaffner.A6:Schaffner.A6 Schaffner.B6:Schaffner.P6 Schaffner.B5:Schaffner.P5 Schaffner.A7:Schaffner.A7 Schaffner.B7:Schaffner.P7 Schaffner.B5:Schaffner.P5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a (dB) before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3">
            <text:p>13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o (dB) before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a (dB) ide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o (dB) ideal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a (dB) after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8">
            <text:p>8</text:p>
          </table:table-cell>
          <table:table-cell table:style-name="ce3" office:value-type="float" office:value="15">
            <text:p>15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o (dB) after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a (dB) ide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o (dB) ideal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>
            <draw:frame table:end-cell-address="Schaffner.K53" table:end-x="0.084cm" table:end-y="0.058cm" draw:z-index="2" draw:name="Chart 3" draw:style-name="gr1" svg:width="24.558cm" svg:height="7.759cm" svg:x="0.075cm" svg:y="0.397cm">
              <draw:object draw:notify-on-update-of-ranges="Schaffner.A27:Schaffner.A27 Schaffner.B27:Schaffner.P27 Schaffner.B26:Schaffner.P26 Schaffner.A28:Schaffner.A28 Schaffner.B28:Schaffner.P28 Schaffner.B26:Schaffner.P26 Schaffner.A29:Schaffner.A29 Schaffner.B29:Schaffner.P29 Schaffner.B26:Schaffner.P26 Schaffner.A30:Schaffner.A30 Schaffner.B30:Schaffner.P30 Schaffner.B26:Schaffner.P26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"/>
          <table:table-cell>
            <draw:frame table:end-cell-address="Schaffner.U53" table:end-x="1.672cm" table:end-y="0.056cm" draw:z-index="3" draw:name="Chart 5" draw:style-name="gr1" svg:width="23.691cm" svg:height="7.757cm" svg:x="0.075cm" svg:y="0.397cm">
              <draw:object draw:notify-on-update-of-ranges="Schaffner.A33:Schaffner.A33 Schaffner.B33:Schaffner.P33 Schaffner.B32:Schaffner.P32 Schaffner.A34:Schaffner.A34 Schaffner.B34:Schaffner.P34 Schaffner.B32:Schaffner.P32 Schaffner.A35:Schaffner.A35 Schaffner.B35:Schaffner.P35 Schaffner.B32:Schaffner.P32 Schaffner.A36:Schaffner.A36 Schaffner.B36:Schaffner.P36 Schaffner.B32:Schaffner.P32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llmann" table:style-name="ta9" table:print="false">
        <table:table-column table:style-name="co3" table:number-columns-repeated="1024" table:default-cell-style-name="Excel_20_Built-in_20_Normal"/>
        <table:table-row table:style-name="ro1">
          <table:table-cell table:style-name="ce3" office:value-type="string">
            <text:p>OD before</text:p>
          </table:table-cell>
          <table:table-cell table:style-name="ce31" office:value-type="float" office:value="125">
            <text:p>125</text:p>
          </table:table-cell>
          <table:table-cell table:style-name="ce31" office:value-type="float" office:value="250">
            <text:p>250</text:p>
          </table:table-cell>
          <table:table-cell table:style-name="ce31" office:value-type="float" office:value="500">
            <text:p>500</text:p>
          </table:table-cell>
          <table:table-cell table:style-name="ce31" office:value-type="float" office:value="750">
            <text:p>750</text:p>
          </table:table-cell>
          <table:table-cell table:style-name="ce31" office:value-type="float" office:value="1000">
            <text:p>1000</text:p>
          </table:table-cell>
          <table:table-cell table:style-name="ce31" office:value-type="float" office:value="1250">
            <text:p>1250</text:p>
          </table:table-cell>
          <table:table-cell table:style-name="ce31" office:value-type="float" office:value="1500">
            <text:p>1500</text:p>
          </table:table-cell>
          <table:table-cell table:style-name="ce31" office:value-type="float" office:value="1750">
            <text:p>1750</text:p>
          </table:table-cell>
          <table:table-cell table:style-name="ce31" office:value-type="float" office:value="2000">
            <text:p>2000</text:p>
          </table:table-cell>
          <table:table-cell table:style-name="ce31" office:value-type="float" office:value="2500">
            <text:p>2500</text:p>
          </table:table-cell>
          <table:table-cell table:style-name="ce31" office:value-type="float" office:value="3000">
            <text:p>3000</text:p>
          </table:table-cell>
          <table:table-cell table:style-name="ce31" office:value-type="float" office:value="4000">
            <text:p>4000</text:p>
          </table:table-cell>
          <table:table-cell table:style-name="ce31" office:value-type="float" office:value="5000">
            <text:p>5000</text:p>
          </table:table-cell>
          <table:table-cell table:style-name="ce31" office:value-type="float" office:value="6000">
            <text:p>6000</text:p>
          </table:table-cell>
          <table:table-cell table:style-name="ce31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a (dB)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o (dB)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3" office:value-type="string">
            <text:p>OD after</text:p>
          </table:table-cell>
          <table:table-cell table:style-name="ce31" office:value-type="float" office:value="125">
            <text:p>125</text:p>
          </table:table-cell>
          <table:table-cell table:style-name="ce31" office:value-type="float" office:value="250">
            <text:p>250</text:p>
          </table:table-cell>
          <table:table-cell table:style-name="ce31" office:value-type="float" office:value="500">
            <text:p>500</text:p>
          </table:table-cell>
          <table:table-cell table:style-name="ce31" office:value-type="float" office:value="750">
            <text:p>750</text:p>
          </table:table-cell>
          <table:table-cell table:style-name="ce31" office:value-type="float" office:value="1000">
            <text:p>1000</text:p>
          </table:table-cell>
          <table:table-cell table:style-name="ce31" office:value-type="float" office:value="1250">
            <text:p>1250</text:p>
          </table:table-cell>
          <table:table-cell table:style-name="ce31" office:value-type="float" office:value="1500">
            <text:p>1500</text:p>
          </table:table-cell>
          <table:table-cell table:style-name="ce31" office:value-type="float" office:value="1750">
            <text:p>1750</text:p>
          </table:table-cell>
          <table:table-cell table:style-name="ce31" office:value-type="float" office:value="2000">
            <text:p>2000</text:p>
          </table:table-cell>
          <table:table-cell table:style-name="ce31" office:value-type="float" office:value="2500">
            <text:p>2500</text:p>
          </table:table-cell>
          <table:table-cell table:style-name="ce31" office:value-type="float" office:value="3000">
            <text:p>3000</text:p>
          </table:table-cell>
          <table:table-cell table:style-name="ce31" office:value-type="float" office:value="4000">
            <text:p>4000</text:p>
          </table:table-cell>
          <table:table-cell table:style-name="ce31" office:value-type="float" office:value="5000">
            <text:p>5000</text:p>
          </table:table-cell>
          <table:table-cell table:style-name="ce31" office:value-type="float" office:value="6000">
            <text:p>6000</text:p>
          </table:table-cell>
          <table:table-cell table:style-name="ce31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a (dB)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o (dB)</text:p>
          </table:table-cell>
          <table:table-cell table:style-name="ce3"/>
          <table:table-cell table:number-columns-repeated="4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Fellmann.K25" table:end-x="0.94cm" table:end-y="0.023cm" draw:z-index="0" draw:name="Chart 2" draw:style-name="gr1" svg:width="25.414cm" svg:height="8.23cm" svg:x="0.075cm" svg:y="0.397cm">
              <draw:object draw:notify-on-update-of-ranges="Fellmann.A2:Fellmann.A2 Fellmann.B2:Fellmann.P2 Fellmann.B1:Fellmann.P1 Fellmann.A3:Fellmann.A3 Fellmann.B3:Fellmann.P3 Fellmann.B1:Fellmann.P1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number-columns-repeated="10"/>
          <table:table-cell>
            <draw:frame table:end-cell-address="Fellmann.U25" table:end-x="2.139cm" table:end-y="0.058cm" draw:z-index="1" draw:name="Chart 3" draw:style-name="gr1" svg:width="24.158cm" svg:height="8.265cm" svg:x="0.075cm" svg:y="0.397cm">
              <draw:object draw:notify-on-update-of-ranges="Fellmann.A6:Fellmann.A6 Fellmann.B6:Fellmann.P6 Fellmann.B5:Fellmann.P5 Fellmann.A7:Fellmann.A7 Fellmann.B7:Fellmann.P7 Fellmann.B5:Fellmann.P5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a (dB) before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o (dB) before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a (dB) ide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o (dB) ideal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a (dB) after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o (dB) after</text:p>
          </table:table-cell>
          <table:table-cell table:style-name="ce3"/>
          <table:table-cell table:number-columns-repeated="4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a (dB) ide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o (dB) ideal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>
            <draw:frame table:end-cell-address="Fellmann.K53" table:end-x="0.084cm" table:end-y="0.058cm" draw:z-index="2" draw:name="Chart 4" draw:style-name="gr1" svg:width="24.558cm" svg:height="7.759cm" svg:x="0.075cm" svg:y="0.397cm">
              <draw:object draw:notify-on-update-of-ranges="Fellmann.A27:Fellmann.A27 Fellmann.B27:Fellmann.P27 Fellmann.B26:Fellmann.P26 Fellmann.A28:Fellmann.A28 Fellmann.B28:Fellmann.P28 Fellmann.B26:Fellmann.P26 Fellmann.A29:Fellmann.A29 Fellmann.B29:Fellmann.P29 Fellmann.B26:Fellmann.P26 Fellmann.A30:Fellmann.A30 Fellmann.B30:Fellmann.P30 Fellmann.B26:Fellmann.P26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table:number-columns-repeated="10"/>
          <table:table-cell>
            <draw:frame table:end-cell-address="Fellmann.U53" table:end-x="1.672cm" table:end-y="0.056cm" draw:z-index="3" draw:name="Chart 6" draw:style-name="gr1" svg:width="23.691cm" svg:height="7.757cm" svg:x="0.075cm" svg:y="0.397cm">
              <draw:object draw:notify-on-update-of-ranges="Fellmann.A33:Fellmann.A33 Fellmann.B33:Fellmann.P33 Fellmann.B32:Fellmann.P32 Fellmann.A34:Fellmann.A34 Fellmann.B34:Fellmann.P34 Fellmann.B32:Fellmann.P32 Fellmann.A35:Fellmann.A35 Fellmann.B35:Fellmann.P35 Fellmann.B32:Fellmann.P32 Fellmann.A36:Fellmann.A36 Fellmann.B36:Fellmann.P36 Fellmann.B32:Fellmann.P32" xlink:href="./Object 34" xlink:type="simple" xlink:show="embed" xlink:actuate="onLoad"/>
              <draw:image xlink:href="./ObjectReplacements/Object 34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uderlin" table:style-name="ta10" table:print="false">
        <table:table-column table:style-name="co3" table:number-columns-repeated="1024" table:default-cell-style-name="Excel_20_Built-in_20_Normal"/>
        <table:table-row table:style-name="ro1">
          <table:table-cell table:style-name="ce3" office:value-type="string">
            <text:p>OD before</text:p>
          </table:table-cell>
          <table:table-cell table:style-name="ce31" office:value-type="float" office:value="125">
            <text:p>125</text:p>
          </table:table-cell>
          <table:table-cell table:style-name="ce31" office:value-type="float" office:value="250">
            <text:p>250</text:p>
          </table:table-cell>
          <table:table-cell table:style-name="ce31" office:value-type="float" office:value="500">
            <text:p>500</text:p>
          </table:table-cell>
          <table:table-cell table:style-name="ce31" office:value-type="float" office:value="750">
            <text:p>750</text:p>
          </table:table-cell>
          <table:table-cell table:style-name="ce31" office:value-type="float" office:value="1000">
            <text:p>1000</text:p>
          </table:table-cell>
          <table:table-cell table:style-name="ce31" office:value-type="float" office:value="1250">
            <text:p>1250</text:p>
          </table:table-cell>
          <table:table-cell table:style-name="ce31" office:value-type="float" office:value="1500">
            <text:p>1500</text:p>
          </table:table-cell>
          <table:table-cell table:style-name="ce31" office:value-type="float" office:value="1750">
            <text:p>1750</text:p>
          </table:table-cell>
          <table:table-cell table:style-name="ce31" office:value-type="float" office:value="2000">
            <text:p>2000</text:p>
          </table:table-cell>
          <table:table-cell table:style-name="ce31" office:value-type="float" office:value="2500">
            <text:p>2500</text:p>
          </table:table-cell>
          <table:table-cell table:style-name="ce31" office:value-type="float" office:value="3000">
            <text:p>3000</text:p>
          </table:table-cell>
          <table:table-cell table:style-name="ce31" office:value-type="float" office:value="4000">
            <text:p>4000</text:p>
          </table:table-cell>
          <table:table-cell table:style-name="ce31" office:value-type="float" office:value="5000">
            <text:p>5000</text:p>
          </table:table-cell>
          <table:table-cell table:style-name="ce31" office:value-type="float" office:value="6000">
            <text:p>6000</text:p>
          </table:table-cell>
          <table:table-cell table:style-name="ce31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a (dB)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o (dB)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3" office:value-type="string">
            <text:p>OD after</text:p>
          </table:table-cell>
          <table:table-cell table:style-name="ce31" office:value-type="float" office:value="125">
            <text:p>125</text:p>
          </table:table-cell>
          <table:table-cell table:style-name="ce31" office:value-type="float" office:value="250">
            <text:p>250</text:p>
          </table:table-cell>
          <table:table-cell table:style-name="ce31" office:value-type="float" office:value="500">
            <text:p>500</text:p>
          </table:table-cell>
          <table:table-cell table:style-name="ce31" office:value-type="float" office:value="750">
            <text:p>750</text:p>
          </table:table-cell>
          <table:table-cell table:style-name="ce31" office:value-type="float" office:value="1000">
            <text:p>1000</text:p>
          </table:table-cell>
          <table:table-cell table:style-name="ce31" office:value-type="float" office:value="1250">
            <text:p>1250</text:p>
          </table:table-cell>
          <table:table-cell table:style-name="ce31" office:value-type="float" office:value="1500">
            <text:p>1500</text:p>
          </table:table-cell>
          <table:table-cell table:style-name="ce31" office:value-type="float" office:value="1750">
            <text:p>1750</text:p>
          </table:table-cell>
          <table:table-cell table:style-name="ce31" office:value-type="float" office:value="2000">
            <text:p>2000</text:p>
          </table:table-cell>
          <table:table-cell table:style-name="ce31" office:value-type="float" office:value="2500">
            <text:p>2500</text:p>
          </table:table-cell>
          <table:table-cell table:style-name="ce31" office:value-type="float" office:value="3000">
            <text:p>3000</text:p>
          </table:table-cell>
          <table:table-cell table:style-name="ce31" office:value-type="float" office:value="4000">
            <text:p>4000</text:p>
          </table:table-cell>
          <table:table-cell table:style-name="ce31" office:value-type="float" office:value="5000">
            <text:p>5000</text:p>
          </table:table-cell>
          <table:table-cell table:style-name="ce31" office:value-type="float" office:value="6000">
            <text:p>6000</text:p>
          </table:table-cell>
          <table:table-cell table:style-name="ce31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a (dB)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o (dB)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number-columns-repeated="1008"/>
        </table:table-row>
        <table:table-row table:style-name="ro1">
          <table:table-cell>
            <draw:frame table:end-cell-address="Bruderlin.K25" table:end-x="0.94cm" table:end-y="0.023cm" draw:z-index="0" draw:name="Chart 1" draw:style-name="gr1" svg:width="25.414cm" svg:height="8.23cm" svg:x="0.075cm" svg:y="0.397cm">
              <draw:object draw:notify-on-update-of-ranges="Bruderlin.A2:Bruderlin.A2 Bruderlin.B2:Bruderlin.P2 Bruderlin.B1:Bruderlin.P1 Bruderlin.A3:Bruderlin.A3 Bruderlin.B3:Bruderlin.P3 Bruderlin.B1:Bruderlin.P1" xlink:href="./Object 35" xlink:type="simple" xlink:show="embed" xlink:actuate="onLoad"/>
              <draw:image xlink:href="./ObjectReplacements/Object 35" xlink:type="simple" xlink:show="embed" xlink:actuate="onLoad"/>
            </draw:frame>
          </table:table-cell>
          <table:table-cell table:number-columns-repeated="10"/>
          <table:table-cell>
            <draw:frame table:end-cell-address="Bruderlin.U25" table:end-x="2.139cm" table:end-y="0.058cm" draw:z-index="1" draw:name="Chart 2" draw:style-name="gr1" svg:width="24.158cm" svg:height="8.265cm" svg:x="0.075cm" svg:y="0.397cm">
              <draw:object draw:notify-on-update-of-ranges="Bruderlin.A6:Bruderlin.A6 Bruderlin.B6:Bruderlin.P6 Bruderlin.B5:Bruderlin.P5 Bruderlin.A7:Bruderlin.A7 Bruderlin.B7:Bruderlin.P7 Bruderlin.B5:Bruderlin.P5" xlink:href="./Object 36" xlink:type="simple" xlink:show="embed" xlink:actuate="onLoad"/>
              <draw:image xlink:href="./ObjectReplacements/Object 36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a (dB) before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o (dB) before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a (dB) ide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o (dB) ideal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a (dB) after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o (dB) after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a (dB) ide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o (dB) ideal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>
            <draw:frame table:end-cell-address="Bruderlin.K53" table:end-x="0.084cm" table:end-y="0.058cm" draw:z-index="2" draw:name="Chart 3" draw:style-name="gr1" svg:width="24.558cm" svg:height="7.759cm" svg:x="0.075cm" svg:y="0.397cm">
              <draw:object draw:notify-on-update-of-ranges="Bruderlin.A27:Bruderlin.A27 Bruderlin.B27:Bruderlin.P27 Bruderlin.B26:Bruderlin.P26 Bruderlin.A28:Bruderlin.A28 Bruderlin.B28:Bruderlin.P28 Bruderlin.B26:Bruderlin.P26 Bruderlin.A29:Bruderlin.A29 Bruderlin.B29:Bruderlin.P29 Bruderlin.B26:Bruderlin.P26 Bruderlin.A30:Bruderlin.A30 Bruderlin.B30:Bruderlin.P30 Bruderlin.B26:Bruderlin.P26" xlink:href="./Object 37" xlink:type="simple" xlink:show="embed" xlink:actuate="onLoad"/>
              <draw:image xlink:href="./ObjectReplacements/Object 37" xlink:type="simple" xlink:show="embed" xlink:actuate="onLoad"/>
            </draw:frame>
          </table:table-cell>
          <table:table-cell table:number-columns-repeated="10"/>
          <table:table-cell>
            <draw:frame table:end-cell-address="Bruderlin.U53" table:end-x="1.672cm" table:end-y="0.056cm" draw:z-index="3" draw:name="Chart 4" draw:style-name="gr1" svg:width="23.691cm" svg:height="7.757cm" svg:x="0.075cm" svg:y="0.397cm">
              <draw:object draw:notify-on-update-of-ranges="Bruderlin.A33:Bruderlin.A33 Bruderlin.B33:Bruderlin.P33 Bruderlin.B32:Bruderlin.P32 Bruderlin.A34:Bruderlin.A34 Bruderlin.B34:Bruderlin.P34 Bruderlin.B32:Bruderlin.P32 Bruderlin.A35:Bruderlin.A35 Bruderlin.B35:Bruderlin.P35 Bruderlin.B32:Bruderlin.P32 Bruderlin.A36:Bruderlin.A36 Bruderlin.B36:Bruderlin.P36 Bruderlin.B32:Bruderlin.P32" xlink:href="./Object 38" xlink:type="simple" xlink:show="embed" xlink:actuate="onLoad"/>
              <draw:image xlink:href="./ObjectReplacements/Object 38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hmann" table:style-name="ta11" table:print="false">
        <table:table-column table:style-name="co3" table:number-columns-repeated="1024" table:default-cell-style-name="Excel_20_Built-in_20_Normal"/>
        <table:table-row table:style-name="ro1">
          <table:table-cell table:style-name="ce3" office:value-type="string">
            <text:p>OD before</text:p>
          </table:table-cell>
          <table:table-cell table:style-name="ce31" office:value-type="float" office:value="125">
            <text:p>125</text:p>
          </table:table-cell>
          <table:table-cell table:style-name="ce31" office:value-type="float" office:value="250">
            <text:p>250</text:p>
          </table:table-cell>
          <table:table-cell table:style-name="ce31" office:value-type="float" office:value="500">
            <text:p>500</text:p>
          </table:table-cell>
          <table:table-cell table:style-name="ce31" office:value-type="float" office:value="750">
            <text:p>750</text:p>
          </table:table-cell>
          <table:table-cell table:style-name="ce31" office:value-type="float" office:value="1000">
            <text:p>1000</text:p>
          </table:table-cell>
          <table:table-cell table:style-name="ce31" office:value-type="float" office:value="1250">
            <text:p>1250</text:p>
          </table:table-cell>
          <table:table-cell table:style-name="ce31" office:value-type="float" office:value="1500">
            <text:p>1500</text:p>
          </table:table-cell>
          <table:table-cell table:style-name="ce31" office:value-type="float" office:value="1750">
            <text:p>1750</text:p>
          </table:table-cell>
          <table:table-cell table:style-name="ce31" office:value-type="float" office:value="2000">
            <text:p>2000</text:p>
          </table:table-cell>
          <table:table-cell table:style-name="ce31" office:value-type="float" office:value="2500">
            <text:p>2500</text:p>
          </table:table-cell>
          <table:table-cell table:style-name="ce31" office:value-type="float" office:value="3000">
            <text:p>3000</text:p>
          </table:table-cell>
          <table:table-cell table:style-name="ce31" office:value-type="float" office:value="4000">
            <text:p>4000</text:p>
          </table:table-cell>
          <table:table-cell table:style-name="ce31" office:value-type="float" office:value="5000">
            <text:p>5000</text:p>
          </table:table-cell>
          <table:table-cell table:style-name="ce31" office:value-type="float" office:value="6000">
            <text:p>6000</text:p>
          </table:table-cell>
          <table:table-cell table:style-name="ce31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a (dB)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o (dB)</text:p>
          </table:table-cell>
          <table:table-cell table:style-name="ce3"/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3" office:value-type="string">
            <text:p>OD after</text:p>
          </table:table-cell>
          <table:table-cell table:style-name="ce31" office:value-type="float" office:value="125">
            <text:p>125</text:p>
          </table:table-cell>
          <table:table-cell table:style-name="ce31" office:value-type="float" office:value="250">
            <text:p>250</text:p>
          </table:table-cell>
          <table:table-cell table:style-name="ce31" office:value-type="float" office:value="500">
            <text:p>500</text:p>
          </table:table-cell>
          <table:table-cell table:style-name="ce31" office:value-type="float" office:value="750">
            <text:p>750</text:p>
          </table:table-cell>
          <table:table-cell table:style-name="ce31" office:value-type="float" office:value="1000">
            <text:p>1000</text:p>
          </table:table-cell>
          <table:table-cell table:style-name="ce31" office:value-type="float" office:value="1250">
            <text:p>1250</text:p>
          </table:table-cell>
          <table:table-cell table:style-name="ce31" office:value-type="float" office:value="1500">
            <text:p>1500</text:p>
          </table:table-cell>
          <table:table-cell table:style-name="ce31" office:value-type="float" office:value="1750">
            <text:p>1750</text:p>
          </table:table-cell>
          <table:table-cell table:style-name="ce31" office:value-type="float" office:value="2000">
            <text:p>2000</text:p>
          </table:table-cell>
          <table:table-cell table:style-name="ce31" office:value-type="float" office:value="2500">
            <text:p>2500</text:p>
          </table:table-cell>
          <table:table-cell table:style-name="ce31" office:value-type="float" office:value="3000">
            <text:p>3000</text:p>
          </table:table-cell>
          <table:table-cell table:style-name="ce31" office:value-type="float" office:value="4000">
            <text:p>4000</text:p>
          </table:table-cell>
          <table:table-cell table:style-name="ce31" office:value-type="float" office:value="5000">
            <text:p>5000</text:p>
          </table:table-cell>
          <table:table-cell table:style-name="ce31" office:value-type="float" office:value="6000">
            <text:p>6000</text:p>
          </table:table-cell>
          <table:table-cell table:style-name="ce31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a (dB)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o (dB)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Lehmann.K25" table:end-x="0.94cm" table:end-y="0.023cm" draw:z-index="0" draw:name="Chart 2" draw:style-name="gr1" svg:width="25.414cm" svg:height="8.23cm" svg:x="0.075cm" svg:y="0.397cm">
              <draw:object draw:notify-on-update-of-ranges="Lehmann.A2:Lehmann.A2 Lehmann.B2:Lehmann.P2 Lehmann.B1:Lehmann.P1 Lehmann.A3:Lehmann.A3 Lehmann.B3:Lehmann.P3 Lehmann.B1:Lehmann.P1" xlink:href="./Object 39" xlink:type="simple" xlink:show="embed" xlink:actuate="onLoad"/>
              <draw:image xlink:href="./ObjectReplacements/Object 39" xlink:type="simple" xlink:show="embed" xlink:actuate="onLoad"/>
            </draw:frame>
          </table:table-cell>
          <table:table-cell table:number-columns-repeated="10"/>
          <table:table-cell>
            <draw:frame table:end-cell-address="Lehmann.U25" table:end-x="2.139cm" table:end-y="0.058cm" draw:z-index="1" draw:name="Chart 3" draw:style-name="gr1" svg:width="24.158cm" svg:height="8.265cm" svg:x="0.075cm" svg:y="0.397cm">
              <draw:object draw:notify-on-update-of-ranges="Lehmann.A6:Lehmann.A6 Lehmann.B6:Lehmann.P6 Lehmann.B5:Lehmann.P5 Lehmann.A7:Lehmann.A7 Lehmann.B7:Lehmann.P7 Lehmann.B5:Lehmann.P5" xlink:href="./Object 40" xlink:type="simple" xlink:show="embed" xlink:actuate="onLoad"/>
              <draw:image xlink:href="./ObjectReplacements/Object 40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a (dB) before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o (dB) before</text:p>
          </table:table-cell>
          <table:table-cell table:style-name="ce3"/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a (dB) ide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o (dB) ideal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a (dB) after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o (dB) after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a (dB) ide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o (dB) ideal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>
            <draw:frame table:end-cell-address="Lehmann.K53" table:end-x="0.084cm" table:end-y="0.058cm" draw:z-index="2" draw:name="Chart 4" draw:style-name="gr1" svg:width="24.558cm" svg:height="7.759cm" svg:x="0.075cm" svg:y="0.397cm">
              <draw:object draw:notify-on-update-of-ranges="Lehmann.A27:Lehmann.A27 Lehmann.B27:Lehmann.P27 Lehmann.B26:Lehmann.P26 Lehmann.A28:Lehmann.A28 Lehmann.B28:Lehmann.P28 Lehmann.B26:Lehmann.P26 Lehmann.A29:Lehmann.A29 Lehmann.B29:Lehmann.P29 Lehmann.B26:Lehmann.P26 Lehmann.A30:Lehmann.A30 Lehmann.B30:Lehmann.P30 Lehmann.B26:Lehmann.P26" xlink:href="./Object 41" xlink:type="simple" xlink:show="embed" xlink:actuate="onLoad"/>
              <draw:image xlink:href="./ObjectReplacements/Object 41" xlink:type="simple" xlink:show="embed" xlink:actuate="onLoad"/>
            </draw:frame>
          </table:table-cell>
          <table:table-cell table:number-columns-repeated="10"/>
          <table:table-cell>
            <draw:frame table:end-cell-address="Lehmann.U53" table:end-x="1.672cm" table:end-y="0.056cm" draw:z-index="3" draw:name="Chart 5" draw:style-name="gr1" svg:width="23.691cm" svg:height="7.757cm" svg:x="0.075cm" svg:y="0.397cm">
              <draw:object draw:notify-on-update-of-ranges="Lehmann.A33:Lehmann.A33 Lehmann.B33:Lehmann.P33 Lehmann.B32:Lehmann.P32 Lehmann.A34:Lehmann.A34 Lehmann.B34:Lehmann.P34 Lehmann.B32:Lehmann.P32 Lehmann.A35:Lehmann.A35 Lehmann.B35:Lehmann.P35 Lehmann.B32:Lehmann.P32 Lehmann.A36:Lehmann.A36 Lehmann.B36:Lehmann.P36 Lehmann.B32:Lehmann.P32" xlink:href="./Object 42" xlink:type="simple" xlink:show="embed" xlink:actuate="onLoad"/>
              <draw:image xlink:href="./ObjectReplacements/Object 42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vallaro" table:style-name="ta12" table:print="false">
        <table:table-column table:style-name="co3" table:number-columns-repeated="1024" table:default-cell-style-name="Excel_20_Built-in_20_Normal"/>
        <table:table-row table:style-name="ro1">
          <table:table-cell table:style-name="ce3" office:value-type="string">
            <text:p>OD before</text:p>
          </table:table-cell>
          <table:table-cell table:style-name="ce31" office:value-type="float" office:value="125">
            <text:p>125</text:p>
          </table:table-cell>
          <table:table-cell table:style-name="ce31" office:value-type="float" office:value="250">
            <text:p>250</text:p>
          </table:table-cell>
          <table:table-cell table:style-name="ce31" office:value-type="float" office:value="500">
            <text:p>500</text:p>
          </table:table-cell>
          <table:table-cell table:style-name="ce31" office:value-type="float" office:value="750">
            <text:p>750</text:p>
          </table:table-cell>
          <table:table-cell table:style-name="ce31" office:value-type="float" office:value="1000">
            <text:p>1000</text:p>
          </table:table-cell>
          <table:table-cell table:style-name="ce31" office:value-type="float" office:value="1250">
            <text:p>1250</text:p>
          </table:table-cell>
          <table:table-cell table:style-name="ce31" office:value-type="float" office:value="1500">
            <text:p>1500</text:p>
          </table:table-cell>
          <table:table-cell table:style-name="ce31" office:value-type="float" office:value="1750">
            <text:p>1750</text:p>
          </table:table-cell>
          <table:table-cell table:style-name="ce31" office:value-type="float" office:value="2000">
            <text:p>2000</text:p>
          </table:table-cell>
          <table:table-cell table:style-name="ce31" office:value-type="float" office:value="2500">
            <text:p>2500</text:p>
          </table:table-cell>
          <table:table-cell table:style-name="ce31" office:value-type="float" office:value="3000">
            <text:p>3000</text:p>
          </table:table-cell>
          <table:table-cell table:style-name="ce31" office:value-type="float" office:value="4000">
            <text:p>4000</text:p>
          </table:table-cell>
          <table:table-cell table:style-name="ce31" office:value-type="float" office:value="5000">
            <text:p>5000</text:p>
          </table:table-cell>
          <table:table-cell table:style-name="ce31" office:value-type="float" office:value="6000">
            <text:p>6000</text:p>
          </table:table-cell>
          <table:table-cell table:style-name="ce31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a (dB)</text:p>
          </table:table-cell>
          <table:table-cell table:number-columns-repeated="4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o (dB)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3" office:value-type="string">
            <text:p>OD after</text:p>
          </table:table-cell>
          <table:table-cell table:style-name="ce31" office:value-type="float" office:value="125">
            <text:p>125</text:p>
          </table:table-cell>
          <table:table-cell table:style-name="ce31" office:value-type="float" office:value="250">
            <text:p>250</text:p>
          </table:table-cell>
          <table:table-cell table:style-name="ce31" office:value-type="float" office:value="500">
            <text:p>500</text:p>
          </table:table-cell>
          <table:table-cell table:style-name="ce31" office:value-type="float" office:value="750">
            <text:p>750</text:p>
          </table:table-cell>
          <table:table-cell table:style-name="ce31" office:value-type="float" office:value="1000">
            <text:p>1000</text:p>
          </table:table-cell>
          <table:table-cell table:style-name="ce31" office:value-type="float" office:value="1250">
            <text:p>1250</text:p>
          </table:table-cell>
          <table:table-cell table:style-name="ce31" office:value-type="float" office:value="1500">
            <text:p>1500</text:p>
          </table:table-cell>
          <table:table-cell table:style-name="ce31" office:value-type="float" office:value="1750">
            <text:p>1750</text:p>
          </table:table-cell>
          <table:table-cell table:style-name="ce31" office:value-type="float" office:value="2000">
            <text:p>2000</text:p>
          </table:table-cell>
          <table:table-cell table:style-name="ce31" office:value-type="float" office:value="2500">
            <text:p>2500</text:p>
          </table:table-cell>
          <table:table-cell table:style-name="ce31" office:value-type="float" office:value="3000">
            <text:p>3000</text:p>
          </table:table-cell>
          <table:table-cell table:style-name="ce31" office:value-type="float" office:value="4000">
            <text:p>4000</text:p>
          </table:table-cell>
          <table:table-cell table:style-name="ce31" office:value-type="float" office:value="5000">
            <text:p>5000</text:p>
          </table:table-cell>
          <table:table-cell table:style-name="ce31" office:value-type="float" office:value="6000">
            <text:p>6000</text:p>
          </table:table-cell>
          <table:table-cell table:style-name="ce31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a (dB)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o (dB)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Cavallaro.K25" table:end-x="0.94cm" table:end-y="0.023cm" draw:z-index="0" draw:name="Chart 2" draw:style-name="gr1" svg:width="25.414cm" svg:height="8.23cm" svg:x="0.075cm" svg:y="0.397cm">
              <draw:object draw:notify-on-update-of-ranges="Cavallaro.A2:Cavallaro.A2 Cavallaro.B2:Cavallaro.P2 Cavallaro.B1:Cavallaro.P1 Cavallaro.A3:Cavallaro.A3 Cavallaro.B3:Cavallaro.P3 Cavallaro.B1:Cavallaro.P1" xlink:href="./Object 43" xlink:type="simple" xlink:show="embed" xlink:actuate="onLoad"/>
              <draw:image xlink:href="./ObjectReplacements/Object 43" xlink:type="simple" xlink:show="embed" xlink:actuate="onLoad"/>
            </draw:frame>
          </table:table-cell>
          <table:table-cell table:number-columns-repeated="10"/>
          <table:table-cell>
            <draw:frame table:end-cell-address="Cavallaro.U25" table:end-x="2.139cm" table:end-y="0.058cm" draw:z-index="1" draw:name="Chart 3" draw:style-name="gr1" svg:width="24.158cm" svg:height="8.265cm" svg:x="0.075cm" svg:y="0.397cm">
              <draw:object draw:notify-on-update-of-ranges="Cavallaro.A6:Cavallaro.A6 Cavallaro.B6:Cavallaro.P6 Cavallaro.B5:Cavallaro.P5 Cavallaro.A7:Cavallaro.A7 Cavallaro.B7:Cavallaro.P7 Cavallaro.B5:Cavallaro.P5" xlink:href="./Object 44" xlink:type="simple" xlink:show="embed" xlink:actuate="onLoad"/>
              <draw:image xlink:href="./ObjectReplacements/Object 44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a (dB) before</text:p>
          </table:table-cell>
          <table:table-cell table:number-columns-repeated="4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o (dB) before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a (dB) ide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o (dB) ideal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a (dB) after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o (dB) after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a (dB) ide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o (dB) ideal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>
            <draw:frame table:end-cell-address="Cavallaro.K53" table:end-x="0.084cm" table:end-y="0.058cm" draw:z-index="2" draw:name="Chart 4" draw:style-name="gr1" svg:width="24.558cm" svg:height="7.759cm" svg:x="0.075cm" svg:y="0.397cm">
              <draw:object draw:notify-on-update-of-ranges="Cavallaro.A27:Cavallaro.A27 Cavallaro.B27:Cavallaro.P27 Cavallaro.B26:Cavallaro.P26 Cavallaro.A28:Cavallaro.A28 Cavallaro.B28:Cavallaro.P28 Cavallaro.B26:Cavallaro.P26 Cavallaro.A29:Cavallaro.A29 Cavallaro.B29:Cavallaro.P29 Cavallaro.B26:Cavallaro.P26 Cavallaro.A30:Cavallaro.A30 Cavallaro.B30:Cavallaro.P30 Cavallaro.B26:Cavallaro.P26" xlink:href="./Object 45" xlink:type="simple" xlink:show="embed" xlink:actuate="onLoad"/>
              <draw:image xlink:href="./ObjectReplacements/Object 45" xlink:type="simple" xlink:show="embed" xlink:actuate="onLoad"/>
            </draw:frame>
          </table:table-cell>
          <table:table-cell table:number-columns-repeated="10"/>
          <table:table-cell>
            <draw:frame table:end-cell-address="Cavallaro.U53" table:end-x="1.672cm" table:end-y="0.056cm" draw:z-index="3" draw:name="Chart 5" draw:style-name="gr1" svg:width="23.691cm" svg:height="7.757cm" svg:x="0.075cm" svg:y="0.397cm">
              <draw:object draw:notify-on-update-of-ranges="Cavallaro.A33:Cavallaro.A33 Cavallaro.B33:Cavallaro.P33 Cavallaro.B32:Cavallaro.P32 Cavallaro.A34:Cavallaro.A34 Cavallaro.B34:Cavallaro.P34 Cavallaro.B32:Cavallaro.P32 Cavallaro.A35:Cavallaro.A35 Cavallaro.B35:Cavallaro.P35 Cavallaro.B32:Cavallaro.P32 Cavallaro.A36:Cavallaro.A36 Cavallaro.B36:Cavallaro.P36 Cavallaro.B32:Cavallaro.P32" xlink:href="./Object 46" xlink:type="simple" xlink:show="embed" xlink:actuate="onLoad"/>
              <draw:image xlink:href="./ObjectReplacements/Object 46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äderlin" table:style-name="ta13" table:print="false">
        <table:table-column table:style-name="co3" table:number-columns-repeated="1024" table:default-cell-style-name="Excel_20_Built-in_20_Normal"/>
        <table:table-row table:style-name="ro1">
          <table:table-cell table:style-name="ce3" office:value-type="string">
            <text:p>OD before</text:p>
          </table:table-cell>
          <table:table-cell table:style-name="ce31" office:value-type="float" office:value="125">
            <text:p>125</text:p>
          </table:table-cell>
          <table:table-cell table:style-name="ce31" office:value-type="float" office:value="250">
            <text:p>250</text:p>
          </table:table-cell>
          <table:table-cell table:style-name="ce31" office:value-type="float" office:value="500">
            <text:p>500</text:p>
          </table:table-cell>
          <table:table-cell table:style-name="ce31" office:value-type="float" office:value="750">
            <text:p>750</text:p>
          </table:table-cell>
          <table:table-cell table:style-name="ce31" office:value-type="float" office:value="1000">
            <text:p>1000</text:p>
          </table:table-cell>
          <table:table-cell table:style-name="ce31" office:value-type="float" office:value="1250">
            <text:p>1250</text:p>
          </table:table-cell>
          <table:table-cell table:style-name="ce31" office:value-type="float" office:value="1500">
            <text:p>1500</text:p>
          </table:table-cell>
          <table:table-cell table:style-name="ce31" office:value-type="float" office:value="1750">
            <text:p>1750</text:p>
          </table:table-cell>
          <table:table-cell table:style-name="ce31" office:value-type="float" office:value="2000">
            <text:p>2000</text:p>
          </table:table-cell>
          <table:table-cell table:style-name="ce31" office:value-type="float" office:value="2500">
            <text:p>2500</text:p>
          </table:table-cell>
          <table:table-cell table:style-name="ce31" office:value-type="float" office:value="3000">
            <text:p>3000</text:p>
          </table:table-cell>
          <table:table-cell table:style-name="ce31" office:value-type="float" office:value="4000">
            <text:p>4000</text:p>
          </table:table-cell>
          <table:table-cell table:style-name="ce31" office:value-type="float" office:value="5000">
            <text:p>5000</text:p>
          </table:table-cell>
          <table:table-cell table:style-name="ce31" office:value-type="float" office:value="6000">
            <text:p>6000</text:p>
          </table:table-cell>
          <table:table-cell table:style-name="ce31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a (dB)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o (dB)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4" table:style-name="ce3" office:value-type="float" office:value="-1">
            <text:p>-1</text:p>
          </table:table-cell>
          <table:table-cell table:number-columns-repeated="3"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number-columns-repeated="1008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3" office:value-type="string">
            <text:p>OD after</text:p>
          </table:table-cell>
          <table:table-cell table:style-name="ce31" office:value-type="float" office:value="125">
            <text:p>125</text:p>
          </table:table-cell>
          <table:table-cell table:style-name="ce31" office:value-type="float" office:value="250">
            <text:p>250</text:p>
          </table:table-cell>
          <table:table-cell table:style-name="ce31" office:value-type="float" office:value="500">
            <text:p>500</text:p>
          </table:table-cell>
          <table:table-cell table:style-name="ce31" office:value-type="float" office:value="750">
            <text:p>750</text:p>
          </table:table-cell>
          <table:table-cell table:style-name="ce31" office:value-type="float" office:value="1000">
            <text:p>1000</text:p>
          </table:table-cell>
          <table:table-cell table:style-name="ce31" office:value-type="float" office:value="1250">
            <text:p>1250</text:p>
          </table:table-cell>
          <table:table-cell table:style-name="ce31" office:value-type="float" office:value="1500">
            <text:p>1500</text:p>
          </table:table-cell>
          <table:table-cell table:style-name="ce31" office:value-type="float" office:value="1750">
            <text:p>1750</text:p>
          </table:table-cell>
          <table:table-cell table:style-name="ce31" office:value-type="float" office:value="2000">
            <text:p>2000</text:p>
          </table:table-cell>
          <table:table-cell table:style-name="ce31" office:value-type="float" office:value="2500">
            <text:p>2500</text:p>
          </table:table-cell>
          <table:table-cell table:style-name="ce31" office:value-type="float" office:value="3000">
            <text:p>3000</text:p>
          </table:table-cell>
          <table:table-cell table:style-name="ce31" office:value-type="float" office:value="4000">
            <text:p>4000</text:p>
          </table:table-cell>
          <table:table-cell table:style-name="ce31" office:value-type="float" office:value="5000">
            <text:p>5000</text:p>
          </table:table-cell>
          <table:table-cell table:style-name="ce31" office:value-type="float" office:value="6000">
            <text:p>6000</text:p>
          </table:table-cell>
          <table:table-cell table:style-name="ce31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a (dB)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o (dB)</text:p>
          </table:table-cell>
          <table:table-cell table:style-name="ce3"/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5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1008"/>
        </table:table-row>
        <table:table-row table:style-name="ro1">
          <table:table-cell>
            <draw:frame table:end-cell-address="Käderlin.K24" table:end-x="1.062cm" table:end-y="0.361cm" draw:z-index="0" draw:name="Chart 2" draw:style-name="gr1" svg:width="25.536cm" svg:height="8.062cm" svg:x="0.075cm" svg:y="0.397cm">
              <draw:object draw:notify-on-update-of-ranges="Käderlin.A2:Käderlin.A2 Käderlin.B2:Käderlin.P2 Käderlin.B1:Käderlin.P1 Käderlin.A3:Käderlin.A3 Käderlin.B3:Käderlin.P3 Käderlin.B1:Käderlin.P1" xlink:href="./Object 47" xlink:type="simple" xlink:show="embed" xlink:actuate="onLoad"/>
              <draw:image xlink:href="./ObjectReplacements/Object 47" xlink:type="simple" xlink:show="embed" xlink:actuate="onLoad"/>
            </draw:frame>
          </table:table-cell>
          <table:table-cell table:number-columns-repeated="10"/>
          <table:table-cell>
            <draw:frame table:end-cell-address="Käderlin.V24" table:end-x="0.09cm" table:end-y="0.397cm" draw:z-index="1" draw:name="Chart 3" draw:style-name="gr1" svg:width="24.43cm" svg:height="8.098cm" svg:x="0.209cm" svg:y="0.397cm">
              <draw:object draw:notify-on-update-of-ranges="Käderlin.A6:Käderlin.A6 Käderlin.B6:Käderlin.P6 Käderlin.B5:Käderlin.P5 Käderlin.A7:Käderlin.A7 Käderlin.B7:Käderlin.P7 Käderlin.B5:Käderlin.P5" xlink:href="./Object 48" xlink:type="simple" xlink:show="embed" xlink:actuate="onLoad"/>
              <draw:image xlink:href="./ObjectReplacements/Object 48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a (dB) before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o (dB) before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4" table:style-name="ce3" office:value-type="float" office:value="-1">
            <text:p>-1</text:p>
          </table:table-cell>
          <table:table-cell table:number-columns-repeated="3"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a (dB) ide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o (dB) ideal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a (dB) after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o (dB) after</text:p>
          </table:table-cell>
          <table:table-cell table:style-name="ce3"/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5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a (dB) ide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o (dB) ideal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>
            <draw:frame table:end-cell-address="Käderlin.K52" table:end-x="0.206cm" table:end-y="0.376cm" draw:z-index="2" draw:name="Chart 4" draw:style-name="gr1" svg:width="24.68cm" svg:height="7.59cm" svg:x="0.075cm" svg:y="0.378cm">
              <draw:object draw:notify-on-update-of-ranges="Käderlin.A27:Käderlin.A27 Käderlin.B27:Käderlin.P27 Käderlin.B26:Käderlin.P26 Käderlin.A28:Käderlin.A28 Käderlin.B28:Käderlin.P28 Käderlin.B26:Käderlin.P26 Käderlin.A29:Käderlin.A29 Käderlin.B29:Käderlin.P29 Käderlin.B26:Käderlin.P26 Käderlin.A30:Käderlin.A30 Käderlin.B30:Käderlin.P30 Käderlin.B26:Käderlin.P26" xlink:href="./Object 49" xlink:type="simple" xlink:show="embed" xlink:actuate="onLoad"/>
              <draw:image xlink:href="./ObjectReplacements/Object 49" xlink:type="simple" xlink:show="embed" xlink:actuate="onLoad"/>
            </draw:frame>
          </table:table-cell>
          <table:table-cell table:number-columns-repeated="10"/>
          <table:table-cell>
            <draw:frame table:end-cell-address="Käderlin.U52" table:end-x="1.916cm" table:end-y="0.237cm" draw:z-index="3" draw:name="Chart 5" draw:style-name="gr1" svg:width="23.801cm" svg:height="7.451cm" svg:x="0.209cm" svg:y="0.378cm">
              <draw:object draw:notify-on-update-of-ranges="Käderlin.A33:Käderlin.A33 Käderlin.B33:Käderlin.P33 Käderlin.B32:Käderlin.P32 Käderlin.A34:Käderlin.A34 Käderlin.B34:Käderlin.P34 Käderlin.B32:Käderlin.P32 Käderlin.A35:Käderlin.A35 Käderlin.B35:Käderlin.P35 Käderlin.B32:Käderlin.P32 Käderlin.A36:Käderlin.A36 Käderlin.B36:Käderlin.P36 Käderlin.B32:Käderlin.P32" xlink:href="./Object 50" xlink:type="simple" xlink:show="embed" xlink:actuate="onLoad"/>
              <draw:image xlink:href="./ObjectReplacements/Object 50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llimann" table:style-name="ta14" table:print="false">
        <table:table-column table:style-name="co3" table:number-columns-repeated="1024" table:default-cell-style-name="Excel_20_Built-in_20_Normal"/>
        <table:table-row table:style-name="ro1">
          <table:table-cell table:style-name="ce3" office:value-type="string">
            <text:p>OD before</text:p>
          </table:table-cell>
          <table:table-cell table:style-name="ce31" office:value-type="float" office:value="125">
            <text:p>125</text:p>
          </table:table-cell>
          <table:table-cell table:style-name="ce31" office:value-type="float" office:value="250">
            <text:p>250</text:p>
          </table:table-cell>
          <table:table-cell table:style-name="ce31" office:value-type="float" office:value="500">
            <text:p>500</text:p>
          </table:table-cell>
          <table:table-cell table:style-name="ce31" office:value-type="float" office:value="750">
            <text:p>750</text:p>
          </table:table-cell>
          <table:table-cell table:style-name="ce31" office:value-type="float" office:value="1000">
            <text:p>1000</text:p>
          </table:table-cell>
          <table:table-cell table:style-name="ce31" office:value-type="float" office:value="1250">
            <text:p>1250</text:p>
          </table:table-cell>
          <table:table-cell table:style-name="ce31" office:value-type="float" office:value="1500">
            <text:p>1500</text:p>
          </table:table-cell>
          <table:table-cell table:style-name="ce31" office:value-type="float" office:value="1750">
            <text:p>1750</text:p>
          </table:table-cell>
          <table:table-cell table:style-name="ce31" office:value-type="float" office:value="2000">
            <text:p>2000</text:p>
          </table:table-cell>
          <table:table-cell table:style-name="ce31" office:value-type="float" office:value="2500">
            <text:p>2500</text:p>
          </table:table-cell>
          <table:table-cell table:style-name="ce31" office:value-type="float" office:value="3000">
            <text:p>3000</text:p>
          </table:table-cell>
          <table:table-cell table:style-name="ce31" office:value-type="float" office:value="4000">
            <text:p>4000</text:p>
          </table:table-cell>
          <table:table-cell table:style-name="ce31" office:value-type="float" office:value="5000">
            <text:p>5000</text:p>
          </table:table-cell>
          <table:table-cell table:style-name="ce31" office:value-type="float" office:value="6000">
            <text:p>6000</text:p>
          </table:table-cell>
          <table:table-cell table:style-name="ce31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a (dB)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o (dB)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3" office:value-type="string">
            <text:p>OD after</text:p>
          </table:table-cell>
          <table:table-cell table:style-name="ce31" office:value-type="float" office:value="125">
            <text:p>125</text:p>
          </table:table-cell>
          <table:table-cell table:style-name="ce31" office:value-type="float" office:value="250">
            <text:p>250</text:p>
          </table:table-cell>
          <table:table-cell table:style-name="ce31" office:value-type="float" office:value="500">
            <text:p>500</text:p>
          </table:table-cell>
          <table:table-cell table:style-name="ce31" office:value-type="float" office:value="750">
            <text:p>750</text:p>
          </table:table-cell>
          <table:table-cell table:style-name="ce31" office:value-type="float" office:value="1000">
            <text:p>1000</text:p>
          </table:table-cell>
          <table:table-cell table:style-name="ce31" office:value-type="float" office:value="1250">
            <text:p>1250</text:p>
          </table:table-cell>
          <table:table-cell table:style-name="ce31" office:value-type="float" office:value="1500">
            <text:p>1500</text:p>
          </table:table-cell>
          <table:table-cell table:style-name="ce31" office:value-type="float" office:value="1750">
            <text:p>1750</text:p>
          </table:table-cell>
          <table:table-cell table:style-name="ce31" office:value-type="float" office:value="2000">
            <text:p>2000</text:p>
          </table:table-cell>
          <table:table-cell table:style-name="ce31" office:value-type="float" office:value="2500">
            <text:p>2500</text:p>
          </table:table-cell>
          <table:table-cell table:style-name="ce31" office:value-type="float" office:value="3000">
            <text:p>3000</text:p>
          </table:table-cell>
          <table:table-cell table:style-name="ce31" office:value-type="float" office:value="4000">
            <text:p>4000</text:p>
          </table:table-cell>
          <table:table-cell table:style-name="ce31" office:value-type="float" office:value="5000">
            <text:p>5000</text:p>
          </table:table-cell>
          <table:table-cell table:style-name="ce31" office:value-type="float" office:value="6000">
            <text:p>6000</text:p>
          </table:table-cell>
          <table:table-cell table:style-name="ce31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a (dB)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5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o (dB)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Wallimann.K24" table:end-x="1.062cm" table:end-y="0.361cm" draw:z-index="0" draw:name="Chart 2" draw:style-name="gr1" svg:width="25.536cm" svg:height="8.062cm" svg:x="0.075cm" svg:y="0.397cm">
              <draw:object draw:notify-on-update-of-ranges="Wallimann.A2:Wallimann.A2 Wallimann.B2:Wallimann.P2 Wallimann.B1:Wallimann.P1 Wallimann.A3:Wallimann.A3 Wallimann.B3:Wallimann.P3 Wallimann.B1:Wallimann.P1" xlink:href="./Object 51" xlink:type="simple" xlink:show="embed" xlink:actuate="onLoad"/>
              <draw:image xlink:href="./ObjectReplacements/Object 51" xlink:type="simple" xlink:show="embed" xlink:actuate="onLoad"/>
            </draw:frame>
          </table:table-cell>
          <table:table-cell table:number-columns-repeated="10"/>
          <table:table-cell>
            <draw:frame table:end-cell-address="Wallimann.V24" table:end-x="0.09cm" table:end-y="0.397cm" draw:z-index="1" draw:name="Chart 3" draw:style-name="gr1" svg:width="24.43cm" svg:height="8.098cm" svg:x="0.209cm" svg:y="0.397cm">
              <draw:object draw:notify-on-update-of-ranges="Wallimann.A6:Wallimann.A6 Wallimann.B6:Wallimann.P6 Wallimann.B5:Wallimann.P5 Wallimann.A7:Wallimann.A7 Wallimann.B7:Wallimann.P7 Wallimann.B5:Wallimann.P5" xlink:href="./Object 52" xlink:type="simple" xlink:show="embed" xlink:actuate="onLoad"/>
              <draw:image xlink:href="./ObjectReplacements/Object 52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a (dB) befor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o (dB) before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a (dB) ide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o (dB) ideal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" office:value-type="float" office:value="125">
            <text:p>125</text:p>
          </table:table-cell>
          <table:table-cell table:style-name="ce30" office:value-type="float" office:value="250">
            <text:p>250</text:p>
          </table:table-cell>
          <table:table-cell table:style-name="ce30" office:value-type="float" office:value="500">
            <text:p>500</text:p>
          </table:table-cell>
          <table:table-cell table:style-name="ce30" office:value-type="float" office:value="750">
            <text:p>750</text:p>
          </table:table-cell>
          <table:table-cell table:style-name="ce30" office:value-type="float" office:value="1000">
            <text:p>1000</text:p>
          </table:table-cell>
          <table:table-cell table:style-name="ce30" office:value-type="float" office:value="1250">
            <text:p>1250</text:p>
          </table:table-cell>
          <table:table-cell table:style-name="ce30" office:value-type="float" office:value="1500">
            <text:p>1500</text:p>
          </table:table-cell>
          <table:table-cell table:style-name="ce30" office:value-type="float" office:value="1750">
            <text:p>1750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500">
            <text:p>2500</text:p>
          </table:table-cell>
          <table:table-cell table:style-name="ce30" office:value-type="float" office:value="3000">
            <text:p>3000</text:p>
          </table:table-cell>
          <table:table-cell table:style-name="ce30" office:value-type="float" office:value="4000">
            <text:p>4000</text:p>
          </table:table-cell>
          <table:table-cell table:style-name="ce30" office:value-type="float" office:value="5000">
            <text:p>5000</text:p>
          </table:table-cell>
          <table:table-cell table:style-name="ce30" office:value-type="float" office:value="6000">
            <text:p>6000</text:p>
          </table:table-cell>
          <table:table-cell table:style-name="ce30" office:value-type="float" office:value="8000">
            <text:p>800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a (dB) afte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5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Co (dB) after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a (dB) ide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Co (dB) ideal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>
            <draw:frame table:end-cell-address="Wallimann.K52" table:end-x="0.206cm" table:end-y="0.376cm" draw:z-index="2" draw:name="Chart 4" draw:style-name="gr1" svg:width="24.68cm" svg:height="7.59cm" svg:x="0.075cm" svg:y="0.378cm">
              <draw:object draw:notify-on-update-of-ranges="Wallimann.A27:Wallimann.A27 Wallimann.B27:Wallimann.P27 Wallimann.B26:Wallimann.P26 Wallimann.A28:Wallimann.A28 Wallimann.B28:Wallimann.P28 Wallimann.B26:Wallimann.P26 Wallimann.A29:Wallimann.A29 Wallimann.B29:Wallimann.P29 Wallimann.B26:Wallimann.P26 Wallimann.A30:Wallimann.A30 Wallimann.B30:Wallimann.P30 Wallimann.B26:Wallimann.P26" xlink:href="./Object 53" xlink:type="simple" xlink:show="embed" xlink:actuate="onLoad"/>
              <draw:image xlink:href="./ObjectReplacements/Object 53" xlink:type="simple" xlink:show="embed" xlink:actuate="onLoad"/>
            </draw:frame>
          </table:table-cell>
          <table:table-cell table:number-columns-repeated="10"/>
          <table:table-cell>
            <draw:frame table:end-cell-address="Wallimann.U52" table:end-x="1.916cm" table:end-y="0.237cm" draw:z-index="3" draw:name="Chart 5" draw:style-name="gr1" svg:width="23.801cm" svg:height="7.451cm" svg:x="0.209cm" svg:y="0.378cm">
              <draw:object draw:notify-on-update-of-ranges="Wallimann.A33:Wallimann.A33 Wallimann.B33:Wallimann.P33 Wallimann.B32:Wallimann.P32 Wallimann.A34:Wallimann.A34 Wallimann.B34:Wallimann.P34 Wallimann.B32:Wallimann.P32 Wallimann.A35:Wallimann.A35 Wallimann.B35:Wallimann.P35 Wallimann.B32:Wallimann.P32 Wallimann.A36:Wallimann.A36 Wallimann.B36:Wallimann.P36 Wallimann.B32:Wallimann.P32" xlink:href="./Object 54" xlink:type="simple" xlink:show="embed" xlink:actuate="onLoad"/>
              <draw:image xlink:href="./ObjectReplacements/Object 54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rbe idéal" table:style-name="ta15" table:print="false">
        <table:table-column table:style-name="co3" table:number-columns-repeated="1024" table:default-cell-style-name="Excel_20_Built-in_20_Normal"/>
        <table:table-row table:style-name="ro1">
          <table:table-cell table:style-name="ce3" office:value-type="string">
            <text:p>Ideal Curve</text:p>
          </table:table-cell>
          <table:table-cell table:style-name="ce31" office:value-type="float" office:value="125">
            <text:p>125</text:p>
          </table:table-cell>
          <table:table-cell table:style-name="ce31" office:value-type="float" office:value="250">
            <text:p>250</text:p>
          </table:table-cell>
          <table:table-cell table:style-name="ce31" office:value-type="float" office:value="500">
            <text:p>500</text:p>
          </table:table-cell>
          <table:table-cell table:style-name="ce31" office:value-type="float" office:value="750">
            <text:p>750</text:p>
          </table:table-cell>
          <table:table-cell table:style-name="ce31" office:value-type="float" office:value="1000">
            <text:p>1000</text:p>
          </table:table-cell>
          <table:table-cell table:style-name="ce31" office:value-type="float" office:value="1250">
            <text:p>1250</text:p>
          </table:table-cell>
          <table:table-cell table:style-name="ce31" office:value-type="float" office:value="1500">
            <text:p>1500</text:p>
          </table:table-cell>
          <table:table-cell table:style-name="ce31" office:value-type="float" office:value="1750">
            <text:p>1750</text:p>
          </table:table-cell>
          <table:table-cell table:style-name="ce31" office:value-type="float" office:value="2000">
            <text:p>2000</text:p>
          </table:table-cell>
          <table:table-cell table:style-name="ce31" office:value-type="float" office:value="2500">
            <text:p>2500</text:p>
          </table:table-cell>
          <table:table-cell table:style-name="ce31" office:value-type="float" office:value="3000">
            <text:p>3000</text:p>
          </table:table-cell>
          <table:table-cell table:style-name="ce31" office:value-type="float" office:value="4000">
            <text:p>4000</text:p>
          </table:table-cell>
          <table:table-cell table:style-name="ce31" office:value-type="float" office:value="5000">
            <text:p>5000</text:p>
          </table:table-cell>
          <table:table-cell table:style-name="ce31" office:value-type="float" office:value="6000">
            <text:p>6000</text:p>
          </table:table-cell>
          <table:table-cell table:style-name="ce31" office:value-type="float" office:value="8000">
            <text:p>8000</text:p>
          </table:table-cell>
          <table:table-cell table:style-name="ce32" table:number-columns-repeated="3"/>
          <table:table-cell table:number-columns-repeated="1005"/>
        </table:table-row>
        <table:table-row table:style-name="ro1">
          <table:table-cell table:style-name="ce3" office:value-type="string">
            <text:p>Ca (dB)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o (dB)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.5">
            <text:p>1.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'Courbe idéal'.N26" table:end-x="0.074cm" table:end-y="0.184cm" draw:z-index="0" draw:name="Chart 3" draw:style-name="gr1" svg:width="29.432cm" svg:height="10.809cm" svg:x="0.102cm" svg:y="0.003cm">
              <draw:object draw:notify-on-update-of-ranges="'Courbe idéal'.A2:'Courbe idéal'.A2 'Courbe idéal'.B2:'Courbe idéal'.P2 'Courbe idéal'.B1:'Courbe idéal'.P1 'Courbe idéal'.A3:'Courbe idéal'.A3 'Courbe idéal'.B3:'Courbe idéal'.P3 'Courbe idéal'.B1:'Courbe idéal'.P1" xlink:href="./Object 55" xlink:type="simple" xlink:show="embed" xlink:actuate="onLoad"/>
              <draw:image xlink:href="./ObjectReplacements/Object 5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fr" number:country="CH">
      <number:number number:min-integer-digits="1"/>
    </number:number-style>
    <number:number-style style:name="N5106P0" style:volatile="true" number:language="fr" number:country="CH">
      <number:text>SFr. </number:text>
      <number:number number:decimal-places="0" number:min-integer-digits="1" number:grouping="true"/>
    </number:number-style>
    <number:number-style style:name="N5106" number:language="fr" number:country="CH">
      <number:text>SFr. 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fr" number:country="CH">
      <number:text>SFr. </number:text>
      <number:number number:decimal-places="0" number:min-integer-digits="1" number:grouping="true"/>
    </number:number-style>
    <number:number-style style:name="N5107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fr" number:country="CH">
      <number:text>SFr. </number:text>
      <number:number number:decimal-places="2" number:min-integer-digits="1" number:grouping="true"/>
    </number:number-style>
    <number:number-style style:name="N5108" number:language="fr" number:country="CH">
      <number:text>SFr. -</number:text>
      <number:number number:decimal-places="2" number:min-integer-digits="1" number:grouping="true"/>
      <style:map style:condition="value()&gt;=0" style:apply-style-name="N5108P0"/>
    </number:number-style>
    <number:number-style style:name="N5109P0" style:volatile="true" number:language="fr" number:country="CH">
      <number:text>SFr. </number:text>
      <number:number number:decimal-places="2" number:min-integer-digits="1" number:grouping="true"/>
    </number:number-style>
    <number:number-style style:name="N5109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09P0"/>
    </number:number-style>
    <number:date-style style:name="N5110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5111" number:language="fr" number:country="CH">
      <number:month number:textual="true"/>
      <number:text>.</number:text>
      <number:year/>
    </number:date-style>
    <number:time-style style:name="N5112" number:language="fr" number:country="CH">
      <number:hours/>
      <number:text>:</number:text>
      <number:minutes number:style="long"/>
      <number:text> </number:text>
      <number:am-pm/>
    </number:time-style>
    <number:time-style style:name="N5113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4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CH">
      <number:number number:decimal-places="0" number:min-integer-digits="1" number:grouping="true"/>
    </number:number-style>
    <number:number-style style:name="N5115" number:language="fr" number:country="CH">
      <number:text>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fr" number:country="CH">
      <number:number number:decimal-places="0" number:min-integer-digits="1" number:grouping="true"/>
    </number:number-style>
    <number:number-style style:name="N5116" number:language="fr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fr" number:country="CH">
      <number:number number:decimal-places="2" number:min-integer-digits="1" number:grouping="true"/>
    </number:number-style>
    <number:number-style style:name="N5117" number:language="fr" number:country="CH">
      <number:text>-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fr" number:country="CH">
      <number:number number:decimal-places="2" number:min-integer-digits="1" number:grouping="true"/>
    </number:number-style>
    <number:number-style style:name="N5118" number:language="fr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fr" number:country="CH">
      <number:text> </number:text>
      <number:number number:decimal-places="0" number:min-integer-digits="1" number:grouping="true"/>
      <number:text> </number:text>
    </number:number-style>
    <number:number-style style:name="N5119P1" style:volatile="true" number:language="fr" number:country="CH">
      <number:text> -</number:text>
      <number:number number:decimal-places="0" number:min-integer-digits="1" number:grouping="true"/>
      <number:text> </number:text>
    </number:number-style>
    <number:number-style style:name="N5119P2" style:volatile="true" number:language="fr" number:country="CH">
      <number:text> - </number:text>
    </number:number-style>
    <number:text-style style:name="N5119" number:language="fr" number:country="CH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0P0" style:volatile="true" number:language="fr" number:country="CH">
      <number:text> SFr. </number:text>
      <number:number number:decimal-places="0" number:min-integer-digits="1" number:grouping="true"/>
      <number:text> </number:text>
    </number:number-style>
    <number:number-style style:name="N5120P1" style:volatile="true" number:language="fr" number:country="CH">
      <number:text> SFr. -</number:text>
      <number:number number:decimal-places="0" number:min-integer-digits="1" number:grouping="true"/>
      <number:text> </number:text>
    </number:number-style>
    <number:number-style style:name="N5120P2" style:volatile="true" number:language="fr" number:country="CH">
      <number:text> SFr. - </number:text>
    </number:number-style>
    <number:text-style style:name="N5120" number:language="fr" number:country="CH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fr" number:country="CH">
      <number:text> </number:text>
      <number:number number:decimal-places="2" number:min-integer-digits="1" number:grouping="true"/>
      <number:text> </number:text>
    </number:number-style>
    <number:number-style style:name="N5121P1" style:volatile="true" number:language="fr" number:country="CH">
      <number:text> -</number:text>
      <number:number number:decimal-places="2" number:min-integer-digits="1" number:grouping="true"/>
      <number:text> </number:text>
    </number:number-style>
    <number:number-style style:name="N5121P2" style:volatile="true" number:language="fr" number:country="CH">
      <number:text> -</number:text>
      <number:number number:decimal-places="0" number:min-integer-digits="0"/>
      <number:text> </number:text>
    </number:number-style>
    <number:text-style style:name="N5121" number:language="fr" number:country="CH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fr" number:country="CH">
      <number:text> SFr. </number:text>
      <number:number number:decimal-places="2" number:min-integer-digits="1" number:grouping="true"/>
      <number:text> </number:text>
    </number:number-style>
    <number:number-style style:name="N5122P1" style:volatile="true" number:language="fr" number:country="CH">
      <number:text> SFr. -</number:text>
      <number:number number:decimal-places="2" number:min-integer-digits="1" number:grouping="true"/>
      <number:text> </number:text>
    </number:number-style>
    <number:number-style style:name="N5122P2" style:volatile="true" number:language="fr" number:country="CH">
      <number:text> SFr. -</number:text>
      <number:number number:decimal-places="0" number:min-integer-digits="0"/>
      <number:text> </number:text>
    </number:number-style>
    <number:text-style style:name="N5122" number:language="fr" number:country="CH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time-style style:name="N5123" number:language="fr" number:country="CH">
      <number:minutes number:style="long"/>
      <number:text>:</number:text>
      <number:seconds number:style="long"/>
    </number:time-style>
    <number:time-style style:name="N5124" number:language="fr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5" number:language="fr" number:country="CH">
      <number:minutes number:style="long"/>
      <number:text>:</number:text>
      <number:seconds number:style="long" number:decimal-places="1"/>
    </number:time-style>
    <number:number-style style:name="N5126" number:language="fr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30">30.06.2018</text:date>, <text:time>21:0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HOQOL_20_before" style:display-name="PageStyle_WHOQOL befo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HOQOL_20_after" style:display-name="PageStyle_WHOQOL aft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aphs_20_WHOQOL" style:display-name="PageStyle_Graphs WHOQ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ng" style:display-name="PageStyle_Sw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yer" style:display-name="PageStyle_Mey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issner" style:display-name="PageStyle_Meissn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cher" style:display-name="PageStyle_Dech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haffner" style:display-name="PageStyle_Schaffn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llmann" style:display-name="PageStyle_Fellman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ruderlin" style:display-name="PageStyle_Bruderli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hmann" style:display-name="PageStyle_Lehman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vallaro" style:display-name="PageStyle_Cavallar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äderlin" style:display-name="PageStyle_Käderli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llimann" style:display-name="PageStyle_Walliman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rbe_20_idéal" style:display-name="PageStyle_Courbe idé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5" meta:cell-count="4123" meta:object-count="55"/>
    <meta:generator>OpenOffice.org/3.3$Unix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bfbfbf"/>
    </style:style>
    <style:style style:name="ch2" style:family="chart">
      <style:chart-properties chart:auto-position="true"/>
      <style:text-properties fo:color="#40404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gap-width="65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70ad47" draw:opacity="85%"/>
      <style:text-properties fo:color="#ffffff" fo:font-family="Calibri" fo:font-size="9pt" fo:font-weight="bold" style:font-size-asian="9pt" style:font-weight-asian="bold" style:font-size-complex="9pt" style:font-weight-complex="bold"/>
    </style:style>
    <style:style style:name="ch8" style:family="chart" style:data-style-name="N5000">
      <style:chart-properties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5b9bd5" draw:opacity="85%"/>
      <style:text-properties fo:color="#ffffff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537cm" svg:height="5.145cm" xlink:href=".." xlink:type="simple" chart:class="chart:bar" chart:style-name="ch1">
        <chart:title svg:x="3.592cm" svg:y="0.238cm" chart:style-name="ch2">
          <text:p>Sving </text:p>
        </chart:title>
        <chart:legend chart:legend-position="bottom" svg:x="3.451cm" svg:y="4.44cm" chart:style-name="ch3"/>
        <chart:plot-area chart:style-name="ch4" table:cell-range-address="'Graphs WHOQOL'.A11:'Graphs WHOQOL'.C15" chart:data-source-has-labels="both" svg:x="0.64cm" svg:y="1.827cm" svg:width="8.517cm" svg:height="2.091cm">
          <chartooo:coordinate-region svg:x="0.64cm" svg:y="1.827cm" svg:width="8.517cm" svg:height="2.091cm"/>
          <chart:axis chart:dimension="x" chart:name="primary-x" chart:style-name="ch5">
            <chart:categories table:cell-range-address="'Graphs WHOQOL'.A12:'Graphs WHOQOL'.A15"/>
          </chart:axis>
          <chart:axis chart:dimension="y" chart:name="primary-y" chart:style-name="ch6"/>
          <chart:series chart:style-name="ch7" chart:values-cell-range-address="'Graphs WHOQOL'.B12:'Graphs WHOQOL'.B15" chart:label-cell-address="'Graphs WHOQOL'.B11:'Graphs WHOQOL'.B11" chart:class="chart:bar">
            <chart:data-point chart:repeated="4"/>
          </chart:series>
          <chart:series chart:style-name="ch8" chart:values-cell-range-address="'Graphs WHOQOL'.C12:'Graphs WHOQOL'.C15" chart:label-cell-address="'Graphs WHOQOL'.C11:'Graphs WHOQOL'.C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'Graphs WHOQOL'.B11:'Graphs WHOQOL'.B11</svg:desc>
                </draw:g>
              </table:table-cell>
              <table:table-cell office:value-type="string">
                <text:p>After</text:p>
                <draw:g>
                  <svg:desc>'Graphs WHOQOL'.C11:'Graphs WHOQOL'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ain 1 Raw Score</text:p>
                <draw:g>
                  <svg:desc>'Graphs WHOQOL'.A12:'Graphs WHOQOL'.A15</svg:desc>
                </draw:g>
              </table:table-cell>
              <table:table-cell office:value-type="float" office:value="26">
                <text:p>26</text:p>
                <draw:g>
                  <svg:desc>'Graphs WHOQOL'.B12:'Graphs WHOQOL'.B15</svg:desc>
                </draw:g>
              </table:table-cell>
              <table:table-cell office:value-type="float" office:value="25">
                <text:p>25</text:p>
                <draw:g>
                  <svg:desc>'Graphs WHOQOL'.C12:'Graphs WHOQOL'.C15</svg:desc>
                </draw:g>
              </table:table-cell>
            </table:table-row>
            <table:table-row>
              <table:table-cell office:value-type="string">
                <text:p>Domain 2 Raw Score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Domain 3 Raw Score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omain 4 Raw Score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amed-symbol" chart:symbol-name="arrow-right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amed-symbol" chart:symbol-name="arrow-right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875cm" svg:height="8.656cm" xlink:href=".." xlink:type="simple" chart:class="chart:scatter" chart:style-name="ch1">
        <chart:title svg:x="7.413cm" svg:y="0.308cm" chart:style-name="ch2">
          <text:p>OD after</text:p>
        </chart:title>
        <chart:legend chart:legend-position="bottom" svg:x="6.844cm" svg:y="7.951cm" chart:style-name="ch3"/>
        <chart:plot-area chart:style-name="ch4" table:cell-range-address="Swing.B1:Swing.P3 Swing.A2:Swing.A3" chart:data-source-has-labels="column" svg:x="0.787cm" svg:y="1.678cm" svg:width="15.414cm" svg:height="5.68cm">
          <chartooo:coordinate-region svg:x="0.787cm" svg:y="1.678cm" svg:width="15.414cm" svg:height="5.68cm"/>
          <chart:axis chart:dimension="x" chart:name="primary-x" chart:style-name="ch5"/>
          <chart:axis chart:dimension="y" chart:name="primary-y" chart:style-name="ch5"/>
          <chart:series chart:style-name="ch6" chart:values-cell-range-address="Swing.B2:Swing.P2" chart:label-cell-address="Swing.A2:Swing.A2" chart:class="chart:scatter">
            <chart:domain table:cell-range-address="Swing.B1:Swing.P1"/>
            <chart:data-point chart:repeated="15"/>
          </chart:series>
          <chart:series chart:style-name="ch7" chart:values-cell-range-address="Swing.B3:Swing.P3" chart:label-cell-address="Swing.A3:Swing.A3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wing.B1:Swing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Swing.A2:Swing.A2</svg:desc>
                </draw:g>
              </table:table-cell>
              <table:table-cell office:value-type="float" office:value="1">
                <text:p>1</text:p>
                <draw:g>
                  <svg:desc>Swing.B2:Swing.P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o (dB)</text:p>
                <draw:g>
                  <svg:desc>Swing.A3:Swing.A3</svg:desc>
                </draw:g>
              </table:table-cell>
              <table:table-cell office:value-type="float" office:value="NaN">
                <text:p>NaN</text:p>
                <draw:g>
                  <svg:desc>Swing.B3:Swing.P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amed-symbol" chart:symbol-name="arrow-right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amed-symbol" chart:symbol-name="arrow-right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072cm" svg:height="8.529cm" xlink:href=".." xlink:type="simple" chart:class="chart:scatter" chart:style-name="ch1">
        <chart:title svg:x="7.281cm" svg:y="0.305cm" chart:style-name="ch2">
          <text:p>OD Before</text:p>
        </chart:title>
        <chart:legend chart:legend-position="bottom" svg:x="6.943cm" svg:y="7.824cm" chart:style-name="ch3"/>
        <chart:plot-area chart:style-name="ch4" table:cell-range-address="Swing.B5:Swing.P7 Swing.A6:Swing.A7" chart:data-source-has-labels="column" svg:x="0.791cm" svg:y="1.666cm" svg:width="15.599cm" svg:height="5.568cm">
          <chartooo:coordinate-region svg:x="0.791cm" svg:y="1.666cm" svg:width="15.599cm" svg:height="5.568cm"/>
          <chart:axis chart:dimension="x" chart:name="primary-x" chart:style-name="ch5"/>
          <chart:axis chart:dimension="y" chart:name="primary-y" chart:style-name="ch5"/>
          <chart:series chart:style-name="ch6" chart:values-cell-range-address="Swing.B6:Swing.P6" chart:label-cell-address="Swing.A6:Swing.A6" chart:class="chart:scatter">
            <chart:domain table:cell-range-address="Swing.B5:Swing.P5"/>
            <chart:data-point chart:repeated="15"/>
          </chart:series>
          <chart:series chart:style-name="ch7" chart:values-cell-range-address="Swing.B7:Swing.P7" chart:label-cell-address="Swing.A7:Swing.A7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wing.B5:Swing.P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Swing.A6:Swing.A6</svg:desc>
                </draw:g>
              </table:table-cell>
              <table:table-cell office:value-type="float" office:value="0">
                <text:p>0</text:p>
                <draw:g>
                  <svg:desc>Swing.B6:Swing.P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 (dB)</text:p>
                <draw:g>
                  <svg:desc>Swing.A7:Swing.A7</svg:desc>
                </draw:g>
              </table:table-cell>
              <table:table-cell office:value-type="float" office:value="NaN">
                <text:p>NaN</text:p>
                <draw:g>
                  <svg:desc>Swing.B7:Swing.P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amed-symbol" chart:symbol-name="arrow-right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amed-symbol" chart:symbol-name="arrow-right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amed-symbol" chart:symbol-name="arrow-right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amed-symbol" chart:symbol-name="arrow-right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0.189cm" svg:height="9.674cm" xlink:href=".." xlink:type="simple" chart:class="chart:scatter" chart:style-name="ch1">
        <chart:title svg:x="12.476cm" svg:y="0.328cm" chart:style-name="ch2">
          <text:p>OD Co Ca Before/After</text:p>
        </chart:title>
        <chart:legend chart:legend-position="bottom" svg:x="11.593cm" svg:y="8.969cm" chart:style-name="ch3"/>
        <chart:plot-area chart:style-name="ch4" table:cell-range-address="Swing.B10:Swing.P14 Swing.A11:Swing.A14" chart:data-source-has-labels="column" svg:x="1.053cm" svg:y="1.758cm" svg:width="27.93cm" svg:height="6.598cm">
          <chartooo:coordinate-region svg:x="1.053cm" svg:y="1.758cm" svg:width="27.93cm" svg:height="6.598cm"/>
          <chart:axis chart:dimension="x" chart:name="primary-x" chart:style-name="ch5"/>
          <chart:axis chart:dimension="y" chart:name="primary-y" chart:style-name="ch5"/>
          <chart:series chart:style-name="ch6" chart:values-cell-range-address="Swing.B11:Swing.P11" chart:label-cell-address="Swing.A11:Swing.A11" chart:class="chart:scatter">
            <chart:domain table:cell-range-address="Swing.B10:Swing.P10"/>
            <chart:data-point chart:repeated="15"/>
          </chart:series>
          <chart:series chart:style-name="ch7" chart:values-cell-range-address="Swing.B12:Swing.P12" chart:label-cell-address="Swing.A12:Swing.A12" chart:class="chart:scatter">
            <chart:data-point chart:repeated="15"/>
          </chart:series>
          <chart:series chart:style-name="ch8" chart:values-cell-range-address="Swing.B13:Swing.P13" chart:label-cell-address="Swing.A13:Swing.A13" chart:class="chart:scatter">
            <chart:data-point chart:repeated="15"/>
          </chart:series>
          <chart:series chart:style-name="ch9" chart:values-cell-range-address="Swing.B14:Swing.P14" chart:label-cell-address="Swing.A14:Swing.A14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0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wing.B10:Swing.P10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after</text:p>
                <draw:g>
                  <svg:desc>Swing.A11:Swing.A11</svg:desc>
                </draw:g>
              </table:table-cell>
              <table:table-cell office:value-type="float" office:value="1">
                <text:p>1</text:p>
                <draw:g>
                  <svg:desc>Swing.B11:Swing.P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a before</text:p>
                <draw:g>
                  <svg:desc>Swing.A12:Swing.A12</svg:desc>
                </draw:g>
              </table:table-cell>
              <table:table-cell office:value-type="float" office:value="0">
                <text:p>0</text:p>
                <draw:g>
                  <svg:desc>Swing.B12:Swing.P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 after</text:p>
                <draw:g>
                  <svg:desc>Swing.A13:Swing.A13</svg:desc>
                </draw:g>
              </table:table-cell>
              <table:table-cell office:value-type="float" office:value="NaN">
                <text:p>NaN</text:p>
                <draw:g>
                  <svg:desc>Swing.B13:Swing.P1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 before</text:p>
                <draw:g>
                  <svg:desc>Swing.A14:Swing.A14</svg:desc>
                </draw:g>
              </table:table-cell>
              <table:table-cell office:value-type="float" office:value="NaN">
                <text:p>NaN</text:p>
                <draw:g>
                  <svg:desc>Swing.B14:Swing.P1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6.202cm" svg:height="6.873cm" xlink:href=".." xlink:type="simple" chart:class="chart:scatter" chart:style-name="ch1">
        <chart:title svg:x="7.909cm" svg:y="0.272cm" chart:style-name="ch2">
          <text:p>Comparison BC BA before Swing / Ideal Curve</text:p>
        </chart:title>
        <chart:legend chart:legend-position="bottom" svg:x="8.191cm" svg:y="6.168cm" chart:style-name="ch3"/>
        <chart:plot-area chart:style-name="ch4" table:cell-range-address="Swing.B39:Swing.P43 Swing.A40:Swing.A43" chart:data-source-has-labels="column" svg:x="0.438cm" svg:y="1.09cm" svg:width="25.202cm" svg:height="5.667cm">
          <chartooo:coordinate-region svg:x="0.438cm" svg:y="1.09cm" svg:width="25.202cm" svg:height="5.667cm"/>
          <chart:axis chart:dimension="x" chart:name="primary-x" chart:style-name="ch5"/>
          <chart:axis chart:dimension="y" chart:name="primary-y" chart:style-name="ch5"/>
          <chart:series chart:style-name="ch6" chart:values-cell-range-address="Swing.B40:Swing.P40" chart:label-cell-address="Swing.A40:Swing.A40" chart:class="chart:scatter">
            <chart:domain table:cell-range-address="Swing.B39:Swing.P39"/>
            <chart:data-point chart:repeated="15"/>
          </chart:series>
          <chart:series chart:style-name="ch7" chart:values-cell-range-address="Swing.B41:Swing.P41" chart:label-cell-address="Swing.A41:Swing.A41" chart:class="chart:scatter">
            <chart:data-point chart:repeated="15"/>
          </chart:series>
          <chart:series chart:style-name="ch8" chart:values-cell-range-address="Swing.B42:Swing.P42" chart:label-cell-address="Swing.A42:Swing.A42" chart:class="chart:scatter">
            <chart:data-point chart:repeated="15"/>
          </chart:series>
          <chart:series chart:style-name="ch9" chart:values-cell-range-address="Swing.B43:Swing.P43" chart:label-cell-address="Swing.A43:Swing.A43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39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wing.B39:Swing.P39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before</text:p>
                <draw:g>
                  <svg:desc>Swing.A40:Swing.A40</svg:desc>
                </draw:g>
              </table:table-cell>
              <table:table-cell office:value-type="float" office:value="0">
                <text:p>0</text:p>
                <draw:g>
                  <svg:desc>Swing.B40:Swing.P4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 (dB) before</text:p>
                <draw:g>
                  <svg:desc>Swing.A41:Swing.A41</svg:desc>
                </draw:g>
              </table:table-cell>
              <table:table-cell office:value-type="float" office:value="NaN">
                <text:p>NaN</text:p>
                <draw:g>
                  <svg:desc>Swing.B41:Swing.P4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 (dB) ideal</text:p>
                <draw:g>
                  <svg:desc>Swing.A42:Swing.A42</svg:desc>
                </draw:g>
              </table:table-cell>
              <table:table-cell office:value-type="float" office:value="5">
                <text:p>5</text:p>
                <draw:g>
                  <svg:desc>Swing.B42:Swing.P4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Swing.A43:Swing.A43</svg:desc>
                </draw:g>
              </table:table-cell>
              <table:table-cell office:value-type="float" office:value="NaN">
                <text:p>NaN</text:p>
                <draw:g>
                  <svg:desc>Swing.B43:Swing.P4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55cm" svg:height="7.08cm" xlink:href=".." xlink:type="simple" chart:class="chart:scatter" chart:style-name="ch1">
        <chart:title svg:x="5.949cm" svg:y="0.276cm" chart:style-name="ch2">
          <text:p>Comparison BC BA after Swing/ Ideal Curve</text:p>
        </chart:title>
        <chart:legend chart:legend-position="bottom" svg:x="7.619cm" svg:y="6.375cm" chart:style-name="ch3"/>
        <chart:plot-area chart:style-name="ch4" table:cell-range-address="Swing.B60:Swing.P64 Swing.A61:Swing.A64" chart:data-source-has-labels="column" svg:x="0.941cm" svg:y="1.798cm" svg:width="22.627cm" svg:height="4.016cm">
          <chartooo:coordinate-region svg:x="0.941cm" svg:y="1.798cm" svg:width="22.627cm" svg:height="4.016cm"/>
          <chart:axis chart:dimension="x" chart:name="primary-x" chart:style-name="ch5"/>
          <chart:axis chart:dimension="y" chart:name="primary-y" chart:style-name="ch5"/>
          <chart:series chart:style-name="ch6" chart:values-cell-range-address="Swing.B61:Swing.P61" chart:label-cell-address="Swing.A61:Swing.A61" chart:class="chart:scatter">
            <chart:domain table:cell-range-address="Swing.B60:Swing.P60"/>
            <chart:data-point chart:repeated="15"/>
          </chart:series>
          <chart:series chart:style-name="ch7" chart:values-cell-range-address="Swing.B62:Swing.P62" chart:label-cell-address="Swing.A62:Swing.A62" chart:class="chart:scatter">
            <chart:data-point chart:repeated="15"/>
          </chart:series>
          <chart:series chart:style-name="ch8" chart:values-cell-range-address="Swing.B63:Swing.P63" chart:label-cell-address="Swing.A63:Swing.A63" chart:class="chart:scatter">
            <chart:data-point chart:repeated="15"/>
          </chart:series>
          <chart:series chart:style-name="ch9" chart:values-cell-range-address="Swing.B64:Swing.P64" chart:label-cell-address="Swing.A64:Swing.A64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60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wing.B60:Swing.P60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after</text:p>
                <draw:g>
                  <svg:desc>Swing.A61:Swing.A61</svg:desc>
                </draw:g>
              </table:table-cell>
              <table:table-cell office:value-type="float" office:value="1">
                <text:p>1</text:p>
                <draw:g>
                  <svg:desc>Swing.B61:Swing.P6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o (dB) after</text:p>
                <draw:g>
                  <svg:desc>Swing.A62:Swing.A62</svg:desc>
                </draw:g>
              </table:table-cell>
              <table:table-cell office:value-type="float" office:value="NaN">
                <text:p>NaN</text:p>
                <draw:g>
                  <svg:desc>Swing.B62:Swing.P6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 (dB) ideal</text:p>
                <draw:g>
                  <svg:desc>Swing.A63:Swing.A63</svg:desc>
                </draw:g>
              </table:table-cell>
              <table:table-cell office:value-type="float" office:value="5">
                <text:p>5</text:p>
                <draw:g>
                  <svg:desc>Swing.B63:Swing.P6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Swing.A64:Swing.A64</svg:desc>
                </draw:g>
              </table:table-cell>
              <table:table-cell office:value-type="float" office:value="NaN">
                <text:p>NaN</text:p>
                <draw:g>
                  <svg:desc>Swing.B64:Swing.P6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amed-symbol" chart:symbol-name="arrow-right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amed-symbol" chart:symbol-name="arrow-right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2.147cm" svg:height="6.714cm" xlink:href=".." xlink:type="simple" chart:class="chart:scatter" chart:style-name="ch1">
        <chart:title svg:x="9.09cm" svg:y="0.269cm" chart:style-name="ch2">
          <text:p>OD before Meyer</text:p>
        </chart:title>
        <chart:legend chart:legend-position="bottom" svg:x="9.48cm" svg:y="6.009cm" chart:style-name="ch3"/>
        <chart:plot-area chart:style-name="ch4" table:cell-range-address="Meyer.B1:Meyer.P3 Meyer.A2:Meyer.A3" chart:data-source-has-labels="column" svg:x="0.892cm" svg:y="1.522cm" svg:width="20.371cm" svg:height="3.933cm">
          <chartooo:coordinate-region svg:x="0.892cm" svg:y="1.522cm" svg:width="20.371cm" svg:height="3.933cm"/>
          <chart:axis chart:dimension="x" chart:name="primary-x" chart:style-name="ch5"/>
          <chart:axis chart:dimension="y" chart:name="primary-y" chart:style-name="ch5"/>
          <chart:series chart:style-name="ch6" chart:values-cell-range-address="Meyer.B2:Meyer.P2" chart:label-cell-address="Meyer.A2:Meyer.A2" chart:class="chart:scatter">
            <chart:domain table:cell-range-address="Meyer.B1:Meyer.P1"/>
            <chart:data-point chart:repeated="15"/>
          </chart:series>
          <chart:series chart:style-name="ch7" chart:values-cell-range-address="Meyer.B3:Meyer.P3" chart:label-cell-address="Meyer.A3:Meyer.A3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Meyer.B1:Meyer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Meyer.A2:Meyer.A2</svg:desc>
                </draw:g>
              </table:table-cell>
              <table:table-cell office:value-type="float" office:value="5">
                <text:p>5</text:p>
                <draw:g>
                  <svg:desc>Meyer.B2:Meyer.P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o (dB)</text:p>
                <draw:g>
                  <svg:desc>Meyer.A3:Meyer.A3</svg:desc>
                </draw:g>
              </table:table-cell>
              <table:table-cell office:value-type="float" office:value="NaN">
                <text:p>NaN</text:p>
                <draw:g>
                  <svg:desc>Meyer.B3:Meyer.P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amed-symbol" chart:symbol-name="arrow-right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amed-symbol" chart:symbol-name="arrow-right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2.344cm" svg:height="6.94cm" xlink:href=".." xlink:type="simple" chart:class="chart:scatter" chart:style-name="ch1">
        <chart:title svg:x="9.397cm" svg:y="0.273cm" chart:style-name="ch2">
          <text:p>OD after Meyer</text:p>
        </chart:title>
        <chart:legend chart:legend-position="bottom" svg:x="9.579cm" svg:y="6.235cm" chart:style-name="ch3"/>
        <chart:plot-area chart:style-name="ch4" table:cell-range-address="Meyer.B5:Meyer.P7 Meyer.A6:Meyer.A7" chart:data-source-has-labels="column" svg:x="0.896cm" svg:y="1.538cm" svg:width="20.556cm" svg:height="4.139cm">
          <chartooo:coordinate-region svg:x="0.896cm" svg:y="1.538cm" svg:width="20.556cm" svg:height="4.139cm"/>
          <chart:axis chart:dimension="x" chart:name="primary-x" chart:style-name="ch5"/>
          <chart:axis chart:dimension="y" chart:name="primary-y" chart:style-name="ch5"/>
          <chart:series chart:style-name="ch6" chart:values-cell-range-address="Meyer.B6:Meyer.P6" chart:label-cell-address="Meyer.A6:Meyer.A6" chart:class="chart:scatter">
            <chart:domain table:cell-range-address="Meyer.B5:Meyer.P5"/>
            <chart:data-point chart:repeated="15"/>
          </chart:series>
          <chart:series chart:style-name="ch7" chart:values-cell-range-address="Meyer.B7:Meyer.P7" chart:label-cell-address="Meyer.A7:Meyer.A7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Meyer.B5:Meyer.P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Meyer.A6:Meyer.A6</svg:desc>
                </draw:g>
              </table:table-cell>
              <table:table-cell office:value-type="float" office:value="4">
                <text:p>4</text:p>
                <draw:g>
                  <svg:desc>Meyer.B6:Meyer.P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 (dB)</text:p>
                <draw:g>
                  <svg:desc>Meyer.A7:Meyer.A7</svg:desc>
                </draw:g>
              </table:table-cell>
              <table:table-cell office:value-type="float" office:value="NaN">
                <text:p>NaN</text:p>
                <draw:g>
                  <svg:desc>Meyer.B7:Meyer.P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059cm" svg:height="6.715cm" xlink:href=".." xlink:type="simple" chart:class="chart:scatter" chart:style-name="ch1">
        <chart:title svg:x="5.396cm" svg:y="0.269cm" chart:style-name="ch2">
          <text:p>Comparison BC BA before/ Ideal Curve
</text:p>
        </chart:title>
        <chart:legend chart:legend-position="bottom" svg:x="6.119cm" svg:y="6.01cm" chart:style-name="ch3"/>
        <chart:plot-area chart:style-name="ch4" table:cell-range-address="Meyer.B23:Meyer.P27 Meyer.A24:Meyer.A27" chart:data-source-has-labels="column" svg:x="0.924cm" svg:y="1.276cm" svg:width="20.298cm" svg:height="4.197cm">
          <chartooo:coordinate-region svg:x="0.924cm" svg:y="1.276cm" svg:width="20.298cm" svg:height="4.197cm"/>
          <chart:axis chart:dimension="x" chart:name="primary-x" chart:style-name="ch5"/>
          <chart:axis chart:dimension="y" chart:name="primary-y" chart:style-name="ch5"/>
          <chart:series chart:style-name="ch6" chart:values-cell-range-address="Meyer.B24:Meyer.P24" chart:label-cell-address="Meyer.A24:Meyer.A24" chart:class="chart:scatter">
            <chart:domain table:cell-range-address="Meyer.B23:Meyer.P23"/>
            <chart:data-point chart:repeated="15"/>
          </chart:series>
          <chart:series chart:style-name="ch7" chart:values-cell-range-address="Meyer.B25:Meyer.P25" chart:label-cell-address="Meyer.A25:Meyer.A25" chart:class="chart:scatter">
            <chart:data-point chart:repeated="15"/>
          </chart:series>
          <chart:series chart:style-name="ch8" chart:values-cell-range-address="Meyer.B26:Meyer.P26" chart:label-cell-address="Meyer.A26:Meyer.A26" chart:class="chart:scatter">
            <chart:data-point chart:repeated="15"/>
          </chart:series>
          <chart:series chart:style-name="ch9" chart:values-cell-range-address="Meyer.B27:Meyer.P27" chart:label-cell-address="Meyer.A27:Meyer.A2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3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Meyer.B23:Meyer.P23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before</text:p>
                <draw:g>
                  <svg:desc>Meyer.A24:Meyer.A24</svg:desc>
                </draw:g>
              </table:table-cell>
              <table:table-cell office:value-type="float" office:value="5">
                <text:p>5</text:p>
                <draw:g>
                  <svg:desc>Meyer.B24:Meyer.P2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o (dB) before</text:p>
                <draw:g>
                  <svg:desc>Meyer.A25:Meyer.A25</svg:desc>
                </draw:g>
              </table:table-cell>
              <table:table-cell office:value-type="float" office:value="NaN">
                <text:p>NaN</text:p>
                <draw:g>
                  <svg:desc>Meyer.B25:Meyer.P2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 (dB) ideal</text:p>
                <draw:g>
                  <svg:desc>Meyer.A26:Meyer.A26</svg:desc>
                </draw:g>
              </table:table-cell>
              <table:table-cell office:value-type="float" office:value="5">
                <text:p>5</text:p>
                <draw:g>
                  <svg:desc>Meyer.B26:Meyer.P2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Meyer.A27:Meyer.A27</svg:desc>
                </draw:g>
              </table:table-cell>
              <table:table-cell office:value-type="float" office:value="NaN">
                <text:p>NaN</text:p>
                <draw:g>
                  <svg:desc>Meyer.B27:Meyer.P2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1.898cm" svg:height="6.715cm" xlink:href=".." xlink:type="simple" chart:class="chart:scatter" chart:style-name="ch1">
        <chart:title svg:x="5.316cm" svg:y="0.269cm" chart:style-name="ch2">
          <text:p>Comparison BC BA before/ Ideal Curve
</text:p>
        </chart:title>
        <chart:legend chart:legend-position="bottom" svg:x="6.293cm" svg:y="6.01cm" chart:style-name="ch3"/>
        <chart:plot-area chart:style-name="ch4" table:cell-range-address="Meyer.B29:Meyer.P33 Meyer.A30:Meyer.A33" chart:data-source-has-labels="column" svg:x="0.917cm" svg:y="1.276cm" svg:width="20.15cm" svg:height="4.197cm">
          <chartooo:coordinate-region svg:x="0.917cm" svg:y="1.276cm" svg:width="20.15cm" svg:height="4.197cm"/>
          <chart:axis chart:dimension="x" chart:name="primary-x" chart:style-name="ch5"/>
          <chart:axis chart:dimension="y" chart:name="primary-y" chart:style-name="ch5"/>
          <chart:series chart:style-name="ch6" chart:values-cell-range-address="Meyer.B30:Meyer.P30" chart:label-cell-address="Meyer.A30:Meyer.A30" chart:class="chart:scatter">
            <chart:domain table:cell-range-address="Meyer.B29:Meyer.P29"/>
            <chart:data-point chart:repeated="15"/>
          </chart:series>
          <chart:series chart:style-name="ch7" chart:values-cell-range-address="Meyer.B31:Meyer.P31" chart:label-cell-address="Meyer.A31:Meyer.A31" chart:class="chart:scatter">
            <chart:data-point chart:repeated="15"/>
          </chart:series>
          <chart:series chart:style-name="ch8" chart:values-cell-range-address="Meyer.B32:Meyer.P32" chart:label-cell-address="Meyer.A32:Meyer.A32" chart:class="chart:scatter">
            <chart:data-point chart:repeated="15"/>
          </chart:series>
          <chart:series chart:style-name="ch9" chart:values-cell-range-address="Meyer.B33:Meyer.P33" chart:label-cell-address="Meyer.A33:Meyer.A33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9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Meyer.B29:Meyer.P29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after</text:p>
                <draw:g>
                  <svg:desc>Meyer.A30:Meyer.A30</svg:desc>
                </draw:g>
              </table:table-cell>
              <table:table-cell office:value-type="float" office:value="4">
                <text:p>4</text:p>
                <draw:g>
                  <svg:desc>Meyer.B30:Meyer.P3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 (dB) after</text:p>
                <draw:g>
                  <svg:desc>Meyer.A31:Meyer.A31</svg:desc>
                </draw:g>
              </table:table-cell>
              <table:table-cell office:value-type="float" office:value="NaN">
                <text:p>NaN</text:p>
                <draw:g>
                  <svg:desc>Meyer.B31:Meyer.P3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 (dB) ideal</text:p>
                <draw:g>
                  <svg:desc>Meyer.A32:Meyer.A32</svg:desc>
                </draw:g>
              </table:table-cell>
              <table:table-cell office:value-type="float" office:value="5">
                <text:p>5</text:p>
                <draw:g>
                  <svg:desc>Meyer.B32:Meyer.P3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Meyer.A33:Meyer.A33</svg:desc>
                </draw:g>
              </table:table-cell>
              <table:table-cell office:value-type="float" office:value="NaN">
                <text:p>NaN</text:p>
                <draw:g>
                  <svg:desc>Meyer.B33:Meyer.P3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5.325cm" svg:height="8.093cm" xlink:href=".." xlink:type="simple" chart:class="chart:scatter" chart:style-name="ch1">
        <chart:title svg:x="10.368cm" svg:y="0.296cm" chart:style-name="ch2">
          <text:p>OD before Meissner</text:p>
        </chart:title>
        <chart:legend chart:legend-position="bottom" svg:x="11.069cm" svg:y="7.388cm" chart:style-name="ch3"/>
        <chart:plot-area chart:style-name="ch4" table:cell-range-address="Meissner.B1:Meissner.P3 Meissner.A2:Meissner.A3" chart:data-source-has-labels="column" svg:x="0.956cm" svg:y="1.63cm" svg:width="23.357cm" svg:height="5.177cm">
          <chartooo:coordinate-region svg:x="0.956cm" svg:y="1.63cm" svg:width="23.357cm" svg:height="5.177cm"/>
          <chart:axis chart:dimension="x" chart:name="primary-x" chart:style-name="ch5"/>
          <chart:axis chart:dimension="y" chart:name="primary-y" chart:style-name="ch5"/>
          <chart:series chart:style-name="ch6" chart:values-cell-range-address="Meissner.B2:Meissner.P2" chart:label-cell-address="Meissner.A2:Meissner.A2" chart:class="chart:scatter">
            <chart:domain table:cell-range-address="Meissner.B1:Meissner.P1"/>
            <chart:data-point chart:repeated="15"/>
          </chart:series>
          <chart:series chart:style-name="ch7" chart:values-cell-range-address="Meissner.B3:Meissner.P3" chart:label-cell-address="Meissner.A3:Meissner.A3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Meissner.B1:Meissner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Meissner.A2:Meissner.A2</svg:desc>
                </draw:g>
              </table:table-cell>
              <table:table-cell office:value-type="float" office:value="3">
                <text:p>3</text:p>
                <draw:g>
                  <svg:desc>Meissner.B2:Meissner.P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</text:p>
                <draw:g>
                  <svg:desc>Meissner.A3:Meissner.A3</svg:desc>
                </draw:g>
              </table:table-cell>
              <table:table-cell office:value-type="float" office:value="NaN">
                <text:p>NaN</text:p>
                <draw:g>
                  <svg:desc>Meissner.B3:Meissner.P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bfbfbf"/>
    </style:style>
    <style:style style:name="ch2" style:family="chart">
      <style:chart-properties chart:auto-position="true"/>
      <style:text-properties fo:color="#40404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gap-width="65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70ad47" draw:opacity="85%"/>
      <style:text-properties fo:color="#ffffff" fo:font-family="Calibri" fo:font-size="9pt" fo:font-weight="bold" style:font-size-asian="9pt" style:font-weight-asian="bold" style:font-size-complex="9pt" style:font-weight-complex="bold"/>
    </style:style>
    <style:style style:name="ch8" style:family="chart" style:data-style-name="N5000">
      <style:chart-properties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5b9bd5" draw:opacity="85%"/>
      <style:text-properties fo:color="#ffffff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032cm" svg:height="5.145cm" xlink:href=".." xlink:type="simple" chart:class="chart:bar" chart:style-name="ch1">
        <chart:title svg:x="3.77cm" svg:y="0.238cm" chart:style-name="ch2">
          <text:p>Huser </text:p>
        </chart:title>
        <chart:legend chart:legend-position="bottom" svg:x="3.699cm" svg:y="4.44cm" chart:style-name="ch3"/>
        <chart:plot-area chart:style-name="ch4" table:cell-range-address="'Graphs WHOQOL'.E11:'Graphs WHOQOL'.G15" chart:data-source-has-labels="both" svg:x="0.65cm" svg:y="1.827cm" svg:width="8.982cm" svg:height="2.091cm">
          <chartooo:coordinate-region svg:x="0.65cm" svg:y="1.827cm" svg:width="8.982cm" svg:height="2.091cm"/>
          <chart:axis chart:dimension="x" chart:name="primary-x" chart:style-name="ch5">
            <chart:categories table:cell-range-address="'Graphs WHOQOL'.E12:'Graphs WHOQOL'.E15"/>
          </chart:axis>
          <chart:axis chart:dimension="y" chart:name="primary-y" chart:style-name="ch6"/>
          <chart:series chart:style-name="ch7" chart:values-cell-range-address="'Graphs WHOQOL'.F12:'Graphs WHOQOL'.F15" chart:label-cell-address="'Graphs WHOQOL'.F11:'Graphs WHOQOL'.F11" chart:class="chart:bar">
            <chart:data-point chart:repeated="4"/>
          </chart:series>
          <chart:series chart:style-name="ch8" chart:values-cell-range-address="'Graphs WHOQOL'.G12:'Graphs WHOQOL'.G15" chart:label-cell-address="'Graphs WHOQOL'.G11:'Graphs WHOQOL'.G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'Graphs WHOQOL'.F11:'Graphs WHOQOL'.F11</svg:desc>
                </draw:g>
              </table:table-cell>
              <table:table-cell office:value-type="string">
                <text:p>After</text:p>
                <draw:g>
                  <svg:desc>'Graphs WHOQOL'.G11:'Graphs WHOQOL'.G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ain 1 Raw Score</text:p>
                <draw:g>
                  <svg:desc>'Graphs WHOQOL'.E12:'Graphs WHOQOL'.E15</svg:desc>
                </draw:g>
              </table:table-cell>
              <table:table-cell office:value-type="float" office:value="16">
                <text:p>16</text:p>
                <draw:g>
                  <svg:desc>'Graphs WHOQOL'.F12:'Graphs WHOQOL'.F15</svg:desc>
                </draw:g>
              </table:table-cell>
              <table:table-cell office:value-type="float" office:value="15">
                <text:p>15</text:p>
                <draw:g>
                  <svg:desc>'Graphs WHOQOL'.G12:'Graphs WHOQOL'.G15</svg:desc>
                </draw:g>
              </table:table-cell>
            </table:table-row>
            <table:table-row>
              <table:table-cell office:value-type="string">
                <text:p>Domain 2 Raw Score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omain 3 Raw Score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omain 4 Raw Score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4.07cm" svg:height="8.213cm" xlink:href=".." xlink:type="simple" chart:class="chart:scatter" chart:style-name="ch1">
        <chart:title svg:x="9.937cm" svg:y="0.299cm" chart:style-name="ch2">
          <text:p>OD after Meissner</text:p>
        </chart:title>
        <chart:legend chart:legend-position="bottom" svg:x="10.442cm" svg:y="7.508cm" chart:style-name="ch3"/>
        <chart:plot-area chart:style-name="ch4" table:cell-range-address="Meissner.B5:Meissner.P7 Meissner.A6:Meissner.A7" chart:data-source-has-labels="column" svg:x="0.931cm" svg:y="1.642cm" svg:width="22.177cm" svg:height="5.282cm">
          <chartooo:coordinate-region svg:x="0.931cm" svg:y="1.642cm" svg:width="22.177cm" svg:height="5.282cm"/>
          <chart:axis chart:dimension="x" chart:name="primary-x" chart:style-name="ch5"/>
          <chart:axis chart:dimension="y" chart:name="primary-y" chart:style-name="ch5"/>
          <chart:series chart:style-name="ch6" chart:values-cell-range-address="Meissner.B6:Meissner.P6" chart:label-cell-address="Meissner.A6:Meissner.A6" chart:class="chart:scatter">
            <chart:domain table:cell-range-address="Meissner.B5:Meissner.P5"/>
            <chart:data-point chart:repeated="15"/>
          </chart:series>
          <chart:series chart:style-name="ch7" chart:values-cell-range-address="Meissner.B7:Meissner.P7" chart:label-cell-address="Meissner.A7:Meissner.A7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Meissner.B5:Meissner.P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Meissner.A6:Meissner.A6</svg:desc>
                </draw:g>
              </table:table-cell>
              <table:table-cell office:value-type="float" office:value="1">
                <text:p>1</text:p>
                <draw:g>
                  <svg:desc>Meissner.B6:Meissner.P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 (dB)</text:p>
                <draw:g>
                  <svg:desc>Meissner.A7:Meissner.A7</svg:desc>
                </draw:g>
              </table:table-cell>
              <table:table-cell office:value-type="float" office:value="NaN">
                <text:p>NaN</text:p>
                <draw:g>
                  <svg:desc>Meissner.B7:Meissner.P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317cm" svg:height="7.705cm" xlink:href=".." xlink:type="simple" chart:class="chart:scatter" chart:style-name="ch1">
        <chart:title svg:x="6.525cm" svg:y="0.289cm" chart:style-name="ch2">
          <text:p>Comparison BC BA before/ Ideal Curve
</text:p>
        </chart:title>
        <chart:legend chart:legend-position="bottom" svg:x="7.248cm" svg:y="7cm" chart:style-name="ch3"/>
        <chart:plot-area chart:style-name="ch4" table:cell-range-address="Meissner.B26:Meissner.P30 Meissner.A27:Meissner.A30" chart:data-source-has-labels="column" svg:x="1.019cm" svg:y="1.464cm" svg:width="22.376cm" svg:height="4.817cm">
          <chartooo:coordinate-region svg:x="1.019cm" svg:y="1.464cm" svg:width="22.376cm" svg:height="4.817cm"/>
          <chart:axis chart:dimension="x" chart:name="primary-x" chart:style-name="ch5"/>
          <chart:axis chart:dimension="y" chart:name="primary-y" chart:style-name="ch5"/>
          <chart:series chart:style-name="ch6" chart:values-cell-range-address="Meissner.B27:Meissner.P27" chart:label-cell-address="Meissner.A27:Meissner.A27" chart:class="chart:scatter">
            <chart:domain table:cell-range-address="Meissner.B26:Meissner.P26"/>
            <chart:data-point chart:repeated="15"/>
          </chart:series>
          <chart:series chart:style-name="ch7" chart:values-cell-range-address="Meissner.B28:Meissner.P28" chart:label-cell-address="Meissner.A28:Meissner.A28" chart:class="chart:scatter">
            <chart:data-point chart:repeated="15"/>
          </chart:series>
          <chart:series chart:style-name="ch8" chart:values-cell-range-address="Meissner.B29:Meissner.P29" chart:label-cell-address="Meissner.A29:Meissner.A29" chart:class="chart:scatter">
            <chart:data-point chart:repeated="15"/>
          </chart:series>
          <chart:series chart:style-name="ch9" chart:values-cell-range-address="Meissner.B30:Meissner.P30" chart:label-cell-address="Meissner.A30:Meissner.A30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Meissner.B26:Meissner.P2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before</text:p>
                <draw:g>
                  <svg:desc>Meissner.A27:Meissner.A27</svg:desc>
                </draw:g>
              </table:table-cell>
              <table:table-cell office:value-type="float" office:value="3">
                <text:p>3</text:p>
                <draw:g>
                  <svg:desc>Meissner.B27:Meissner.P2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before</text:p>
                <draw:g>
                  <svg:desc>Meissner.A28:Meissner.A28</svg:desc>
                </draw:g>
              </table:table-cell>
              <table:table-cell office:value-type="float" office:value="NaN">
                <text:p>NaN</text:p>
                <draw:g>
                  <svg:desc>Meissner.B28:Meissner.P2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Ca (dB) ideal</text:p>
                <draw:g>
                  <svg:desc>Meissner.A29:Meissner.A29</svg:desc>
                </draw:g>
              </table:table-cell>
              <table:table-cell office:value-type="float" office:value="5">
                <text:p>5</text:p>
                <draw:g>
                  <svg:desc>Meissner.B29:Meissner.P2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Meissner.A30:Meissner.A30</svg:desc>
                </draw:g>
              </table:table-cell>
              <table:table-cell office:value-type="float" office:value="NaN">
                <text:p>NaN</text:p>
                <draw:g>
                  <svg:desc>Meissner.B30:Meissner.P3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611cm" svg:height="7.624cm" xlink:href=".." xlink:type="simple" chart:class="chart:scatter" chart:style-name="ch1">
        <chart:title svg:x="6.172cm" svg:y="0.287cm" chart:style-name="ch2">
          <text:p>Comparison BC BA before/ Ideal Curve
</text:p>
        </chart:title>
        <chart:legend chart:legend-position="bottom" svg:x="7.149cm" svg:y="6.919cm" chart:style-name="ch3"/>
        <chart:plot-area chart:style-name="ch4" table:cell-range-address="Meissner.B32:Meissner.P36 Meissner.A33:Meissner.A36" chart:data-source-has-labels="column" svg:x="0.989cm" svg:y="1.449cm" svg:width="21.726cm" svg:height="4.766cm">
          <chartooo:coordinate-region svg:x="0.989cm" svg:y="1.449cm" svg:width="21.726cm" svg:height="4.766cm"/>
          <chart:axis chart:dimension="x" chart:name="primary-x" chart:style-name="ch5"/>
          <chart:axis chart:dimension="y" chart:name="primary-y" chart:style-name="ch5"/>
          <chart:series chart:style-name="ch6" chart:values-cell-range-address="Meissner.B33:Meissner.P33" chart:label-cell-address="Meissner.A33:Meissner.A33" chart:class="chart:scatter">
            <chart:domain table:cell-range-address="Meissner.B32:Meissner.P32"/>
            <chart:data-point chart:repeated="15"/>
          </chart:series>
          <chart:series chart:style-name="ch7" chart:values-cell-range-address="Meissner.B34:Meissner.P34" chart:label-cell-address="Meissner.A34:Meissner.A34" chart:class="chart:scatter">
            <chart:data-point chart:repeated="15"/>
          </chart:series>
          <chart:series chart:style-name="ch8" chart:values-cell-range-address="Meissner.B35:Meissner.P35" chart:label-cell-address="Meissner.A35:Meissner.A35" chart:class="chart:scatter">
            <chart:data-point chart:repeated="15"/>
          </chart:series>
          <chart:series chart:style-name="ch9" chart:values-cell-range-address="Meissner.B36:Meissner.P36" chart:label-cell-address="Meissner.A36:Meissner.A36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Meissner.B32:Meissner.P32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after</text:p>
                <draw:g>
                  <svg:desc>Meissner.A33:Meissner.A33</svg:desc>
                </draw:g>
              </table:table-cell>
              <table:table-cell office:value-type="float" office:value="1">
                <text:p>1</text:p>
                <draw:g>
                  <svg:desc>Meissner.B33:Meissner.P3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 (dB) after</text:p>
                <draw:g>
                  <svg:desc>Meissner.A34:Meissner.A34</svg:desc>
                </draw:g>
              </table:table-cell>
              <table:table-cell office:value-type="float" office:value="NaN">
                <text:p>NaN</text:p>
                <draw:g>
                  <svg:desc>Meissner.B34:Meissner.P3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 (dB) ideal</text:p>
                <draw:g>
                  <svg:desc>Meissner.A35:Meissner.A35</svg:desc>
                </draw:g>
              </table:table-cell>
              <table:table-cell office:value-type="float" office:value="5">
                <text:p>5</text:p>
                <draw:g>
                  <svg:desc>Meissner.B35:Meissner.P3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Meissner.A36:Meissner.A36</svg:desc>
                </draw:g>
              </table:table-cell>
              <table:table-cell office:value-type="float" office:value="NaN">
                <text:p>NaN</text:p>
                <draw:g>
                  <svg:desc>Meissner.B36:Meissner.P3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5.415cm" svg:height="8.231cm" xlink:href=".." xlink:type="simple" chart:class="chart:scatter" chart:style-name="ch1">
        <chart:title svg:x="10.609cm" svg:y="0.299cm" chart:style-name="ch2">
          <text:p>OD before Decher</text:p>
        </chart:title>
        <chart:legend chart:legend-position="bottom" svg:x="11.114cm" svg:y="7.526cm" chart:style-name="ch3"/>
        <chart:plot-area chart:style-name="ch4" table:cell-range-address="Decher.B1:Decher.P3 Decher.A2:Decher.A3" chart:data-source-has-labels="column" svg:x="0.958cm" svg:y="1.642cm" svg:width="23.441cm" svg:height="5.3cm">
          <chartooo:coordinate-region svg:x="0.958cm" svg:y="1.642cm" svg:width="23.441cm" svg:height="5.3cm"/>
          <chart:axis chart:dimension="x" chart:name="primary-x" chart:style-name="ch5"/>
          <chart:axis chart:dimension="y" chart:name="primary-y" chart:style-name="ch5"/>
          <chart:series chart:style-name="ch6" chart:values-cell-range-address="Decher.B2:Decher.P2" chart:label-cell-address="Decher.A2:Decher.A2" chart:class="chart:scatter">
            <chart:domain table:cell-range-address="Decher.B1:Decher.P1"/>
            <chart:data-point chart:repeated="15"/>
          </chart:series>
          <chart:series chart:style-name="ch7" chart:values-cell-range-address="Decher.B3:Decher.P3" chart:label-cell-address="Decher.A3:Decher.A3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Decher.B1:Decher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Decher.A2:Decher.A2</svg:desc>
                </draw:g>
              </table:table-cell>
              <table:table-cell office:value-type="float" office:value="2">
                <text:p>2</text:p>
                <draw:g>
                  <svg:desc>Decher.B2:Decher.P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o (dB)</text:p>
                <draw:g>
                  <svg:desc>Decher.A3:Decher.A3</svg:desc>
                </draw:g>
              </table:table-cell>
              <table:table-cell office:value-type="float" office:value="NaN">
                <text:p>NaN</text:p>
                <draw:g>
                  <svg:desc>Decher.B3:Decher.P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4.159cm" svg:height="8.266cm" xlink:href=".." xlink:type="simple" chart:class="chart:scatter" chart:style-name="ch1">
        <chart:title svg:x="10.189cm" svg:y="0.3cm" chart:style-name="ch2">
          <text:p>OD after Decher</text:p>
        </chart:title>
        <chart:legend chart:legend-position="bottom" svg:x="10.486cm" svg:y="7.561cm" chart:style-name="ch3"/>
        <chart:plot-area chart:style-name="ch4" table:cell-range-address="Decher.B5:Decher.P7 Decher.A6:Decher.A7" chart:data-source-has-labels="column" svg:x="0.933cm" svg:y="1.646cm" svg:width="22.26cm" svg:height="5.33cm">
          <chartooo:coordinate-region svg:x="0.933cm" svg:y="1.646cm" svg:width="22.26cm" svg:height="5.33cm"/>
          <chart:axis chart:dimension="x" chart:name="primary-x" chart:style-name="ch5"/>
          <chart:axis chart:dimension="y" chart:name="primary-y" chart:style-name="ch5"/>
          <chart:series chart:style-name="ch6" chart:values-cell-range-address="Decher.B6:Decher.P6" chart:label-cell-address="Decher.A6:Decher.A6" chart:class="chart:scatter">
            <chart:domain table:cell-range-address="Decher.B5:Decher.P5"/>
            <chart:data-point chart:repeated="15"/>
          </chart:series>
          <chart:series chart:style-name="ch7" chart:values-cell-range-address="Decher.B7:Decher.P7" chart:label-cell-address="Decher.A7:Decher.A7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Decher.B5:Decher.P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Decher.A6:Decher.A6</svg:desc>
                </draw:g>
              </table:table-cell>
              <table:table-cell office:value-type="float" office:value="4">
                <text:p>4</text:p>
                <draw:g>
                  <svg:desc>Decher.B6:Decher.P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 (dB)</text:p>
                <draw:g>
                  <svg:desc>Decher.A7:Decher.A7</svg:desc>
                </draw:g>
              </table:table-cell>
              <table:table-cell office:value-type="float" office:value="NaN">
                <text:p>NaN</text:p>
                <draw:g>
                  <svg:desc>Decher.B7:Decher.P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559cm" svg:height="7.76cm" xlink:href=".." xlink:type="simple" chart:class="chart:scatter" chart:style-name="ch1">
        <chart:title svg:x="6.646cm" svg:y="0.29cm" chart:style-name="ch2">
          <text:p>Comparison BC BA before/ Ideal Curve
</text:p>
        </chart:title>
        <chart:legend chart:legend-position="bottom" svg:x="7.369cm" svg:y="7.055cm" chart:style-name="ch3"/>
        <chart:plot-area chart:style-name="ch4" table:cell-range-address="Decher.B26:Decher.P30 Decher.A27:Decher.A30" chart:data-source-has-labels="column" svg:x="1.029cm" svg:y="1.475cm" svg:width="22.599cm" svg:height="4.851cm">
          <chartooo:coordinate-region svg:x="1.029cm" svg:y="1.475cm" svg:width="22.599cm" svg:height="4.851cm"/>
          <chart:axis chart:dimension="x" chart:name="primary-x" chart:style-name="ch5"/>
          <chart:axis chart:dimension="y" chart:name="primary-y" chart:style-name="ch5"/>
          <chart:series chart:style-name="ch6" chart:values-cell-range-address="Decher.B27:Decher.P27" chart:label-cell-address="Decher.A27:Decher.A27" chart:class="chart:scatter">
            <chart:domain table:cell-range-address="Decher.B26:Decher.P26"/>
            <chart:data-point chart:repeated="15"/>
          </chart:series>
          <chart:series chart:style-name="ch7" chart:values-cell-range-address="Decher.B28:Decher.P28" chart:label-cell-address="Decher.A28:Decher.A28" chart:class="chart:scatter">
            <chart:data-point chart:repeated="15"/>
          </chart:series>
          <chart:series chart:style-name="ch8" chart:values-cell-range-address="Decher.B29:Decher.P29" chart:label-cell-address="Decher.A29:Decher.A29" chart:class="chart:scatter">
            <chart:data-point chart:repeated="15"/>
          </chart:series>
          <chart:series chart:style-name="ch9" chart:values-cell-range-address="Decher.B30:Decher.P30" chart:label-cell-address="Decher.A30:Decher.A30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Decher.B26:Decher.P2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before</text:p>
                <draw:g>
                  <svg:desc>Decher.A27:Decher.A27</svg:desc>
                </draw:g>
              </table:table-cell>
              <table:table-cell office:value-type="float" office:value="2">
                <text:p>2</text:p>
                <draw:g>
                  <svg:desc>Decher.B27:Decher.P2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o (dB) before</text:p>
                <draw:g>
                  <svg:desc>Decher.A28:Decher.A28</svg:desc>
                </draw:g>
              </table:table-cell>
              <table:table-cell office:value-type="float" office:value="NaN">
                <text:p>NaN</text:p>
                <draw:g>
                  <svg:desc>Decher.B28:Decher.P2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a (dB) ideal</text:p>
                <draw:g>
                  <svg:desc>Decher.A29:Decher.A29</svg:desc>
                </draw:g>
              </table:table-cell>
              <table:table-cell office:value-type="float" office:value="5">
                <text:p>5</text:p>
                <draw:g>
                  <svg:desc>Decher.B29:Decher.P2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Decher.A30:Decher.A30</svg:desc>
                </draw:g>
              </table:table-cell>
              <table:table-cell office:value-type="float" office:value="NaN">
                <text:p>NaN</text:p>
                <draw:g>
                  <svg:desc>Decher.B30:Decher.P3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692cm" svg:height="7.758cm" xlink:href=".." xlink:type="simple" chart:class="chart:scatter" chart:style-name="ch1">
        <chart:title svg:x="6.479cm" svg:y="0.29cm" chart:style-name="ch2">
          <text:p>Comparison BC BA after/ Ideal Curve
</text:p>
        </chart:title>
        <chart:legend chart:legend-position="bottom" svg:x="7.19cm" svg:y="7.053cm" chart:style-name="ch3"/>
        <chart:plot-area chart:style-name="ch4" table:cell-range-address="Decher.B32:Decher.P36 Decher.A33:Decher.A36" chart:data-source-has-labels="column" svg:x="0.992cm" svg:y="1.474cm" svg:width="21.801cm" svg:height="4.85cm">
          <chartooo:coordinate-region svg:x="0.992cm" svg:y="1.474cm" svg:width="21.801cm" svg:height="4.85cm"/>
          <chart:axis chart:dimension="x" chart:name="primary-x" chart:style-name="ch5"/>
          <chart:axis chart:dimension="y" chart:name="primary-y" chart:style-name="ch5"/>
          <chart:series chart:style-name="ch6" chart:values-cell-range-address="Decher.B33:Decher.P33" chart:label-cell-address="Decher.A33:Decher.A33" chart:class="chart:scatter">
            <chart:domain table:cell-range-address="Decher.B32:Decher.P32"/>
            <chart:data-point chart:repeated="15"/>
          </chart:series>
          <chart:series chart:style-name="ch7" chart:values-cell-range-address="Decher.B34:Decher.P34" chart:label-cell-address="Decher.A34:Decher.A34" chart:class="chart:scatter">
            <chart:data-point chart:repeated="15"/>
          </chart:series>
          <chart:series chart:style-name="ch8" chart:values-cell-range-address="Decher.B35:Decher.P35" chart:label-cell-address="Decher.A35:Decher.A35" chart:class="chart:scatter">
            <chart:data-point chart:repeated="15"/>
          </chart:series>
          <chart:series chart:style-name="ch9" chart:values-cell-range-address="Decher.B36:Decher.P36" chart:label-cell-address="Decher.A36:Decher.A36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Decher.B32:Decher.P32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after</text:p>
                <draw:g>
                  <svg:desc>Decher.A33:Decher.A33</svg:desc>
                </draw:g>
              </table:table-cell>
              <table:table-cell office:value-type="float" office:value="4">
                <text:p>4</text:p>
                <draw:g>
                  <svg:desc>Decher.B33:Decher.P3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 (dB) after</text:p>
                <draw:g>
                  <svg:desc>Decher.A34:Decher.A34</svg:desc>
                </draw:g>
              </table:table-cell>
              <table:table-cell office:value-type="float" office:value="NaN">
                <text:p>NaN</text:p>
                <draw:g>
                  <svg:desc>Decher.B34:Decher.P3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 (dB) ideal</text:p>
                <draw:g>
                  <svg:desc>Decher.A35:Decher.A35</svg:desc>
                </draw:g>
              </table:table-cell>
              <table:table-cell office:value-type="float" office:value="5">
                <text:p>5</text:p>
                <draw:g>
                  <svg:desc>Decher.B35:Decher.P3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Decher.A36:Decher.A36</svg:desc>
                </draw:g>
              </table:table-cell>
              <table:table-cell office:value-type="float" office:value="NaN">
                <text:p>NaN</text:p>
                <draw:g>
                  <svg:desc>Decher.B36:Decher.P3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5.415cm" svg:height="8.231cm" xlink:href=".." xlink:type="simple" chart:class="chart:scatter" chart:style-name="ch1">
        <chart:title svg:x="10.355cm" svg:y="0.299cm" chart:style-name="ch2">
          <text:p>OD before Schaffner</text:p>
        </chart:title>
        <chart:legend chart:legend-position="bottom" svg:x="11.114cm" svg:y="7.526cm" chart:style-name="ch3"/>
        <chart:plot-area chart:style-name="ch4" table:cell-range-address="Schaffner.B1:Schaffner.P3 Schaffner.A2:Schaffner.A3" chart:data-source-has-labels="column" svg:x="0.958cm" svg:y="1.642cm" svg:width="23.441cm" svg:height="5.3cm">
          <chartooo:coordinate-region svg:x="0.958cm" svg:y="1.642cm" svg:width="23.441cm" svg:height="5.3cm"/>
          <chart:axis chart:dimension="x" chart:name="primary-x" chart:style-name="ch5"/>
          <chart:axis chart:dimension="y" chart:name="primary-y" chart:style-name="ch5"/>
          <chart:series chart:style-name="ch6" chart:values-cell-range-address="Schaffner.B2:Schaffner.P2" chart:label-cell-address="Schaffner.A2:Schaffner.A2" chart:class="chart:scatter">
            <chart:domain table:cell-range-address="Schaffner.B1:Schaffner.P1"/>
            <chart:data-point chart:repeated="15"/>
          </chart:series>
          <chart:series chart:style-name="ch7" chart:values-cell-range-address="Schaffner.B3:Schaffner.P3" chart:label-cell-address="Schaffner.A3:Schaffner.A3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chaffner.B1:Schaffner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Schaffner.A2:Schaffner.A2</svg:desc>
                </draw:g>
              </table:table-cell>
              <table:table-cell office:value-type="float" office:value="3">
                <text:p>3</text:p>
                <draw:g>
                  <svg:desc>Schaffner.B2:Schaffner.P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o (dB)</text:p>
                <draw:g>
                  <svg:desc>Schaffner.A3:Schaffner.A3</svg:desc>
                </draw:g>
              </table:table-cell>
              <table:table-cell office:value-type="float" office:value="NaN">
                <text:p>NaN</text:p>
                <draw:g>
                  <svg:desc>Schaffner.B3:Schaffner.P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4.159cm" svg:height="8.266cm" xlink:href=".." xlink:type="simple" chart:class="chart:scatter" chart:style-name="ch1">
        <chart:title svg:x="9.935cm" svg:y="0.3cm" chart:style-name="ch2">
          <text:p>OD after Schaffner</text:p>
        </chart:title>
        <chart:legend chart:legend-position="bottom" svg:x="10.486cm" svg:y="7.561cm" chart:style-name="ch3"/>
        <chart:plot-area chart:style-name="ch4" table:cell-range-address="Schaffner.B5:Schaffner.P7 Schaffner.A6:Schaffner.A7" chart:data-source-has-labels="column" svg:x="0.933cm" svg:y="1.646cm" svg:width="22.26cm" svg:height="5.33cm">
          <chartooo:coordinate-region svg:x="0.933cm" svg:y="1.646cm" svg:width="22.26cm" svg:height="5.33cm"/>
          <chart:axis chart:dimension="x" chart:name="primary-x" chart:style-name="ch5"/>
          <chart:axis chart:dimension="y" chart:name="primary-y" chart:style-name="ch5"/>
          <chart:series chart:style-name="ch6" chart:values-cell-range-address="Schaffner.B6:Schaffner.P6" chart:label-cell-address="Schaffner.A6:Schaffner.A6" chart:class="chart:scatter">
            <chart:domain table:cell-range-address="Schaffner.B5:Schaffner.P5"/>
            <chart:data-point chart:repeated="15"/>
          </chart:series>
          <chart:series chart:style-name="ch7" chart:values-cell-range-address="Schaffner.B7:Schaffner.P7" chart:label-cell-address="Schaffner.A7:Schaffner.A7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chaffner.B5:Schaffner.P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Schaffner.A6:Schaffner.A6</svg:desc>
                </draw:g>
              </table:table-cell>
              <table:table-cell office:value-type="float" office:value="3">
                <text:p>3</text:p>
                <draw:g>
                  <svg:desc>Schaffner.B6:Schaffner.P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o (dB)</text:p>
                <draw:g>
                  <svg:desc>Schaffner.A7:Schaffner.A7</svg:desc>
                </draw:g>
              </table:table-cell>
              <table:table-cell office:value-type="float" office:value="NaN">
                <text:p>NaN</text:p>
                <draw:g>
                  <svg:desc>Schaffner.B7:Schaffner.P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559cm" svg:height="7.76cm" xlink:href=".." xlink:type="simple" chart:class="chart:scatter" chart:style-name="ch1">
        <chart:title svg:x="6.646cm" svg:y="0.29cm" chart:style-name="ch2">
          <text:p>Comparison BC BA before/ Ideal Curve
</text:p>
        </chart:title>
        <chart:legend chart:legend-position="bottom" svg:x="7.369cm" svg:y="7.055cm" chart:style-name="ch3"/>
        <chart:plot-area chart:style-name="ch4" table:cell-range-address="Schaffner.B26:Schaffner.P30 Schaffner.A27:Schaffner.A30" chart:data-source-has-labels="column" svg:x="1.029cm" svg:y="1.475cm" svg:width="22.599cm" svg:height="4.851cm">
          <chartooo:coordinate-region svg:x="1.029cm" svg:y="1.475cm" svg:width="22.599cm" svg:height="4.851cm"/>
          <chart:axis chart:dimension="x" chart:name="primary-x" chart:style-name="ch5"/>
          <chart:axis chart:dimension="y" chart:name="primary-y" chart:style-name="ch5"/>
          <chart:series chart:style-name="ch6" chart:values-cell-range-address="Schaffner.B27:Schaffner.P27" chart:label-cell-address="Schaffner.A27:Schaffner.A27" chart:class="chart:scatter">
            <chart:domain table:cell-range-address="Schaffner.B26:Schaffner.P26"/>
            <chart:data-point chart:repeated="15"/>
          </chart:series>
          <chart:series chart:style-name="ch7" chart:values-cell-range-address="Schaffner.B28:Schaffner.P28" chart:label-cell-address="Schaffner.A28:Schaffner.A28" chart:class="chart:scatter">
            <chart:data-point chart:repeated="15"/>
          </chart:series>
          <chart:series chart:style-name="ch8" chart:values-cell-range-address="Schaffner.B29:Schaffner.P29" chart:label-cell-address="Schaffner.A29:Schaffner.A29" chart:class="chart:scatter">
            <chart:data-point chart:repeated="15"/>
          </chart:series>
          <chart:series chart:style-name="ch9" chart:values-cell-range-address="Schaffner.B30:Schaffner.P30" chart:label-cell-address="Schaffner.A30:Schaffner.A30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chaffner.B26:Schaffner.P2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before</text:p>
                <draw:g>
                  <svg:desc>Schaffner.A27:Schaffner.A27</svg:desc>
                </draw:g>
              </table:table-cell>
              <table:table-cell office:value-type="float" office:value="3">
                <text:p>3</text:p>
                <draw:g>
                  <svg:desc>Schaffner.B27:Schaffner.P2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o (dB) before</text:p>
                <draw:g>
                  <svg:desc>Schaffner.A28:Schaffner.A28</svg:desc>
                </draw:g>
              </table:table-cell>
              <table:table-cell office:value-type="float" office:value="NaN">
                <text:p>NaN</text:p>
                <draw:g>
                  <svg:desc>Schaffner.B28:Schaffner.P2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a (dB) ideal</text:p>
                <draw:g>
                  <svg:desc>Schaffner.A29:Schaffner.A29</svg:desc>
                </draw:g>
              </table:table-cell>
              <table:table-cell office:value-type="float" office:value="5">
                <text:p>5</text:p>
                <draw:g>
                  <svg:desc>Schaffner.B29:Schaffner.P2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Schaffner.A30:Schaffner.A30</svg:desc>
                </draw:g>
              </table:table-cell>
              <table:table-cell office:value-type="float" office:value="NaN">
                <text:p>NaN</text:p>
                <draw:g>
                  <svg:desc>Schaffner.B30:Schaffner.P3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bfbfbf"/>
    </style:style>
    <style:style style:name="ch2" style:family="chart">
      <style:chart-properties chart:auto-position="true"/>
      <style:text-properties fo:color="#40404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gap-width="65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70ad47" draw:opacity="85%"/>
      <style:text-properties fo:color="#ffffff" fo:font-family="Calibri" fo:font-size="9pt" fo:font-weight="bold" style:font-size-asian="9pt" style:font-weight-asian="bold" style:font-size-complex="9pt" style:font-weight-complex="bold"/>
    </style:style>
    <style:style style:name="ch8" style:family="chart" style:data-style-name="N5000">
      <style:chart-properties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5b9bd5" draw:opacity="85%"/>
      <style:text-properties fo:color="#ffffff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572cm" svg:height="5.075cm" xlink:href=".." xlink:type="simple" chart:class="chart:bar" chart:style-name="ch1">
        <chart:title svg:x="2.767cm" svg:y="0.237cm" chart:style-name="ch2">
          <text:p>Wallimann </text:p>
        </chart:title>
        <chart:legend chart:legend-position="bottom" svg:x="3.469cm" svg:y="4.37cm" chart:style-name="ch3"/>
        <chart:plot-area chart:style-name="ch4" table:cell-range-address="'Graphs WHOQOL'.I11:'Graphs WHOQOL'.K15" chart:data-source-has-labels="both" svg:x="0.641cm" svg:y="1.823cm" svg:width="8.549cm" svg:height="2.026cm">
          <chartooo:coordinate-region svg:x="0.641cm" svg:y="1.823cm" svg:width="8.549cm" svg:height="2.026cm"/>
          <chart:axis chart:dimension="x" chart:name="primary-x" chart:style-name="ch5">
            <chart:categories table:cell-range-address="'Graphs WHOQOL'.I12:'Graphs WHOQOL'.I15"/>
          </chart:axis>
          <chart:axis chart:dimension="y" chart:name="primary-y" chart:style-name="ch6"/>
          <chart:series chart:style-name="ch7" chart:values-cell-range-address="'Graphs WHOQOL'.J12:'Graphs WHOQOL'.J15" chart:label-cell-address="'Graphs WHOQOL'.J11:'Graphs WHOQOL'.J11" chart:class="chart:bar">
            <chart:data-point chart:repeated="4"/>
          </chart:series>
          <chart:series chart:style-name="ch8" chart:values-cell-range-address="'Graphs WHOQOL'.K12:'Graphs WHOQOL'.K15" chart:label-cell-address="'Graphs WHOQOL'.K11:'Graphs WHOQOL'.K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'Graphs WHOQOL'.J11:'Graphs WHOQOL'.J11</svg:desc>
                </draw:g>
              </table:table-cell>
              <table:table-cell office:value-type="string">
                <text:p>After</text:p>
                <draw:g>
                  <svg:desc>'Graphs WHOQOL'.K11:'Graphs WHOQOL'.K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ain 1 Raw Score</text:p>
                <draw:g>
                  <svg:desc>'Graphs WHOQOL'.I12:'Graphs WHOQOL'.I15</svg:desc>
                </draw:g>
              </table:table-cell>
              <table:table-cell office:value-type="float" office:value="24">
                <text:p>24</text:p>
                <draw:g>
                  <svg:desc>'Graphs WHOQOL'.J12:'Graphs WHOQOL'.J15</svg:desc>
                </draw:g>
              </table:table-cell>
              <table:table-cell office:value-type="float" office:value="19">
                <text:p>19</text:p>
                <draw:g>
                  <svg:desc>'Graphs WHOQOL'.K12:'Graphs WHOQOL'.K15</svg:desc>
                </draw:g>
              </table:table-cell>
            </table:table-row>
            <table:table-row>
              <table:table-cell office:value-type="string">
                <text:p>Domain 2 Raw Score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Domain 3 Raw Score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omain 4 Raw Score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692cm" svg:height="7.758cm" xlink:href=".." xlink:type="simple" chart:class="chart:scatter" chart:style-name="ch1">
        <chart:title svg:x="6.479cm" svg:y="0.29cm" chart:style-name="ch2">
          <text:p>Comparison BC BA after/ Ideal Curve
</text:p>
        </chart:title>
        <chart:legend chart:legend-position="bottom" svg:x="7.19cm" svg:y="7.053cm" chart:style-name="ch3"/>
        <chart:plot-area chart:style-name="ch4" table:cell-range-address="Schaffner.B32:Schaffner.P36 Schaffner.A33:Schaffner.A36" chart:data-source-has-labels="column" svg:x="0.992cm" svg:y="1.474cm" svg:width="21.801cm" svg:height="4.85cm">
          <chartooo:coordinate-region svg:x="0.992cm" svg:y="1.474cm" svg:width="21.801cm" svg:height="4.85cm"/>
          <chart:axis chart:dimension="x" chart:name="primary-x" chart:style-name="ch5"/>
          <chart:axis chart:dimension="y" chart:name="primary-y" chart:style-name="ch5"/>
          <chart:series chart:style-name="ch6" chart:values-cell-range-address="Schaffner.B33:Schaffner.P33" chart:label-cell-address="Schaffner.A33:Schaffner.A33" chart:class="chart:scatter">
            <chart:domain table:cell-range-address="Schaffner.B32:Schaffner.P32"/>
            <chart:data-point chart:repeated="15"/>
          </chart:series>
          <chart:series chart:style-name="ch7" chart:values-cell-range-address="Schaffner.B34:Schaffner.P34" chart:label-cell-address="Schaffner.A34:Schaffner.A34" chart:class="chart:scatter">
            <chart:data-point chart:repeated="15"/>
          </chart:series>
          <chart:series chart:style-name="ch8" chart:values-cell-range-address="Schaffner.B35:Schaffner.P35" chart:label-cell-address="Schaffner.A35:Schaffner.A35" chart:class="chart:scatter">
            <chart:data-point chart:repeated="15"/>
          </chart:series>
          <chart:series chart:style-name="ch9" chart:values-cell-range-address="Schaffner.B36:Schaffner.P36" chart:label-cell-address="Schaffner.A36:Schaffner.A36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chaffner.B32:Schaffner.P32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after</text:p>
                <draw:g>
                  <svg:desc>Schaffner.A33:Schaffner.A33</svg:desc>
                </draw:g>
              </table:table-cell>
              <table:table-cell office:value-type="float" office:value="3">
                <text:p>3</text:p>
                <draw:g>
                  <svg:desc>Schaffner.B33:Schaffner.P3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o (dB) after</text:p>
                <draw:g>
                  <svg:desc>Schaffner.A34:Schaffner.A34</svg:desc>
                </draw:g>
              </table:table-cell>
              <table:table-cell office:value-type="float" office:value="NaN">
                <text:p>NaN</text:p>
                <draw:g>
                  <svg:desc>Schaffner.B34:Schaffner.P3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a (dB) ideal</text:p>
                <draw:g>
                  <svg:desc>Schaffner.A35:Schaffner.A35</svg:desc>
                </draw:g>
              </table:table-cell>
              <table:table-cell office:value-type="float" office:value="5">
                <text:p>5</text:p>
                <draw:g>
                  <svg:desc>Schaffner.B35:Schaffner.P3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Schaffner.A36:Schaffner.A36</svg:desc>
                </draw:g>
              </table:table-cell>
              <table:table-cell office:value-type="float" office:value="NaN">
                <text:p>NaN</text:p>
                <draw:g>
                  <svg:desc>Schaffner.B36:Schaffner.P3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5.415cm" svg:height="8.231cm" xlink:href=".." xlink:type="simple" chart:class="chart:scatter" chart:style-name="ch1">
        <chart:title svg:x="10.389cm" svg:y="0.299cm" chart:style-name="ch2">
          <text:p>OD before Fellmann</text:p>
        </chart:title>
        <chart:legend chart:legend-position="bottom" svg:x="11.114cm" svg:y="7.526cm" chart:style-name="ch3"/>
        <chart:plot-area chart:style-name="ch4" table:cell-range-address="Fellmann.B1:Fellmann.P3 Fellmann.A2:Fellmann.A3" chart:data-source-has-labels="column" svg:x="0.958cm" svg:y="1.642cm" svg:width="23.441cm" svg:height="5.3cm">
          <chartooo:coordinate-region svg:x="0.958cm" svg:y="1.642cm" svg:width="23.441cm" svg:height="5.3cm"/>
          <chart:axis chart:dimension="x" chart:name="primary-x" chart:style-name="ch5"/>
          <chart:axis chart:dimension="y" chart:name="primary-y" chart:style-name="ch5"/>
          <chart:series chart:style-name="ch6" chart:values-cell-range-address="Fellmann.B2:Fellmann.P2" chart:label-cell-address="Fellmann.A2:Fellmann.A2" chart:class="chart:scatter">
            <chart:domain table:cell-range-address="Fellmann.B1:Fellmann.P1"/>
            <chart:data-point chart:repeated="15"/>
          </chart:series>
          <chart:series chart:style-name="ch7" chart:values-cell-range-address="Fellmann.B3:Fellmann.P3" chart:label-cell-address="Fellmann.A3:Fellmann.A3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Fellmann.B1:Fellmann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Fellmann.A2:Fellmann.A2</svg:desc>
                </draw:g>
              </table:table-cell>
              <table:table-cell office:value-type="float" office:value="0">
                <text:p>0</text:p>
                <draw:g>
                  <svg:desc>Fellmann.B2:Fellmann.P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 (dB)</text:p>
                <draw:g>
                  <svg:desc>Fellmann.A3:Fellmann.A3</svg:desc>
                </draw:g>
              </table:table-cell>
              <table:table-cell office:value-type="float" office:value="NaN">
                <text:p>NaN</text:p>
                <draw:g>
                  <svg:desc>Fellmann.B3:Fellmann.P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4.159cm" svg:height="8.266cm" xlink:href=".." xlink:type="simple" chart:class="chart:scatter" chart:style-name="ch1">
        <chart:title svg:x="9.935cm" svg:y="0.3cm" chart:style-name="ch2">
          <text:p>OD after Schaffner</text:p>
        </chart:title>
        <chart:legend chart:legend-position="bottom" svg:x="10.486cm" svg:y="7.561cm" chart:style-name="ch3"/>
        <chart:plot-area chart:style-name="ch4" table:cell-range-address="Fellmann.B5:Fellmann.P7 Fellmann.A6:Fellmann.A7" chart:data-source-has-labels="column" svg:x="0.933cm" svg:y="1.646cm" svg:width="22.26cm" svg:height="5.33cm">
          <chartooo:coordinate-region svg:x="0.933cm" svg:y="1.646cm" svg:width="22.26cm" svg:height="5.33cm"/>
          <chart:axis chart:dimension="x" chart:name="primary-x" chart:style-name="ch5"/>
          <chart:axis chart:dimension="y" chart:name="primary-y" chart:style-name="ch5"/>
          <chart:series chart:style-name="ch6" chart:values-cell-range-address="Fellmann.B6:Fellmann.P6" chart:label-cell-address="Fellmann.A6:Fellmann.A6" chart:class="chart:scatter">
            <chart:domain table:cell-range-address="Fellmann.B5:Fellmann.P5"/>
            <chart:data-point chart:repeated="15"/>
          </chart:series>
          <chart:series chart:style-name="ch7" chart:values-cell-range-address="Fellmann.B7:Fellmann.P7" chart:label-cell-address="Fellmann.A7:Fellmann.A7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Fellmann.B5:Fellmann.P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Fellmann.A6:Fellmann.A6</svg:desc>
                </draw:g>
              </table:table-cell>
              <table:table-cell office:value-type="float" office:value="0">
                <text:p>0</text:p>
                <draw:g>
                  <svg:desc>Fellmann.B6:Fellmann.P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 (dB)</text:p>
                <draw:g>
                  <svg:desc>Fellmann.A7:Fellmann.A7</svg:desc>
                </draw:g>
              </table:table-cell>
              <table:table-cell office:value-type="float" office:value="NaN">
                <text:p>NaN</text:p>
                <draw:g>
                  <svg:desc>Fellmann.B7:Fellmann.P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559cm" svg:height="7.76cm" xlink:href=".." xlink:type="simple" chart:class="chart:scatter" chart:style-name="ch1">
        <chart:title svg:x="6.646cm" svg:y="0.29cm" chart:style-name="ch2">
          <text:p>Comparison BC BA before/ Ideal Curve
</text:p>
        </chart:title>
        <chart:legend chart:legend-position="bottom" svg:x="7.369cm" svg:y="7.055cm" chart:style-name="ch3"/>
        <chart:plot-area chart:style-name="ch4" table:cell-range-address="Fellmann.B26:Fellmann.P30 Fellmann.A27:Fellmann.A30" chart:data-source-has-labels="column" svg:x="1.029cm" svg:y="1.475cm" svg:width="22.599cm" svg:height="4.851cm">
          <chartooo:coordinate-region svg:x="1.029cm" svg:y="1.475cm" svg:width="22.599cm" svg:height="4.851cm"/>
          <chart:axis chart:dimension="x" chart:name="primary-x" chart:style-name="ch5"/>
          <chart:axis chart:dimension="y" chart:name="primary-y" chart:style-name="ch5"/>
          <chart:series chart:style-name="ch6" chart:values-cell-range-address="Fellmann.B27:Fellmann.P27" chart:label-cell-address="Fellmann.A27:Fellmann.A27" chart:class="chart:scatter">
            <chart:domain table:cell-range-address="Fellmann.B26:Fellmann.P26"/>
            <chart:data-point chart:repeated="15"/>
          </chart:series>
          <chart:series chart:style-name="ch7" chart:values-cell-range-address="Fellmann.B28:Fellmann.P28" chart:label-cell-address="Fellmann.A28:Fellmann.A28" chart:class="chart:scatter">
            <chart:data-point chart:repeated="15"/>
          </chart:series>
          <chart:series chart:style-name="ch8" chart:values-cell-range-address="Fellmann.B29:Fellmann.P29" chart:label-cell-address="Fellmann.A29:Fellmann.A29" chart:class="chart:scatter">
            <chart:data-point chart:repeated="15"/>
          </chart:series>
          <chart:series chart:style-name="ch9" chart:values-cell-range-address="Fellmann.B30:Fellmann.P30" chart:label-cell-address="Fellmann.A30:Fellmann.A30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Fellmann.B26:Fellmann.P2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before</text:p>
                <draw:g>
                  <svg:desc>Fellmann.A27:Fellmann.A27</svg:desc>
                </draw:g>
              </table:table-cell>
              <table:table-cell office:value-type="float" office:value="0">
                <text:p>0</text:p>
                <draw:g>
                  <svg:desc>Fellmann.B27:Fellmann.P2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 (dB) before</text:p>
                <draw:g>
                  <svg:desc>Fellmann.A28:Fellmann.A28</svg:desc>
                </draw:g>
              </table:table-cell>
              <table:table-cell office:value-type="float" office:value="NaN">
                <text:p>NaN</text:p>
                <draw:g>
                  <svg:desc>Fellmann.B28:Fellmann.P2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 (dB) ideal</text:p>
                <draw:g>
                  <svg:desc>Fellmann.A29:Fellmann.A29</svg:desc>
                </draw:g>
              </table:table-cell>
              <table:table-cell office:value-type="float" office:value="5">
                <text:p>5</text:p>
                <draw:g>
                  <svg:desc>Fellmann.B29:Fellmann.P2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Fellmann.A30:Fellmann.A30</svg:desc>
                </draw:g>
              </table:table-cell>
              <table:table-cell office:value-type="float" office:value="NaN">
                <text:p>NaN</text:p>
                <draw:g>
                  <svg:desc>Fellmann.B30:Fellmann.P3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692cm" svg:height="7.758cm" xlink:href=".." xlink:type="simple" chart:class="chart:scatter" chart:style-name="ch1">
        <chart:title svg:x="6.479cm" svg:y="0.29cm" chart:style-name="ch2">
          <text:p>Comparison BC BA after/ Ideal Curve
</text:p>
        </chart:title>
        <chart:legend chart:legend-position="bottom" svg:x="7.19cm" svg:y="7.053cm" chart:style-name="ch3"/>
        <chart:plot-area chart:style-name="ch4" table:cell-range-address="Fellmann.B32:Fellmann.P36 Fellmann.A33:Fellmann.A36" chart:data-source-has-labels="column" svg:x="0.992cm" svg:y="1.474cm" svg:width="21.801cm" svg:height="4.85cm">
          <chartooo:coordinate-region svg:x="0.992cm" svg:y="1.474cm" svg:width="21.801cm" svg:height="4.85cm"/>
          <chart:axis chart:dimension="x" chart:name="primary-x" chart:style-name="ch5"/>
          <chart:axis chart:dimension="y" chart:name="primary-y" chart:style-name="ch5"/>
          <chart:series chart:style-name="ch6" chart:values-cell-range-address="Fellmann.B33:Fellmann.P33" chart:label-cell-address="Fellmann.A33:Fellmann.A33" chart:class="chart:scatter">
            <chart:domain table:cell-range-address="Fellmann.B32:Fellmann.P32"/>
            <chart:data-point chart:repeated="15"/>
          </chart:series>
          <chart:series chart:style-name="ch7" chart:values-cell-range-address="Fellmann.B34:Fellmann.P34" chart:label-cell-address="Fellmann.A34:Fellmann.A34" chart:class="chart:scatter">
            <chart:data-point chart:repeated="15"/>
          </chart:series>
          <chart:series chart:style-name="ch8" chart:values-cell-range-address="Fellmann.B35:Fellmann.P35" chart:label-cell-address="Fellmann.A35:Fellmann.A35" chart:class="chart:scatter">
            <chart:data-point chart:repeated="15"/>
          </chart:series>
          <chart:series chart:style-name="ch9" chart:values-cell-range-address="Fellmann.B36:Fellmann.P36" chart:label-cell-address="Fellmann.A36:Fellmann.A36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Fellmann.B32:Fellmann.P32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after</text:p>
                <draw:g>
                  <svg:desc>Fellmann.A33:Fellmann.A33</svg:desc>
                </draw:g>
              </table:table-cell>
              <table:table-cell office:value-type="float" office:value="0">
                <text:p>0</text:p>
                <draw:g>
                  <svg:desc>Fellmann.B33:Fellmann.P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 (dB) after</text:p>
                <draw:g>
                  <svg:desc>Fellmann.A34:Fellmann.A34</svg:desc>
                </draw:g>
              </table:table-cell>
              <table:table-cell office:value-type="float" office:value="NaN">
                <text:p>NaN</text:p>
                <draw:g>
                  <svg:desc>Fellmann.B34:Fellmann.P3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 (dB) ideal</text:p>
                <draw:g>
                  <svg:desc>Fellmann.A35:Fellmann.A35</svg:desc>
                </draw:g>
              </table:table-cell>
              <table:table-cell office:value-type="float" office:value="5">
                <text:p>5</text:p>
                <draw:g>
                  <svg:desc>Fellmann.B35:Fellmann.P3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Fellmann.A36:Fellmann.A36</svg:desc>
                </draw:g>
              </table:table-cell>
              <table:table-cell office:value-type="float" office:value="NaN">
                <text:p>NaN</text:p>
                <draw:g>
                  <svg:desc>Fellmann.B36:Fellmann.P3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5.415cm" svg:height="8.231cm" xlink:href=".." xlink:type="simple" chart:class="chart:scatter" chart:style-name="ch1">
        <chart:title svg:x="10.424cm" svg:y="0.299cm" chart:style-name="ch2">
          <text:p>OD before Brüderlin</text:p>
        </chart:title>
        <chart:legend chart:legend-position="bottom" svg:x="11.114cm" svg:y="7.526cm" chart:style-name="ch3"/>
        <chart:plot-area chart:style-name="ch4" table:cell-range-address="Bruderlin.B1:Bruderlin.P3 Bruderlin.A2:Bruderlin.A3" chart:data-source-has-labels="column" svg:x="0.958cm" svg:y="1.642cm" svg:width="23.441cm" svg:height="5.3cm">
          <chartooo:coordinate-region svg:x="0.958cm" svg:y="1.642cm" svg:width="23.441cm" svg:height="5.3cm"/>
          <chart:axis chart:dimension="x" chart:name="primary-x" chart:style-name="ch5"/>
          <chart:axis chart:dimension="y" chart:name="primary-y" chart:style-name="ch5"/>
          <chart:series chart:style-name="ch6" chart:values-cell-range-address="Bruderlin.B2:Bruderlin.P2" chart:label-cell-address="Bruderlin.A2:Bruderlin.A2" chart:class="chart:scatter">
            <chart:domain table:cell-range-address="Bruderlin.B1:Bruderlin.P1"/>
            <chart:data-point chart:repeated="15"/>
          </chart:series>
          <chart:series chart:style-name="ch7" chart:values-cell-range-address="Bruderlin.B3:Bruderlin.P3" chart:label-cell-address="Bruderlin.A3:Bruderlin.A3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Bruderlin.B1:Bruderlin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Bruderlin.A2:Bruderlin.A2</svg:desc>
                </draw:g>
              </table:table-cell>
              <table:table-cell office:value-type="float" office:value="1">
                <text:p>1</text:p>
                <draw:g>
                  <svg:desc>Bruderlin.B2:Bruderlin.P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o (dB)</text:p>
                <draw:g>
                  <svg:desc>Bruderlin.A3:Bruderlin.A3</svg:desc>
                </draw:g>
              </table:table-cell>
              <table:table-cell office:value-type="float" office:value="NaN">
                <text:p>NaN</text:p>
                <draw:g>
                  <svg:desc>Bruderlin.B3:Bruderlin.P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4.159cm" svg:height="8.266cm" xlink:href=".." xlink:type="simple" chart:class="chart:scatter" chart:style-name="ch1">
        <chart:title svg:x="10.004cm" svg:y="0.3cm" chart:style-name="ch2">
          <text:p>OD after Brüderlin</text:p>
        </chart:title>
        <chart:legend chart:legend-position="bottom" svg:x="10.486cm" svg:y="7.561cm" chart:style-name="ch3"/>
        <chart:plot-area chart:style-name="ch4" table:cell-range-address="Bruderlin.B5:Bruderlin.P7 Bruderlin.A6:Bruderlin.A7" chart:data-source-has-labels="column" svg:x="0.933cm" svg:y="1.646cm" svg:width="22.26cm" svg:height="5.33cm">
          <chartooo:coordinate-region svg:x="0.933cm" svg:y="1.646cm" svg:width="22.26cm" svg:height="5.33cm"/>
          <chart:axis chart:dimension="x" chart:name="primary-x" chart:style-name="ch5"/>
          <chart:axis chart:dimension="y" chart:name="primary-y" chart:style-name="ch5"/>
          <chart:series chart:style-name="ch6" chart:values-cell-range-address="Bruderlin.B6:Bruderlin.P6" chart:label-cell-address="Bruderlin.A6:Bruderlin.A6" chart:class="chart:scatter">
            <chart:domain table:cell-range-address="Bruderlin.B5:Bruderlin.P5"/>
            <chart:data-point chart:repeated="15"/>
          </chart:series>
          <chart:series chart:style-name="ch7" chart:values-cell-range-address="Bruderlin.B7:Bruderlin.P7" chart:label-cell-address="Bruderlin.A7:Bruderlin.A7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Bruderlin.B5:Bruderlin.P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Bruderlin.A6:Bruderlin.A6</svg:desc>
                </draw:g>
              </table:table-cell>
              <table:table-cell office:value-type="float" office:value="1">
                <text:p>1</text:p>
                <draw:g>
                  <svg:desc>Bruderlin.B6:Bruderlin.P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o (dB)</text:p>
                <draw:g>
                  <svg:desc>Bruderlin.A7:Bruderlin.A7</svg:desc>
                </draw:g>
              </table:table-cell>
              <table:table-cell office:value-type="float" office:value="NaN">
                <text:p>NaN</text:p>
                <draw:g>
                  <svg:desc>Bruderlin.B7:Bruderlin.P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559cm" svg:height="7.76cm" xlink:href=".." xlink:type="simple" chart:class="chart:scatter" chart:style-name="ch1">
        <chart:title svg:x="6.646cm" svg:y="0.29cm" chart:style-name="ch2">
          <text:p>Comparison BC BA before/ Ideal Curve
</text:p>
        </chart:title>
        <chart:legend chart:legend-position="bottom" svg:x="7.369cm" svg:y="7.055cm" chart:style-name="ch3"/>
        <chart:plot-area chart:style-name="ch4" table:cell-range-address="Bruderlin.B26:Bruderlin.P30 Bruderlin.A27:Bruderlin.A30" chart:data-source-has-labels="column" svg:x="1.029cm" svg:y="1.475cm" svg:width="22.599cm" svg:height="4.851cm">
          <chartooo:coordinate-region svg:x="1.029cm" svg:y="1.475cm" svg:width="22.599cm" svg:height="4.851cm"/>
          <chart:axis chart:dimension="x" chart:name="primary-x" chart:style-name="ch5"/>
          <chart:axis chart:dimension="y" chart:name="primary-y" chart:style-name="ch5"/>
          <chart:series chart:style-name="ch6" chart:values-cell-range-address="Bruderlin.B27:Bruderlin.P27" chart:label-cell-address="Bruderlin.A27:Bruderlin.A27" chart:class="chart:scatter">
            <chart:domain table:cell-range-address="Bruderlin.B26:Bruderlin.P26"/>
            <chart:data-point chart:repeated="15"/>
          </chart:series>
          <chart:series chart:style-name="ch7" chart:values-cell-range-address="Bruderlin.B28:Bruderlin.P28" chart:label-cell-address="Bruderlin.A28:Bruderlin.A28" chart:class="chart:scatter">
            <chart:data-point chart:repeated="15"/>
          </chart:series>
          <chart:series chart:style-name="ch8" chart:values-cell-range-address="Bruderlin.B29:Bruderlin.P29" chart:label-cell-address="Bruderlin.A29:Bruderlin.A29" chart:class="chart:scatter">
            <chart:data-point chart:repeated="15"/>
          </chart:series>
          <chart:series chart:style-name="ch9" chart:values-cell-range-address="Bruderlin.B30:Bruderlin.P30" chart:label-cell-address="Bruderlin.A30:Bruderlin.A30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Bruderlin.B26:Bruderlin.P2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before</text:p>
                <draw:g>
                  <svg:desc>Bruderlin.A27:Bruderlin.A27</svg:desc>
                </draw:g>
              </table:table-cell>
              <table:table-cell office:value-type="float" office:value="1">
                <text:p>1</text:p>
                <draw:g>
                  <svg:desc>Bruderlin.B27:Bruderlin.P2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o (dB) before</text:p>
                <draw:g>
                  <svg:desc>Bruderlin.A28:Bruderlin.A28</svg:desc>
                </draw:g>
              </table:table-cell>
              <table:table-cell office:value-type="float" office:value="NaN">
                <text:p>NaN</text:p>
                <draw:g>
                  <svg:desc>Bruderlin.B28:Bruderlin.P2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a (dB) ideal</text:p>
                <draw:g>
                  <svg:desc>Bruderlin.A29:Bruderlin.A29</svg:desc>
                </draw:g>
              </table:table-cell>
              <table:table-cell office:value-type="float" office:value="5">
                <text:p>5</text:p>
                <draw:g>
                  <svg:desc>Bruderlin.B29:Bruderlin.P2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Bruderlin.A30:Bruderlin.A30</svg:desc>
                </draw:g>
              </table:table-cell>
              <table:table-cell office:value-type="float" office:value="NaN">
                <text:p>NaN</text:p>
                <draw:g>
                  <svg:desc>Bruderlin.B30:Bruderlin.P3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692cm" svg:height="7.758cm" xlink:href=".." xlink:type="simple" chart:class="chart:scatter" chart:style-name="ch1">
        <chart:title svg:x="6.479cm" svg:y="0.29cm" chart:style-name="ch2">
          <text:p>Comparison BC BA after/ Ideal Curve
</text:p>
        </chart:title>
        <chart:legend chart:legend-position="bottom" svg:x="7.19cm" svg:y="7.053cm" chart:style-name="ch3"/>
        <chart:plot-area chart:style-name="ch4" table:cell-range-address="Bruderlin.B32:Bruderlin.P36 Bruderlin.A33:Bruderlin.A36" chart:data-source-has-labels="column" svg:x="0.992cm" svg:y="1.474cm" svg:width="21.801cm" svg:height="4.85cm">
          <chartooo:coordinate-region svg:x="0.992cm" svg:y="1.474cm" svg:width="21.801cm" svg:height="4.85cm"/>
          <chart:axis chart:dimension="x" chart:name="primary-x" chart:style-name="ch5"/>
          <chart:axis chart:dimension="y" chart:name="primary-y" chart:style-name="ch5"/>
          <chart:series chart:style-name="ch6" chart:values-cell-range-address="Bruderlin.B33:Bruderlin.P33" chart:label-cell-address="Bruderlin.A33:Bruderlin.A33" chart:class="chart:scatter">
            <chart:domain table:cell-range-address="Bruderlin.B32:Bruderlin.P32"/>
            <chart:data-point chart:repeated="15"/>
          </chart:series>
          <chart:series chart:style-name="ch7" chart:values-cell-range-address="Bruderlin.B34:Bruderlin.P34" chart:label-cell-address="Bruderlin.A34:Bruderlin.A34" chart:class="chart:scatter">
            <chart:data-point chart:repeated="15"/>
          </chart:series>
          <chart:series chart:style-name="ch8" chart:values-cell-range-address="Bruderlin.B35:Bruderlin.P35" chart:label-cell-address="Bruderlin.A35:Bruderlin.A35" chart:class="chart:scatter">
            <chart:data-point chart:repeated="15"/>
          </chart:series>
          <chart:series chart:style-name="ch9" chart:values-cell-range-address="Bruderlin.B36:Bruderlin.P36" chart:label-cell-address="Bruderlin.A36:Bruderlin.A36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Bruderlin.B32:Bruderlin.P32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after</text:p>
                <draw:g>
                  <svg:desc>Bruderlin.A33:Bruderlin.A33</svg:desc>
                </draw:g>
              </table:table-cell>
              <table:table-cell office:value-type="float" office:value="1">
                <text:p>1</text:p>
                <draw:g>
                  <svg:desc>Bruderlin.B33:Bruderlin.P3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o (dB) after</text:p>
                <draw:g>
                  <svg:desc>Bruderlin.A34:Bruderlin.A34</svg:desc>
                </draw:g>
              </table:table-cell>
              <table:table-cell office:value-type="float" office:value="NaN">
                <text:p>NaN</text:p>
                <draw:g>
                  <svg:desc>Bruderlin.B34:Bruderlin.P3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a (dB) ideal</text:p>
                <draw:g>
                  <svg:desc>Bruderlin.A35:Bruderlin.A35</svg:desc>
                </draw:g>
              </table:table-cell>
              <table:table-cell office:value-type="float" office:value="5">
                <text:p>5</text:p>
                <draw:g>
                  <svg:desc>Bruderlin.B35:Bruderlin.P3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Bruderlin.A36:Bruderlin.A36</svg:desc>
                </draw:g>
              </table:table-cell>
              <table:table-cell office:value-type="float" office:value="NaN">
                <text:p>NaN</text:p>
                <draw:g>
                  <svg:desc>Bruderlin.B36:Bruderlin.P3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5.415cm" svg:height="8.231cm" xlink:href=".." xlink:type="simple" chart:class="chart:scatter" chart:style-name="ch1">
        <chart:title svg:x="10.378cm" svg:y="0.299cm" chart:style-name="ch2">
          <text:p>OD before Lehmann</text:p>
        </chart:title>
        <chart:legend chart:legend-position="bottom" svg:x="11.114cm" svg:y="7.526cm" chart:style-name="ch3"/>
        <chart:plot-area chart:style-name="ch4" table:cell-range-address="Lehmann.B1:Lehmann.P3 Lehmann.A2:Lehmann.A3" chart:data-source-has-labels="column" svg:x="0.958cm" svg:y="1.642cm" svg:width="23.441cm" svg:height="5.3cm">
          <chartooo:coordinate-region svg:x="0.958cm" svg:y="1.642cm" svg:width="23.441cm" svg:height="5.3cm"/>
          <chart:axis chart:dimension="x" chart:name="primary-x" chart:style-name="ch5"/>
          <chart:axis chart:dimension="y" chart:name="primary-y" chart:style-name="ch5"/>
          <chart:series chart:style-name="ch6" chart:values-cell-range-address="Lehmann.B2:Lehmann.P2" chart:label-cell-address="Lehmann.A2:Lehmann.A2" chart:class="chart:scatter">
            <chart:domain table:cell-range-address="Lehmann.B1:Lehmann.P1"/>
            <chart:data-point chart:repeated="15"/>
          </chart:series>
          <chart:series chart:style-name="ch7" chart:values-cell-range-address="Lehmann.B3:Lehmann.P3" chart:label-cell-address="Lehmann.A3:Lehmann.A3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Lehmann.B1:Lehmann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Lehmann.A2:Lehmann.A2</svg:desc>
                </draw:g>
              </table:table-cell>
              <table:table-cell office:value-type="float" office:value="3">
                <text:p>3</text:p>
                <draw:g>
                  <svg:desc>Lehmann.B2:Lehmann.P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 (dB)</text:p>
                <draw:g>
                  <svg:desc>Lehmann.A3:Lehmann.A3</svg:desc>
                </draw:g>
              </table:table-cell>
              <table:table-cell office:value-type="float" office:value="NaN">
                <text:p>NaN</text:p>
                <draw:g>
                  <svg:desc>Lehmann.B3:Lehmann.P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bfbfbf"/>
    </style:style>
    <style:style style:name="ch2" style:family="chart">
      <style:chart-properties chart:auto-position="true"/>
      <style:text-properties fo:color="#40404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gap-width="65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70ad47" draw:opacity="85%"/>
      <style:text-properties fo:color="#ffffff" fo:font-family="Calibri" fo:font-size="9pt" fo:font-weight="bold" style:font-size-asian="9pt" style:font-weight-asian="bold" style:font-size-complex="9pt" style:font-weight-complex="bold"/>
    </style:style>
    <style:style style:name="ch8" style:family="chart" style:data-style-name="N5000">
      <style:chart-properties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5b9bd5" draw:opacity="85%"/>
      <style:text-properties fo:color="#ffffff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244cm" svg:height="5.233cm" xlink:href=".." xlink:type="simple" chart:class="chart:bar" chart:style-name="ch1">
        <chart:title svg:x="2.299cm" svg:y="0.24cm" chart:style-name="ch2">
          <text:p>Brüderlin </text:p>
        </chart:title>
        <chart:legend chart:legend-position="bottom" svg:x="2.805cm" svg:y="4.528cm" chart:style-name="ch3"/>
        <chart:plot-area chart:style-name="ch4" table:cell-range-address="'Graphs WHOQOL'.M11:'Graphs WHOQOL'.O15" chart:data-source-has-labels="both" svg:x="0.614cm" svg:y="1.835cm" svg:width="7.302cm" svg:height="2.169cm">
          <chartooo:coordinate-region svg:x="0.614cm" svg:y="1.835cm" svg:width="7.302cm" svg:height="2.169cm"/>
          <chart:axis chart:dimension="x" chart:name="primary-x" chart:style-name="ch5">
            <chart:categories table:cell-range-address="'Graphs WHOQOL'.M12:'Graphs WHOQOL'.M15"/>
          </chart:axis>
          <chart:axis chart:dimension="y" chart:name="primary-y" chart:style-name="ch6"/>
          <chart:series chart:style-name="ch7" chart:values-cell-range-address="'Graphs WHOQOL'.N12:'Graphs WHOQOL'.N15" chart:label-cell-address="'Graphs WHOQOL'.N11:'Graphs WHOQOL'.N11" chart:class="chart:bar">
            <chart:data-point chart:repeated="4"/>
          </chart:series>
          <chart:series chart:style-name="ch8" chart:values-cell-range-address="'Graphs WHOQOL'.O12:'Graphs WHOQOL'.O15" chart:label-cell-address="'Graphs WHOQOL'.O11:'Graphs WHOQOL'.O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'Graphs WHOQOL'.N11:'Graphs WHOQOL'.N11</svg:desc>
                </draw:g>
              </table:table-cell>
              <table:table-cell office:value-type="string">
                <text:p>After</text:p>
                <draw:g>
                  <svg:desc>'Graphs WHOQOL'.O11:'Graphs WHOQOL'.O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ain 1 Raw Score</text:p>
                <draw:g>
                  <svg:desc>'Graphs WHOQOL'.M12:'Graphs WHOQOL'.M15</svg:desc>
                </draw:g>
              </table:table-cell>
              <table:table-cell office:value-type="float" office:value="25">
                <text:p>25</text:p>
                <draw:g>
                  <svg:desc>'Graphs WHOQOL'.N12:'Graphs WHOQOL'.N15</svg:desc>
                </draw:g>
              </table:table-cell>
              <table:table-cell office:value-type="float" office:value="27">
                <text:p>27</text:p>
                <draw:g>
                  <svg:desc>'Graphs WHOQOL'.O12:'Graphs WHOQOL'.O15</svg:desc>
                </draw:g>
              </table:table-cell>
            </table:table-row>
            <table:table-row>
              <table:table-cell office:value-type="string">
                <text:p>Domain 2 Raw Score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Domain 3 Raw Score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Domain 4 Raw Score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4.159cm" svg:height="8.266cm" xlink:href=".." xlink:type="simple" chart:class="chart:scatter" chart:style-name="ch1">
        <chart:title svg:x="9.958cm" svg:y="0.3cm" chart:style-name="ch2">
          <text:p>OD after Lehmann</text:p>
        </chart:title>
        <chart:legend chart:legend-position="bottom" svg:x="10.486cm" svg:y="7.561cm" chart:style-name="ch3"/>
        <chart:plot-area chart:style-name="ch4" table:cell-range-address="Lehmann.B5:Lehmann.P7 Lehmann.A6:Lehmann.A7" chart:data-source-has-labels="column" svg:x="0.933cm" svg:y="1.646cm" svg:width="22.26cm" svg:height="5.33cm">
          <chartooo:coordinate-region svg:x="0.933cm" svg:y="1.646cm" svg:width="22.26cm" svg:height="5.33cm"/>
          <chart:axis chart:dimension="x" chart:name="primary-x" chart:style-name="ch5"/>
          <chart:axis chart:dimension="y" chart:name="primary-y" chart:style-name="ch5"/>
          <chart:series chart:style-name="ch6" chart:values-cell-range-address="Lehmann.B6:Lehmann.P6" chart:label-cell-address="Lehmann.A6:Lehmann.A6" chart:class="chart:scatter">
            <chart:domain table:cell-range-address="Lehmann.B5:Lehmann.P5"/>
            <chart:data-point chart:repeated="15"/>
          </chart:series>
          <chart:series chart:style-name="ch7" chart:values-cell-range-address="Lehmann.B7:Lehmann.P7" chart:label-cell-address="Lehmann.A7:Lehmann.A7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Lehmann.B5:Lehmann.P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Lehmann.A6:Lehmann.A6</svg:desc>
                </draw:g>
              </table:table-cell>
              <table:table-cell office:value-type="float" office:value="3">
                <text:p>3</text:p>
                <draw:g>
                  <svg:desc>Lehmann.B6:Lehmann.P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 (dB)</text:p>
                <draw:g>
                  <svg:desc>Lehmann.A7:Lehmann.A7</svg:desc>
                </draw:g>
              </table:table-cell>
              <table:table-cell office:value-type="float" office:value="NaN">
                <text:p>NaN</text:p>
                <draw:g>
                  <svg:desc>Lehmann.B7:Lehmann.P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559cm" svg:height="7.76cm" xlink:href=".." xlink:type="simple" chart:class="chart:scatter" chart:style-name="ch1">
        <chart:title svg:x="6.646cm" svg:y="0.29cm" chart:style-name="ch2">
          <text:p>Comparison BC BA before/ Ideal Curve
</text:p>
        </chart:title>
        <chart:legend chart:legend-position="bottom" svg:x="7.369cm" svg:y="7.055cm" chart:style-name="ch3"/>
        <chart:plot-area chart:style-name="ch4" table:cell-range-address="Lehmann.B26:Lehmann.P30 Lehmann.A27:Lehmann.A30" chart:data-source-has-labels="column" svg:x="1.029cm" svg:y="1.475cm" svg:width="22.599cm" svg:height="4.851cm">
          <chartooo:coordinate-region svg:x="1.029cm" svg:y="1.475cm" svg:width="22.599cm" svg:height="4.851cm"/>
          <chart:axis chart:dimension="x" chart:name="primary-x" chart:style-name="ch5"/>
          <chart:axis chart:dimension="y" chart:name="primary-y" chart:style-name="ch5"/>
          <chart:series chart:style-name="ch6" chart:values-cell-range-address="Lehmann.B27:Lehmann.P27" chart:label-cell-address="Lehmann.A27:Lehmann.A27" chart:class="chart:scatter">
            <chart:domain table:cell-range-address="Lehmann.B26:Lehmann.P26"/>
            <chart:data-point chart:repeated="15"/>
          </chart:series>
          <chart:series chart:style-name="ch7" chart:values-cell-range-address="Lehmann.B28:Lehmann.P28" chart:label-cell-address="Lehmann.A28:Lehmann.A28" chart:class="chart:scatter">
            <chart:data-point chart:repeated="15"/>
          </chart:series>
          <chart:series chart:style-name="ch8" chart:values-cell-range-address="Lehmann.B29:Lehmann.P29" chart:label-cell-address="Lehmann.A29:Lehmann.A29" chart:class="chart:scatter">
            <chart:data-point chart:repeated="15"/>
          </chart:series>
          <chart:series chart:style-name="ch9" chart:values-cell-range-address="Lehmann.B30:Lehmann.P30" chart:label-cell-address="Lehmann.A30:Lehmann.A30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Lehmann.B26:Lehmann.P2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before</text:p>
                <draw:g>
                  <svg:desc>Lehmann.A27:Lehmann.A27</svg:desc>
                </draw:g>
              </table:table-cell>
              <table:table-cell office:value-type="float" office:value="3">
                <text:p>3</text:p>
                <draw:g>
                  <svg:desc>Lehmann.B27:Lehmann.P2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 (dB) before</text:p>
                <draw:g>
                  <svg:desc>Lehmann.A28:Lehmann.A28</svg:desc>
                </draw:g>
              </table:table-cell>
              <table:table-cell office:value-type="float" office:value="NaN">
                <text:p>NaN</text:p>
                <draw:g>
                  <svg:desc>Lehmann.B28:Lehmann.P2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 (dB) ideal</text:p>
                <draw:g>
                  <svg:desc>Lehmann.A29:Lehmann.A29</svg:desc>
                </draw:g>
              </table:table-cell>
              <table:table-cell office:value-type="float" office:value="5">
                <text:p>5</text:p>
                <draw:g>
                  <svg:desc>Lehmann.B29:Lehmann.P2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Lehmann.A30:Lehmann.A30</svg:desc>
                </draw:g>
              </table:table-cell>
              <table:table-cell office:value-type="float" office:value="NaN">
                <text:p>NaN</text:p>
                <draw:g>
                  <svg:desc>Lehmann.B30:Lehmann.P3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692cm" svg:height="7.758cm" xlink:href=".." xlink:type="simple" chart:class="chart:scatter" chart:style-name="ch1">
        <chart:title svg:x="6.479cm" svg:y="0.29cm" chart:style-name="ch2">
          <text:p>Comparison BC BA after/ Ideal Curve
</text:p>
        </chart:title>
        <chart:legend chart:legend-position="bottom" svg:x="7.19cm" svg:y="7.053cm" chart:style-name="ch3"/>
        <chart:plot-area chart:style-name="ch4" table:cell-range-address="Lehmann.B32:Lehmann.P36 Lehmann.A33:Lehmann.A36" chart:data-source-has-labels="column" svg:x="0.992cm" svg:y="1.474cm" svg:width="21.801cm" svg:height="4.85cm">
          <chartooo:coordinate-region svg:x="0.992cm" svg:y="1.474cm" svg:width="21.801cm" svg:height="4.85cm"/>
          <chart:axis chart:dimension="x" chart:name="primary-x" chart:style-name="ch5"/>
          <chart:axis chart:dimension="y" chart:name="primary-y" chart:style-name="ch5"/>
          <chart:series chart:style-name="ch6" chart:values-cell-range-address="Lehmann.B33:Lehmann.P33" chart:label-cell-address="Lehmann.A33:Lehmann.A33" chart:class="chart:scatter">
            <chart:domain table:cell-range-address="Lehmann.B32:Lehmann.P32"/>
            <chart:data-point chart:repeated="15"/>
          </chart:series>
          <chart:series chart:style-name="ch7" chart:values-cell-range-address="Lehmann.B34:Lehmann.P34" chart:label-cell-address="Lehmann.A34:Lehmann.A34" chart:class="chart:scatter">
            <chart:data-point chart:repeated="15"/>
          </chart:series>
          <chart:series chart:style-name="ch8" chart:values-cell-range-address="Lehmann.B35:Lehmann.P35" chart:label-cell-address="Lehmann.A35:Lehmann.A35" chart:class="chart:scatter">
            <chart:data-point chart:repeated="15"/>
          </chart:series>
          <chart:series chart:style-name="ch9" chart:values-cell-range-address="Lehmann.B36:Lehmann.P36" chart:label-cell-address="Lehmann.A36:Lehmann.A36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Lehmann.B32:Lehmann.P32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after</text:p>
                <draw:g>
                  <svg:desc>Lehmann.A33:Lehmann.A33</svg:desc>
                </draw:g>
              </table:table-cell>
              <table:table-cell office:value-type="float" office:value="3">
                <text:p>3</text:p>
                <draw:g>
                  <svg:desc>Lehmann.B33:Lehmann.P3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 (dB) after</text:p>
                <draw:g>
                  <svg:desc>Lehmann.A34:Lehmann.A34</svg:desc>
                </draw:g>
              </table:table-cell>
              <table:table-cell office:value-type="float" office:value="NaN">
                <text:p>NaN</text:p>
                <draw:g>
                  <svg:desc>Lehmann.B34:Lehmann.P3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 (dB) ideal</text:p>
                <draw:g>
                  <svg:desc>Lehmann.A35:Lehmann.A35</svg:desc>
                </draw:g>
              </table:table-cell>
              <table:table-cell office:value-type="float" office:value="5">
                <text:p>5</text:p>
                <draw:g>
                  <svg:desc>Lehmann.B35:Lehmann.P3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Lehmann.A36:Lehmann.A36</svg:desc>
                </draw:g>
              </table:table-cell>
              <table:table-cell office:value-type="float" office:value="NaN">
                <text:p>NaN</text:p>
                <draw:g>
                  <svg:desc>Lehmann.B36:Lehmann.P3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5.415cm" svg:height="8.231cm" xlink:href=".." xlink:type="simple" chart:class="chart:scatter" chart:style-name="ch1">
        <chart:title svg:x="10.366cm" svg:y="0.299cm" chart:style-name="ch2">
          <text:p>OD before Cavallaro</text:p>
        </chart:title>
        <chart:legend chart:legend-position="bottom" svg:x="11.114cm" svg:y="7.526cm" chart:style-name="ch3"/>
        <chart:plot-area chart:style-name="ch4" table:cell-range-address="Cavallaro.B1:Cavallaro.P3 Cavallaro.A2:Cavallaro.A3" chart:data-source-has-labels="column" svg:x="0.958cm" svg:y="1.642cm" svg:width="23.441cm" svg:height="5.3cm">
          <chartooo:coordinate-region svg:x="0.958cm" svg:y="1.642cm" svg:width="23.441cm" svg:height="5.3cm"/>
          <chart:axis chart:dimension="x" chart:name="primary-x" chart:style-name="ch5"/>
          <chart:axis chart:dimension="y" chart:name="primary-y" chart:style-name="ch5"/>
          <chart:series chart:style-name="ch6" chart:values-cell-range-address="Cavallaro.B2:Cavallaro.P2" chart:label-cell-address="Cavallaro.A2:Cavallaro.A2" chart:class="chart:scatter">
            <chart:domain table:cell-range-address="Cavallaro.B1:Cavallaro.P1"/>
            <chart:data-point chart:repeated="15"/>
          </chart:series>
          <chart:series chart:style-name="ch7" chart:values-cell-range-address="Cavallaro.B3:Cavallaro.P3" chart:label-cell-address="Cavallaro.A3:Cavallaro.A3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Cavallaro.B1:Cavallaro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Cavallaro.A2:Cavallaro.A2</svg:desc>
                </draw:g>
              </table:table-cell>
              <table:table-cell office:value-type="float" office:value="2">
                <text:p>2</text:p>
                <draw:g>
                  <svg:desc>Cavallaro.B2:Cavallaro.P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 (dB)</text:p>
                <draw:g>
                  <svg:desc>Cavallaro.A3:Cavallaro.A3</svg:desc>
                </draw:g>
              </table:table-cell>
              <table:table-cell office:value-type="float" office:value="NaN">
                <text:p>NaN</text:p>
                <draw:g>
                  <svg:desc>Cavallaro.B3:Cavallaro.P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4.159cm" svg:height="8.266cm" xlink:href=".." xlink:type="simple" chart:class="chart:scatter" chart:style-name="ch1">
        <chart:title svg:x="9.877cm" svg:y="0.3cm" chart:style-name="ch2">
          <text:p>OD after Cavallaro </text:p>
        </chart:title>
        <chart:legend chart:legend-position="bottom" svg:x="10.486cm" svg:y="7.561cm" chart:style-name="ch3"/>
        <chart:plot-area chart:style-name="ch4" table:cell-range-address="Cavallaro.B5:Cavallaro.P7 Cavallaro.A6:Cavallaro.A7" chart:data-source-has-labels="column" svg:x="0.933cm" svg:y="1.646cm" svg:width="22.26cm" svg:height="5.33cm">
          <chartooo:coordinate-region svg:x="0.933cm" svg:y="1.646cm" svg:width="22.26cm" svg:height="5.33cm"/>
          <chart:axis chart:dimension="x" chart:name="primary-x" chart:style-name="ch5"/>
          <chart:axis chart:dimension="y" chart:name="primary-y" chart:style-name="ch5"/>
          <chart:series chart:style-name="ch6" chart:values-cell-range-address="Cavallaro.B6:Cavallaro.P6" chart:label-cell-address="Cavallaro.A6:Cavallaro.A6" chart:class="chart:scatter">
            <chart:domain table:cell-range-address="Cavallaro.B5:Cavallaro.P5"/>
            <chart:data-point chart:repeated="15"/>
          </chart:series>
          <chart:series chart:style-name="ch7" chart:values-cell-range-address="Cavallaro.B7:Cavallaro.P7" chart:label-cell-address="Cavallaro.A7:Cavallaro.A7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Cavallaro.B5:Cavallaro.P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Cavallaro.A6:Cavallaro.A6</svg:desc>
                </draw:g>
              </table:table-cell>
              <table:table-cell office:value-type="float" office:value="0">
                <text:p>0</text:p>
                <draw:g>
                  <svg:desc>Cavallaro.B6:Cavallaro.P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 (dB)</text:p>
                <draw:g>
                  <svg:desc>Cavallaro.A7:Cavallaro.A7</svg:desc>
                </draw:g>
              </table:table-cell>
              <table:table-cell office:value-type="float" office:value="NaN">
                <text:p>NaN</text:p>
                <draw:g>
                  <svg:desc>Cavallaro.B7:Cavallaro.P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559cm" svg:height="7.76cm" xlink:href=".." xlink:type="simple" chart:class="chart:scatter" chart:style-name="ch1">
        <chart:title svg:x="6.646cm" svg:y="0.29cm" chart:style-name="ch2">
          <text:p>Comparison BC BA before/ Ideal Curve
</text:p>
        </chart:title>
        <chart:legend chart:legend-position="bottom" svg:x="7.369cm" svg:y="7.055cm" chart:style-name="ch3"/>
        <chart:plot-area chart:style-name="ch4" table:cell-range-address="Cavallaro.B26:Cavallaro.P30 Cavallaro.A27:Cavallaro.A30" chart:data-source-has-labels="column" svg:x="1.029cm" svg:y="1.475cm" svg:width="22.599cm" svg:height="4.851cm">
          <chartooo:coordinate-region svg:x="1.029cm" svg:y="1.475cm" svg:width="22.599cm" svg:height="4.851cm"/>
          <chart:axis chart:dimension="x" chart:name="primary-x" chart:style-name="ch5"/>
          <chart:axis chart:dimension="y" chart:name="primary-y" chart:style-name="ch5"/>
          <chart:series chart:style-name="ch6" chart:values-cell-range-address="Cavallaro.B27:Cavallaro.P27" chart:label-cell-address="Cavallaro.A27:Cavallaro.A27" chart:class="chart:scatter">
            <chart:domain table:cell-range-address="Cavallaro.B26:Cavallaro.P26"/>
            <chart:data-point chart:repeated="15"/>
          </chart:series>
          <chart:series chart:style-name="ch7" chart:values-cell-range-address="Cavallaro.B28:Cavallaro.P28" chart:label-cell-address="Cavallaro.A28:Cavallaro.A28" chart:class="chart:scatter">
            <chart:data-point chart:repeated="15"/>
          </chart:series>
          <chart:series chart:style-name="ch8" chart:values-cell-range-address="Cavallaro.B29:Cavallaro.P29" chart:label-cell-address="Cavallaro.A29:Cavallaro.A29" chart:class="chart:scatter">
            <chart:data-point chart:repeated="15"/>
          </chart:series>
          <chart:series chart:style-name="ch9" chart:values-cell-range-address="Cavallaro.B30:Cavallaro.P30" chart:label-cell-address="Cavallaro.A30:Cavallaro.A30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Cavallaro.B26:Cavallaro.P2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before</text:p>
                <draw:g>
                  <svg:desc>Cavallaro.A27:Cavallaro.A27</svg:desc>
                </draw:g>
              </table:table-cell>
              <table:table-cell office:value-type="float" office:value="2">
                <text:p>2</text:p>
                <draw:g>
                  <svg:desc>Cavallaro.B27:Cavallaro.P2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 (dB) before</text:p>
                <draw:g>
                  <svg:desc>Cavallaro.A28:Cavallaro.A28</svg:desc>
                </draw:g>
              </table:table-cell>
              <table:table-cell office:value-type="float" office:value="NaN">
                <text:p>NaN</text:p>
                <draw:g>
                  <svg:desc>Cavallaro.B28:Cavallaro.P2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 (dB) ideal</text:p>
                <draw:g>
                  <svg:desc>Cavallaro.A29:Cavallaro.A29</svg:desc>
                </draw:g>
              </table:table-cell>
              <table:table-cell office:value-type="float" office:value="5">
                <text:p>5</text:p>
                <draw:g>
                  <svg:desc>Cavallaro.B29:Cavallaro.P2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Cavallaro.A30:Cavallaro.A30</svg:desc>
                </draw:g>
              </table:table-cell>
              <table:table-cell office:value-type="float" office:value="NaN">
                <text:p>NaN</text:p>
                <draw:g>
                  <svg:desc>Cavallaro.B30:Cavallaro.P3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692cm" svg:height="7.758cm" xlink:href=".." xlink:type="simple" chart:class="chart:scatter" chart:style-name="ch1">
        <chart:title svg:x="6.479cm" svg:y="0.29cm" chart:style-name="ch2">
          <text:p>Comparison BC BA after/ Ideal Curve
</text:p>
        </chart:title>
        <chart:legend chart:legend-position="bottom" svg:x="7.19cm" svg:y="7.053cm" chart:style-name="ch3"/>
        <chart:plot-area chart:style-name="ch4" table:cell-range-address="Cavallaro.B32:Cavallaro.P36 Cavallaro.A33:Cavallaro.A36" chart:data-source-has-labels="column" svg:x="0.992cm" svg:y="1.474cm" svg:width="21.801cm" svg:height="4.85cm">
          <chartooo:coordinate-region svg:x="0.992cm" svg:y="1.474cm" svg:width="21.801cm" svg:height="4.85cm"/>
          <chart:axis chart:dimension="x" chart:name="primary-x" chart:style-name="ch5"/>
          <chart:axis chart:dimension="y" chart:name="primary-y" chart:style-name="ch5"/>
          <chart:series chart:style-name="ch6" chart:values-cell-range-address="Cavallaro.B33:Cavallaro.P33" chart:label-cell-address="Cavallaro.A33:Cavallaro.A33" chart:class="chart:scatter">
            <chart:domain table:cell-range-address="Cavallaro.B32:Cavallaro.P32"/>
            <chart:data-point chart:repeated="15"/>
          </chart:series>
          <chart:series chart:style-name="ch7" chart:values-cell-range-address="Cavallaro.B34:Cavallaro.P34" chart:label-cell-address="Cavallaro.A34:Cavallaro.A34" chart:class="chart:scatter">
            <chart:data-point chart:repeated="15"/>
          </chart:series>
          <chart:series chart:style-name="ch8" chart:values-cell-range-address="Cavallaro.B35:Cavallaro.P35" chart:label-cell-address="Cavallaro.A35:Cavallaro.A35" chart:class="chart:scatter">
            <chart:data-point chart:repeated="15"/>
          </chart:series>
          <chart:series chart:style-name="ch9" chart:values-cell-range-address="Cavallaro.B36:Cavallaro.P36" chart:label-cell-address="Cavallaro.A36:Cavallaro.A36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Cavallaro.B32:Cavallaro.P32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after</text:p>
                <draw:g>
                  <svg:desc>Cavallaro.A33:Cavallaro.A33</svg:desc>
                </draw:g>
              </table:table-cell>
              <table:table-cell office:value-type="float" office:value="0">
                <text:p>0</text:p>
                <draw:g>
                  <svg:desc>Cavallaro.B33:Cavallaro.P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 (dB) after</text:p>
                <draw:g>
                  <svg:desc>Cavallaro.A34:Cavallaro.A34</svg:desc>
                </draw:g>
              </table:table-cell>
              <table:table-cell office:value-type="float" office:value="NaN">
                <text:p>NaN</text:p>
                <draw:g>
                  <svg:desc>Cavallaro.B34:Cavallaro.P3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 (dB) ideal</text:p>
                <draw:g>
                  <svg:desc>Cavallaro.A35:Cavallaro.A35</svg:desc>
                </draw:g>
              </table:table-cell>
              <table:table-cell office:value-type="float" office:value="5">
                <text:p>5</text:p>
                <draw:g>
                  <svg:desc>Cavallaro.B35:Cavallaro.P3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Cavallaro.A36:Cavallaro.A36</svg:desc>
                </draw:g>
              </table:table-cell>
              <table:table-cell office:value-type="float" office:value="NaN">
                <text:p>NaN</text:p>
                <draw:g>
                  <svg:desc>Cavallaro.B36:Cavallaro.P3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5.537cm" svg:height="8.063cm" xlink:href=".." xlink:type="simple" chart:class="chart:scatter" chart:style-name="ch1">
        <chart:title svg:x="10.566cm" svg:y="0.296cm" chart:style-name="ch2">
          <text:p>OD before Käderlin</text:p>
        </chart:title>
        <chart:legend chart:legend-position="bottom" svg:x="11.175cm" svg:y="7.358cm" chart:style-name="ch3"/>
        <chart:plot-area chart:style-name="ch4" table:cell-range-address="Käderlin.B1:Käderlin.P3 Käderlin.A2:Käderlin.A3" chart:data-source-has-labels="column" svg:x="0.96cm" svg:y="1.63cm" svg:width="23.557cm" svg:height="5.147cm">
          <chartooo:coordinate-region svg:x="0.96cm" svg:y="1.63cm" svg:width="23.557cm" svg:height="5.147cm"/>
          <chart:axis chart:dimension="x" chart:name="primary-x" chart:style-name="ch5"/>
          <chart:axis chart:dimension="y" chart:name="primary-y" chart:style-name="ch5"/>
          <chart:series chart:style-name="ch6" chart:values-cell-range-address="Käderlin.B2:Käderlin.P2" chart:label-cell-address="Käderlin.A2:Käderlin.A2" chart:class="chart:scatter">
            <chart:domain table:cell-range-address="Käderlin.B1:Käderlin.P1"/>
            <chart:data-point chart:repeated="15"/>
          </chart:series>
          <chart:series chart:style-name="ch7" chart:values-cell-range-address="Käderlin.B3:Käderlin.P3" chart:label-cell-address="Käderlin.A3:Käderlin.A3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Käderlin.B1:Käderlin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Käderlin.A2:Käderlin.A2</svg:desc>
                </draw:g>
              </table:table-cell>
              <table:table-cell office:value-type="float" office:value="-1">
                <text:p>-1</text:p>
                <draw:g>
                  <svg:desc>Käderlin.B2:Käderlin.P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 (dB)</text:p>
                <draw:g>
                  <svg:desc>Käderlin.A3:Käderlin.A3</svg:desc>
                </draw:g>
              </table:table-cell>
              <table:table-cell office:value-type="float" office:value="NaN">
                <text:p>NaN</text:p>
                <draw:g>
                  <svg:desc>Käderlin.B3:Käderlin.P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4.431cm" svg:height="8.099cm" xlink:href=".." xlink:type="simple" chart:class="chart:scatter" chart:style-name="ch1">
        <chart:title svg:x="10.151cm" svg:y="0.296cm" chart:style-name="ch2">
          <text:p>OD after Käderlin </text:p>
        </chart:title>
        <chart:legend chart:legend-position="bottom" svg:x="10.622cm" svg:y="7.394cm" chart:style-name="ch3"/>
        <chart:plot-area chart:style-name="ch4" table:cell-range-address="Käderlin.B5:Käderlin.P7 Käderlin.A6:Käderlin.A7" chart:data-source-has-labels="column" svg:x="0.938cm" svg:y="1.63cm" svg:width="22.517cm" svg:height="5.183cm">
          <chartooo:coordinate-region svg:x="0.938cm" svg:y="1.63cm" svg:width="22.517cm" svg:height="5.183cm"/>
          <chart:axis chart:dimension="x" chart:name="primary-x" chart:style-name="ch5"/>
          <chart:axis chart:dimension="y" chart:name="primary-y" chart:style-name="ch5"/>
          <chart:series chart:style-name="ch6" chart:values-cell-range-address="Käderlin.B6:Käderlin.P6" chart:label-cell-address="Käderlin.A6:Käderlin.A6" chart:class="chart:scatter">
            <chart:domain table:cell-range-address="Käderlin.B5:Käderlin.P5"/>
            <chart:data-point chart:repeated="15"/>
          </chart:series>
          <chart:series chart:style-name="ch7" chart:values-cell-range-address="Käderlin.B7:Käderlin.P7" chart:label-cell-address="Käderlin.A7:Käderlin.A7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Käderlin.B5:Käderlin.P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Käderlin.A6:Käderlin.A6</svg:desc>
                </draw:g>
              </table:table-cell>
              <table:table-cell office:value-type="float" office:value="-1">
                <text:p>-1</text:p>
                <draw:g>
                  <svg:desc>Käderlin.B6:Käderlin.P6</svg:desc>
                </draw:g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Co (dB)</text:p>
                <draw:g>
                  <svg:desc>Käderlin.A7:Käderlin.A7</svg:desc>
                </draw:g>
              </table:table-cell>
              <table:table-cell office:value-type="float" office:value="NaN">
                <text:p>NaN</text:p>
                <draw:g>
                  <svg:desc>Käderlin.B7:Käderlin.P7</svg:desc>
                </draw:g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681cm" svg:height="7.591cm" xlink:href=".." xlink:type="simple" chart:class="chart:scatter" chart:style-name="ch1">
        <chart:title svg:x="6.707cm" svg:y="0.286cm" chart:style-name="ch2">
          <text:p>Comparison BC BA before/ Ideal Curve
</text:p>
        </chart:title>
        <chart:legend chart:legend-position="bottom" svg:x="7.43cm" svg:y="6.886cm" chart:style-name="ch3"/>
        <chart:plot-area chart:style-name="ch4" table:cell-range-address="Käderlin.B26:Käderlin.P30 Käderlin.A27:Käderlin.A30" chart:data-source-has-labels="column" svg:x="1.034cm" svg:y="1.442cm" svg:width="22.711cm" svg:height="4.745cm">
          <chartooo:coordinate-region svg:x="1.034cm" svg:y="1.442cm" svg:width="22.711cm" svg:height="4.745cm"/>
          <chart:axis chart:dimension="x" chart:name="primary-x" chart:style-name="ch5"/>
          <chart:axis chart:dimension="y" chart:name="primary-y" chart:style-name="ch5"/>
          <chart:series chart:style-name="ch6" chart:values-cell-range-address="Käderlin.B27:Käderlin.P27" chart:label-cell-address="Käderlin.A27:Käderlin.A27" chart:class="chart:scatter">
            <chart:domain table:cell-range-address="Käderlin.B26:Käderlin.P26"/>
            <chart:data-point chart:repeated="15"/>
          </chart:series>
          <chart:series chart:style-name="ch7" chart:values-cell-range-address="Käderlin.B28:Käderlin.P28" chart:label-cell-address="Käderlin.A28:Käderlin.A28" chart:class="chart:scatter">
            <chart:data-point chart:repeated="15"/>
          </chart:series>
          <chart:series chart:style-name="ch8" chart:values-cell-range-address="Käderlin.B29:Käderlin.P29" chart:label-cell-address="Käderlin.A29:Käderlin.A29" chart:class="chart:scatter">
            <chart:data-point chart:repeated="15"/>
          </chart:series>
          <chart:series chart:style-name="ch9" chart:values-cell-range-address="Käderlin.B30:Käderlin.P30" chart:label-cell-address="Käderlin.A30:Käderlin.A30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Käderlin.B26:Käderlin.P2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before</text:p>
                <draw:g>
                  <svg:desc>Käderlin.A27:Käderlin.A27</svg:desc>
                </draw:g>
              </table:table-cell>
              <table:table-cell office:value-type="float" office:value="-1">
                <text:p>-1</text:p>
                <draw:g>
                  <svg:desc>Käderlin.B27:Käderlin.P2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 (dB) before</text:p>
                <draw:g>
                  <svg:desc>Käderlin.A28:Käderlin.A28</svg:desc>
                </draw:g>
              </table:table-cell>
              <table:table-cell office:value-type="float" office:value="NaN">
                <text:p>NaN</text:p>
                <draw:g>
                  <svg:desc>Käderlin.B28:Käderlin.P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Ca (dB) ideal</text:p>
                <draw:g>
                  <svg:desc>Käderlin.A29:Käderlin.A29</svg:desc>
                </draw:g>
              </table:table-cell>
              <table:table-cell office:value-type="float" office:value="5">
                <text:p>5</text:p>
                <draw:g>
                  <svg:desc>Käderlin.B29:Käderlin.P2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Käderlin.A30:Käderlin.A30</svg:desc>
                </draw:g>
              </table:table-cell>
              <table:table-cell office:value-type="float" office:value="NaN">
                <text:p>NaN</text:p>
                <draw:g>
                  <svg:desc>Käderlin.B30:Käderlin.P3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bfbfbf"/>
    </style:style>
    <style:style style:name="ch2" style:family="chart">
      <style:chart-properties chart:auto-position="true"/>
      <style:text-properties fo:color="#40404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gap-width="65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70ad47" draw:opacity="85%"/>
      <style:text-properties fo:color="#ffffff" fo:font-family="Calibri" fo:font-size="9pt" fo:font-weight="bold" style:font-size-asian="9pt" style:font-weight-asian="bold" style:font-size-complex="9pt" style:font-weight-complex="bold"/>
    </style:style>
    <style:style style:name="ch8" style:family="chart" style:data-style-name="N5000">
      <style:chart-properties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5b9bd5" draw:opacity="85%"/>
      <style:text-properties fo:color="#ffffff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526cm" svg:height="5.186cm" xlink:href=".." xlink:type="simple" chart:class="chart:bar" chart:style-name="ch1">
        <chart:title svg:x="2.359cm" svg:y="0.239cm" chart:style-name="ch2">
          <text:p>Schaffner </text:p>
        </chart:title>
        <chart:legend chart:legend-position="bottom" svg:x="2.946cm" svg:y="4.481cm" chart:style-name="ch3"/>
        <chart:plot-area chart:style-name="ch4" table:cell-range-address="'Graphs WHOQOL'.Q11:'Graphs WHOQOL'.S15" chart:data-source-has-labels="both" svg:x="0.62cm" svg:y="1.831cm" svg:width="7.566cm" svg:height="2.127cm">
          <chartooo:coordinate-region svg:x="0.62cm" svg:y="1.831cm" svg:width="7.566cm" svg:height="2.127cm"/>
          <chart:axis chart:dimension="x" chart:name="primary-x" chart:style-name="ch5">
            <chart:categories table:cell-range-address="'Graphs WHOQOL'.Q12:'Graphs WHOQOL'.Q15"/>
          </chart:axis>
          <chart:axis chart:dimension="y" chart:name="primary-y" chart:style-name="ch6"/>
          <chart:series chart:style-name="ch7" chart:values-cell-range-address="'Graphs WHOQOL'.R12:'Graphs WHOQOL'.R15" chart:label-cell-address="'Graphs WHOQOL'.R11:'Graphs WHOQOL'.R11" chart:class="chart:bar">
            <chart:data-point chart:repeated="4"/>
          </chart:series>
          <chart:series chart:style-name="ch8" chart:values-cell-range-address="'Graphs WHOQOL'.S12:'Graphs WHOQOL'.S15" chart:label-cell-address="'Graphs WHOQOL'.S11:'Graphs WHOQOL'.S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'Graphs WHOQOL'.R11:'Graphs WHOQOL'.R11</svg:desc>
                </draw:g>
              </table:table-cell>
              <table:table-cell office:value-type="string">
                <text:p>After</text:p>
                <draw:g>
                  <svg:desc>'Graphs WHOQOL'.S11:'Graphs WHOQOL'.S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ain 1 Raw Score</text:p>
                <draw:g>
                  <svg:desc>'Graphs WHOQOL'.Q12:'Graphs WHOQOL'.Q15</svg:desc>
                </draw:g>
              </table:table-cell>
              <table:table-cell office:value-type="float" office:value="30">
                <text:p>30</text:p>
                <draw:g>
                  <svg:desc>'Graphs WHOQOL'.R12:'Graphs WHOQOL'.R15</svg:desc>
                </draw:g>
              </table:table-cell>
              <table:table-cell office:value-type="float" office:value="27">
                <text:p>27</text:p>
                <draw:g>
                  <svg:desc>'Graphs WHOQOL'.S12:'Graphs WHOQOL'.S15</svg:desc>
                </draw:g>
              </table:table-cell>
            </table:table-row>
            <table:table-row>
              <table:table-cell office:value-type="string">
                <text:p>Domain 2 Raw Score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omain 3 Raw Scor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omain 4 Raw Score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802cm" svg:height="7.452cm" xlink:href=".." xlink:type="simple" chart:class="chart:scatter" chart:style-name="ch1">
        <chart:title svg:x="6.534cm" svg:y="0.284cm" chart:style-name="ch2">
          <text:p>Comparison BC BA after/ Ideal Curve
</text:p>
        </chart:title>
        <chart:legend chart:legend-position="bottom" svg:x="7.245cm" svg:y="6.747cm" chart:style-name="ch3"/>
        <chart:plot-area chart:style-name="ch4" table:cell-range-address="Käderlin.B32:Käderlin.P36 Käderlin.A33:Käderlin.A36" chart:data-source-has-labels="column" svg:x="0.997cm" svg:y="1.416cm" svg:width="21.902cm" svg:height="4.658cm">
          <chartooo:coordinate-region svg:x="0.997cm" svg:y="1.416cm" svg:width="21.902cm" svg:height="4.658cm"/>
          <chart:axis chart:dimension="x" chart:name="primary-x" chart:style-name="ch5"/>
          <chart:axis chart:dimension="y" chart:name="primary-y" chart:style-name="ch5"/>
          <chart:series chart:style-name="ch6" chart:values-cell-range-address="Käderlin.B33:Käderlin.P33" chart:label-cell-address="Käderlin.A33:Käderlin.A33" chart:class="chart:scatter">
            <chart:domain table:cell-range-address="Käderlin.B32:Käderlin.P32"/>
            <chart:data-point chart:repeated="15"/>
          </chart:series>
          <chart:series chart:style-name="ch7" chart:values-cell-range-address="Käderlin.B34:Käderlin.P34" chart:label-cell-address="Käderlin.A34:Käderlin.A34" chart:class="chart:scatter">
            <chart:data-point chart:repeated="15"/>
          </chart:series>
          <chart:series chart:style-name="ch8" chart:values-cell-range-address="Käderlin.B35:Käderlin.P35" chart:label-cell-address="Käderlin.A35:Käderlin.A35" chart:class="chart:scatter">
            <chart:data-point chart:repeated="15"/>
          </chart:series>
          <chart:series chart:style-name="ch9" chart:values-cell-range-address="Käderlin.B36:Käderlin.P36" chart:label-cell-address="Käderlin.A36:Käderlin.A36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Käderlin.B32:Käderlin.P32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after</text:p>
                <draw:g>
                  <svg:desc>Käderlin.A33:Käderlin.A33</svg:desc>
                </draw:g>
              </table:table-cell>
              <table:table-cell office:value-type="float" office:value="-1">
                <text:p>-1</text:p>
                <draw:g>
                  <svg:desc>Käderlin.B33:Käderlin.P33</svg:desc>
                </draw:g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Co (dB) after</text:p>
                <draw:g>
                  <svg:desc>Käderlin.A34:Käderlin.A34</svg:desc>
                </draw:g>
              </table:table-cell>
              <table:table-cell office:value-type="float" office:value="NaN">
                <text:p>NaN</text:p>
                <draw:g>
                  <svg:desc>Käderlin.B34:Käderlin.P34</svg:desc>
                </draw:g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Ca (dB) ideal</text:p>
                <draw:g>
                  <svg:desc>Käderlin.A35:Käderlin.A35</svg:desc>
                </draw:g>
              </table:table-cell>
              <table:table-cell office:value-type="float" office:value="5">
                <text:p>5</text:p>
                <draw:g>
                  <svg:desc>Käderlin.B35:Käderlin.P3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Käderlin.A36:Käderlin.A36</svg:desc>
                </draw:g>
              </table:table-cell>
              <table:table-cell office:value-type="float" office:value="NaN">
                <text:p>NaN</text:p>
                <draw:g>
                  <svg:desc>Käderlin.B36:Käderlin.P3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5.537cm" svg:height="8.063cm" xlink:href=".." xlink:type="simple" chart:class="chart:scatter" chart:style-name="ch1">
        <chart:title svg:x="10.323cm" svg:y="0.296cm" chart:style-name="ch2">
          <text:p>OD before Wallimann</text:p>
        </chart:title>
        <chart:legend chart:legend-position="bottom" svg:x="11.175cm" svg:y="7.358cm" chart:style-name="ch3"/>
        <chart:plot-area chart:style-name="ch4" table:cell-range-address="Wallimann.B1:Wallimann.P3 Wallimann.A2:Wallimann.A3" chart:data-source-has-labels="column" svg:x="0.96cm" svg:y="1.63cm" svg:width="23.557cm" svg:height="5.147cm">
          <chartooo:coordinate-region svg:x="0.96cm" svg:y="1.63cm" svg:width="23.557cm" svg:height="5.147cm"/>
          <chart:axis chart:dimension="x" chart:name="primary-x" chart:style-name="ch5"/>
          <chart:axis chart:dimension="y" chart:name="primary-y" chart:style-name="ch5"/>
          <chart:series chart:style-name="ch6" chart:values-cell-range-address="Wallimann.B2:Wallimann.P2" chart:label-cell-address="Wallimann.A2:Wallimann.A2" chart:class="chart:scatter">
            <chart:domain table:cell-range-address="Wallimann.B1:Wallimann.P1"/>
            <chart:data-point chart:repeated="15"/>
          </chart:series>
          <chart:series chart:style-name="ch7" chart:values-cell-range-address="Wallimann.B3:Wallimann.P3" chart:label-cell-address="Wallimann.A3:Wallimann.A3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Wallimann.B1:Wallimann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Wallimann.A2:Wallimann.A2</svg:desc>
                </draw:g>
              </table:table-cell>
              <table:table-cell office:value-type="float" office:value="1">
                <text:p>1</text:p>
                <draw:g>
                  <svg:desc>Wallimann.B2:Wallimann.P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 (dB)</text:p>
                <draw:g>
                  <svg:desc>Wallimann.A3:Wallimann.A3</svg:desc>
                </draw:g>
              </table:table-cell>
              <table:table-cell office:value-type="float" office:value="NaN">
                <text:p>NaN</text:p>
                <draw:g>
                  <svg:desc>Wallimann.B3:Wallimann.P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4.431cm" svg:height="8.099cm" xlink:href=".." xlink:type="simple" chart:class="chart:scatter" chart:style-name="ch1">
        <chart:title svg:x="9.909cm" svg:y="0.296cm" chart:style-name="ch2">
          <text:p>OD after Wallimann </text:p>
        </chart:title>
        <chart:legend chart:legend-position="bottom" svg:x="10.622cm" svg:y="7.394cm" chart:style-name="ch3"/>
        <chart:plot-area chart:style-name="ch4" table:cell-range-address="Wallimann.B5:Wallimann.P7 Wallimann.A6:Wallimann.A7" chart:data-source-has-labels="column" svg:x="0.938cm" svg:y="1.63cm" svg:width="22.517cm" svg:height="5.183cm">
          <chartooo:coordinate-region svg:x="0.938cm" svg:y="1.63cm" svg:width="22.517cm" svg:height="5.183cm"/>
          <chart:axis chart:dimension="x" chart:name="primary-x" chart:style-name="ch5"/>
          <chart:axis chart:dimension="y" chart:name="primary-y" chart:style-name="ch5"/>
          <chart:series chart:style-name="ch6" chart:values-cell-range-address="Wallimann.B6:Wallimann.P6" chart:label-cell-address="Wallimann.A6:Wallimann.A6" chart:class="chart:scatter">
            <chart:domain table:cell-range-address="Wallimann.B5:Wallimann.P5"/>
            <chart:data-point chart:repeated="15"/>
          </chart:series>
          <chart:series chart:style-name="ch7" chart:values-cell-range-address="Wallimann.B7:Wallimann.P7" chart:label-cell-address="Wallimann.A7:Wallimann.A7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Wallimann.B5:Wallimann.P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Wallimann.A6:Wallimann.A6</svg:desc>
                </draw:g>
              </table:table-cell>
              <table:table-cell office:value-type="float" office:value="1">
                <text:p>1</text:p>
                <draw:g>
                  <svg:desc>Wallimann.B6:Wallimann.P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 (dB)</text:p>
                <draw:g>
                  <svg:desc>Wallimann.A7:Wallimann.A7</svg:desc>
                </draw:g>
              </table:table-cell>
              <table:table-cell office:value-type="float" office:value="NaN">
                <text:p>NaN</text:p>
                <draw:g>
                  <svg:desc>Wallimann.B7:Wallimann.P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681cm" svg:height="7.591cm" xlink:href=".." xlink:type="simple" chart:class="chart:scatter" chart:style-name="ch1">
        <chart:title svg:x="6.707cm" svg:y="0.286cm" chart:style-name="ch2">
          <text:p>Comparison BC BA before/ Ideal Curve
</text:p>
        </chart:title>
        <chart:legend chart:legend-position="bottom" svg:x="7.43cm" svg:y="6.886cm" chart:style-name="ch3"/>
        <chart:plot-area chart:style-name="ch4" table:cell-range-address="Wallimann.B26:Wallimann.P30 Wallimann.A27:Wallimann.A30" chart:data-source-has-labels="column" svg:x="1.034cm" svg:y="1.442cm" svg:width="22.711cm" svg:height="4.745cm">
          <chartooo:coordinate-region svg:x="1.034cm" svg:y="1.442cm" svg:width="22.711cm" svg:height="4.745cm"/>
          <chart:axis chart:dimension="x" chart:name="primary-x" chart:style-name="ch5"/>
          <chart:axis chart:dimension="y" chart:name="primary-y" chart:style-name="ch5"/>
          <chart:series chart:style-name="ch6" chart:values-cell-range-address="Wallimann.B27:Wallimann.P27" chart:label-cell-address="Wallimann.A27:Wallimann.A27" chart:class="chart:scatter">
            <chart:domain table:cell-range-address="Wallimann.B26:Wallimann.P26"/>
            <chart:data-point chart:repeated="15"/>
          </chart:series>
          <chart:series chart:style-name="ch7" chart:values-cell-range-address="Wallimann.B28:Wallimann.P28" chart:label-cell-address="Wallimann.A28:Wallimann.A28" chart:class="chart:scatter">
            <chart:data-point chart:repeated="15"/>
          </chart:series>
          <chart:series chart:style-name="ch8" chart:values-cell-range-address="Wallimann.B29:Wallimann.P29" chart:label-cell-address="Wallimann.A29:Wallimann.A29" chart:class="chart:scatter">
            <chart:data-point chart:repeated="15"/>
          </chart:series>
          <chart:series chart:style-name="ch9" chart:values-cell-range-address="Wallimann.B30:Wallimann.P30" chart:label-cell-address="Wallimann.A30:Wallimann.A30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Wallimann.B26:Wallimann.P2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before</text:p>
                <draw:g>
                  <svg:desc>Wallimann.A27:Wallimann.A27</svg:desc>
                </draw:g>
              </table:table-cell>
              <table:table-cell office:value-type="float" office:value="1">
                <text:p>1</text:p>
                <draw:g>
                  <svg:desc>Wallimann.B27:Wallimann.P2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 (dB) before</text:p>
                <draw:g>
                  <svg:desc>Wallimann.A28:Wallimann.A28</svg:desc>
                </draw:g>
              </table:table-cell>
              <table:table-cell office:value-type="float" office:value="NaN">
                <text:p>NaN</text:p>
                <draw:g>
                  <svg:desc>Wallimann.B28:Wallimann.P2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 (dB) ideal</text:p>
                <draw:g>
                  <svg:desc>Wallimann.A29:Wallimann.A29</svg:desc>
                </draw:g>
              </table:table-cell>
              <table:table-cell office:value-type="float" office:value="5">
                <text:p>5</text:p>
                <draw:g>
                  <svg:desc>Wallimann.B29:Wallimann.P2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Wallimann.A30:Wallimann.A30</svg:desc>
                </draw:g>
              </table:table-cell>
              <table:table-cell office:value-type="float" office:value="NaN">
                <text:p>NaN</text:p>
                <draw:g>
                  <svg:desc>Wallimann.B30:Wallimann.P3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802cm" svg:height="7.452cm" xlink:href=".." xlink:type="simple" chart:class="chart:scatter" chart:style-name="ch1">
        <chart:title svg:x="6.534cm" svg:y="0.284cm" chart:style-name="ch2">
          <text:p>Comparison BC BA after/ Ideal Curve
</text:p>
        </chart:title>
        <chart:legend chart:legend-position="bottom" svg:x="7.245cm" svg:y="6.747cm" chart:style-name="ch3"/>
        <chart:plot-area chart:style-name="ch4" table:cell-range-address="Wallimann.B32:Wallimann.P36 Wallimann.A33:Wallimann.A36" chart:data-source-has-labels="column" svg:x="0.997cm" svg:y="1.416cm" svg:width="21.902cm" svg:height="4.658cm">
          <chartooo:coordinate-region svg:x="0.997cm" svg:y="1.416cm" svg:width="21.902cm" svg:height="4.658cm"/>
          <chart:axis chart:dimension="x" chart:name="primary-x" chart:style-name="ch5"/>
          <chart:axis chart:dimension="y" chart:name="primary-y" chart:style-name="ch5"/>
          <chart:series chart:style-name="ch6" chart:values-cell-range-address="Wallimann.B33:Wallimann.P33" chart:label-cell-address="Wallimann.A33:Wallimann.A33" chart:class="chart:scatter">
            <chart:domain table:cell-range-address="Wallimann.B32:Wallimann.P32"/>
            <chart:data-point chart:repeated="15"/>
          </chart:series>
          <chart:series chart:style-name="ch7" chart:values-cell-range-address="Wallimann.B34:Wallimann.P34" chart:label-cell-address="Wallimann.A34:Wallimann.A34" chart:class="chart:scatter">
            <chart:data-point chart:repeated="15"/>
          </chart:series>
          <chart:series chart:style-name="ch8" chart:values-cell-range-address="Wallimann.B35:Wallimann.P35" chart:label-cell-address="Wallimann.A35:Wallimann.A35" chart:class="chart:scatter">
            <chart:data-point chart:repeated="15"/>
          </chart:series>
          <chart:series chart:style-name="ch9" chart:values-cell-range-address="Wallimann.B36:Wallimann.P36" chart:label-cell-address="Wallimann.A36:Wallimann.A36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Wallimann.B32:Wallimann.P32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after</text:p>
                <draw:g>
                  <svg:desc>Wallimann.A33:Wallimann.A33</svg:desc>
                </draw:g>
              </table:table-cell>
              <table:table-cell office:value-type="float" office:value="1">
                <text:p>1</text:p>
                <draw:g>
                  <svg:desc>Wallimann.B33:Wallimann.P3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 (dB) after</text:p>
                <draw:g>
                  <svg:desc>Wallimann.A34:Wallimann.A34</svg:desc>
                </draw:g>
              </table:table-cell>
              <table:table-cell office:value-type="float" office:value="NaN">
                <text:p>NaN</text:p>
                <draw:g>
                  <svg:desc>Wallimann.B34:Wallimann.P3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 (dB) ideal</text:p>
                <draw:g>
                  <svg:desc>Wallimann.A35:Wallimann.A35</svg:desc>
                </draw:g>
              </table:table-cell>
              <table:table-cell office:value-type="float" office:value="5">
                <text:p>5</text:p>
                <draw:g>
                  <svg:desc>Wallimann.B35:Wallimann.P3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Wallimann.A36:Wallimann.A36</svg:desc>
                </draw:g>
              </table:table-cell>
              <table:table-cell office:value-type="float" office:value="NaN">
                <text:p>NaN</text:p>
                <draw:g>
                  <svg:desc>Wallimann.B36:Wallimann.P3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pline-order="3" chart:series-source="rows"/>
    </style:style>
    <style:style style:name="ch5" style:family="chart" style:data-style-name="N500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9.433cm" svg:height="10.81cm" xlink:href=".." xlink:type="simple" chart:class="chart:scatter" chart:style-name="ch1">
        <chart:title svg:x="13.207cm" svg:y="0.351cm" chart:style-name="ch2">
          <text:p>Courbe Ideal</text:p>
        </chart:title>
        <chart:legend chart:legend-position="bottom" svg:x="13.123cm" svg:y="10.105cm" chart:style-name="ch3"/>
        <chart:plot-area chart:style-name="ch4" table:cell-range-address="'Courbe idéal'.B1:'Courbe idéal'.P3 'Courbe idéal'.A2:'Courbe idéal'.A3" chart:data-source-has-labels="column" svg:x="0.955cm" svg:y="1.288cm" svg:width="27.683cm" svg:height="8.269cm">
          <chartooo:coordinate-region svg:x="0.955cm" svg:y="1.288cm" svg:width="27.683cm" svg:height="8.269cm"/>
          <chart:axis chart:dimension="x" chart:name="primary-x" chart:style-name="ch5"/>
          <chart:axis chart:dimension="y" chart:name="primary-y" chart:style-name="ch5"/>
          <chart:series chart:style-name="ch6" chart:values-cell-range-address="'Courbe idéal'.B2:'Courbe idéal'.P2" chart:label-cell-address="'Courbe idéal'.A2:'Courbe idéal'.A2" chart:class="chart:scatter">
            <chart:domain table:cell-range-address="'Courbe idéal'.B1:'Courbe idéal'.P1"/>
            <chart:data-point chart:repeated="15"/>
          </chart:series>
          <chart:series chart:style-name="ch7" chart:values-cell-range-address="'Courbe idéal'.B3:'Courbe idéal'.P3" chart:label-cell-address="'Courbe idéal'.A3:'Courbe idéal'.A3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'Courbe idéal'.B1:'Courbe idéal'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'Courbe idéal'.A2:'Courbe idéal'.A2</svg:desc>
                </draw:g>
              </table:table-cell>
              <table:table-cell office:value-type="float" office:value="5">
                <text:p>5</text:p>
                <draw:g>
                  <svg:desc>'Courbe idéal'.B2:'Courbe idéal'.P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</text:p>
                <draw:g>
                  <svg:desc>'Courbe idéal'.A3:'Courbe idéal'.A3</svg:desc>
                </draw:g>
              </table:table-cell>
              <table:table-cell office:value-type="float" office:value="NaN">
                <text:p>NaN</text:p>
                <draw:g>
                  <svg:desc>'Courbe idéal'.B3:'Courbe idéal'.P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bfbfbf"/>
    </style:style>
    <style:style style:name="ch2" style:family="chart">
      <style:chart-properties chart:auto-position="true"/>
      <style:text-properties fo:color="#40404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gap-width="65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70ad47" draw:opacity="85%"/>
      <style:text-properties fo:color="#ffffff" fo:font-family="Calibri" fo:font-size="9pt" fo:font-weight="bold" style:font-size-asian="9pt" style:font-weight-asian="bold" style:font-size-complex="9pt" style:font-weight-complex="bold"/>
    </style:style>
    <style:style style:name="ch8" style:family="chart" style:data-style-name="N5000">
      <style:chart-properties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5b9bd5" draw:opacity="85%"/>
      <style:text-properties fo:color="#ffffff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926cm" svg:height="5.363cm" xlink:href=".." xlink:type="simple" chart:class="chart:bar" chart:style-name="ch1">
        <chart:title svg:x="3.275cm" svg:y="0.243cm" chart:style-name="ch2">
          <text:p>Maier </text:p>
        </chart:title>
        <chart:legend chart:legend-position="bottom" svg:x="3.146cm" svg:y="4.658cm" chart:style-name="ch3"/>
        <chart:plot-area chart:style-name="ch4" table:cell-range-address="'Graphs WHOQOL'.U11:'Graphs WHOQOL'.W15" chart:data-source-has-labels="both" svg:x="0.628cm" svg:y="1.847cm" svg:width="7.942cm" svg:height="2.284cm">
          <chartooo:coordinate-region svg:x="0.628cm" svg:y="1.847cm" svg:width="7.942cm" svg:height="2.284cm"/>
          <chart:axis chart:dimension="x" chart:name="primary-x" chart:style-name="ch5">
            <chart:categories table:cell-range-address="'Graphs WHOQOL'.U12:'Graphs WHOQOL'.U15"/>
          </chart:axis>
          <chart:axis chart:dimension="y" chart:name="primary-y" chart:style-name="ch6"/>
          <chart:series chart:style-name="ch7" chart:values-cell-range-address="'Graphs WHOQOL'.V12:'Graphs WHOQOL'.V15" chart:label-cell-address="'Graphs WHOQOL'.V11:'Graphs WHOQOL'.V11" chart:class="chart:bar">
            <chart:data-point chart:repeated="4"/>
          </chart:series>
          <chart:series chart:style-name="ch8" chart:values-cell-range-address="'Graphs WHOQOL'.W12:'Graphs WHOQOL'.W15" chart:label-cell-address="'Graphs WHOQOL'.W11:'Graphs WHOQOL'.W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'Graphs WHOQOL'.V11:'Graphs WHOQOL'.V11</svg:desc>
                </draw:g>
              </table:table-cell>
              <table:table-cell office:value-type="string">
                <text:p>After</text:p>
                <draw:g>
                  <svg:desc>'Graphs WHOQOL'.W11:'Graphs WHOQOL'.W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ain 1 Raw Score</text:p>
                <draw:g>
                  <svg:desc>'Graphs WHOQOL'.U12:'Graphs WHOQOL'.U15</svg:desc>
                </draw:g>
              </table:table-cell>
              <table:table-cell office:value-type="float" office:value="18">
                <text:p>18</text:p>
                <draw:g>
                  <svg:desc>'Graphs WHOQOL'.V12:'Graphs WHOQOL'.V15</svg:desc>
                </draw:g>
              </table:table-cell>
              <table:table-cell office:value-type="float" office:value="26">
                <text:p>26</text:p>
                <draw:g>
                  <svg:desc>'Graphs WHOQOL'.W12:'Graphs WHOQOL'.W15</svg:desc>
                </draw:g>
              </table:table-cell>
            </table:table-row>
            <table:table-row>
              <table:table-cell office:value-type="string">
                <text:p>Domain 2 Raw Score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Domain 3 Raw Score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omain 4 Raw Score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bfbfbf"/>
    </style:style>
    <style:style style:name="ch2" style:family="chart">
      <style:chart-properties chart:auto-position="true"/>
      <style:text-properties fo:color="#40404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gap-width="65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70ad47" draw:opacity="85%"/>
      <style:text-properties fo:color="#ffffff" fo:font-family="Calibri" fo:font-size="9pt" fo:font-weight="bold" style:font-size-asian="9pt" style:font-weight-asian="bold" style:font-size-complex="9pt" style:font-weight-complex="bold"/>
    </style:style>
    <style:style style:name="ch8" style:family="chart" style:data-style-name="N5000">
      <style:chart-properties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5b9bd5" draw:opacity="85%"/>
      <style:text-properties fo:color="#ffffff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761cm" svg:height="5.247cm" xlink:href=".." xlink:type="simple" chart:class="chart:bar" chart:style-name="ch1">
        <chart:title svg:x="2.58cm" svg:y="0.24cm" chart:style-name="ch2">
          <text:p>Fellmann </text:p>
        </chart:title>
        <chart:legend chart:legend-position="bottom" svg:x="3.063cm" svg:y="4.542cm" chart:style-name="ch3"/>
        <chart:plot-area chart:style-name="ch4" table:cell-range-address="'Graphs WHOQOL'.Y11:'Graphs WHOQOL'.AA15" chart:data-source-has-labels="both" svg:x="0.625cm" svg:y="1.835cm" svg:width="7.786cm" svg:height="2.183cm">
          <chartooo:coordinate-region svg:x="0.625cm" svg:y="1.835cm" svg:width="7.786cm" svg:height="2.183cm"/>
          <chart:axis chart:dimension="x" chart:name="primary-x" chart:style-name="ch5">
            <chart:categories table:cell-range-address="'Graphs WHOQOL'.Y12:'Graphs WHOQOL'.Y15"/>
          </chart:axis>
          <chart:axis chart:dimension="y" chart:name="primary-y" chart:style-name="ch6"/>
          <chart:series chart:style-name="ch7" chart:values-cell-range-address="'Graphs WHOQOL'.Z12:'Graphs WHOQOL'.Z15" chart:label-cell-address="'Graphs WHOQOL'.Z11:'Graphs WHOQOL'.Z11" chart:class="chart:bar">
            <chart:data-point chart:repeated="4"/>
          </chart:series>
          <chart:series chart:style-name="ch8" chart:values-cell-range-address="'Graphs WHOQOL'.AA12:'Graphs WHOQOL'.AA15" chart:label-cell-address="'Graphs WHOQOL'.AA11:'Graphs WHOQOL'.AA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'Graphs WHOQOL'.Z11:'Graphs WHOQOL'.Z11</svg:desc>
                </draw:g>
              </table:table-cell>
              <table:table-cell office:value-type="string">
                <text:p>After</text:p>
                <draw:g>
                  <svg:desc>'Graphs WHOQOL'.AA11:'Graphs WHOQOL'.AA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ain 1 Raw Score</text:p>
                <draw:g>
                  <svg:desc>'Graphs WHOQOL'.Y12:'Graphs WHOQOL'.Y15</svg:desc>
                </draw:g>
              </table:table-cell>
              <table:table-cell office:value-type="float" office:value="23">
                <text:p>23</text:p>
                <draw:g>
                  <svg:desc>'Graphs WHOQOL'.Z12:'Graphs WHOQOL'.Z15</svg:desc>
                </draw:g>
              </table:table-cell>
              <table:table-cell office:value-type="float" office:value="28">
                <text:p>28</text:p>
                <draw:g>
                  <svg:desc>'Graphs WHOQOL'.AA12:'Graphs WHOQOL'.AA15</svg:desc>
                </draw:g>
              </table:table-cell>
            </table:table-row>
            <table:table-row>
              <table:table-cell office:value-type="string">
                <text:p>Domain 2 Raw Score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omain 3 Raw Score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Domain 4 Raw Score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bfbfbf"/>
    </style:style>
    <style:style style:name="ch2" style:family="chart">
      <style:chart-properties chart:auto-position="true"/>
      <style:text-properties fo:color="#40404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gap-width="65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70ad47" draw:opacity="85%"/>
      <style:text-properties fo:color="#ffffff" fo:font-family="Calibri" fo:font-size="9pt" fo:font-weight="bold" style:font-size-asian="9pt" style:font-weight-asian="bold" style:font-size-complex="9pt" style:font-weight-complex="bold"/>
    </style:style>
    <style:style style:name="ch8" style:family="chart" style:data-style-name="N5000">
      <style:chart-properties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5b9bd5" draw:opacity="85%"/>
      <style:text-properties fo:color="#ffffff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91cm" svg:height="5.11cm" xlink:href=".." xlink:type="simple" chart:class="chart:bar" chart:style-name="ch1">
        <chart:title svg:x="2.734cm" svg:y="0.238cm" chart:style-name="ch2">
          <text:p>Lehmann </text:p>
        </chart:title>
        <chart:legend chart:legend-position="bottom" svg:x="3.228cm" svg:y="4.405cm" chart:style-name="ch3"/>
        <chart:plot-area chart:style-name="ch4" table:cell-range-address="'Graphs WHOQOL'.AC11:'Graphs WHOQOL'.AE15" chart:data-source-has-labels="both" svg:x="0.631cm" svg:y="1.827cm" svg:width="8.098cm" svg:height="2.056cm">
          <chartooo:coordinate-region svg:x="0.631cm" svg:y="1.827cm" svg:width="8.098cm" svg:height="2.056cm"/>
          <chart:axis chart:dimension="x" chart:name="primary-x" chart:style-name="ch5">
            <chart:categories table:cell-range-address="'Graphs WHOQOL'.AC12:'Graphs WHOQOL'.AC15"/>
          </chart:axis>
          <chart:axis chart:dimension="y" chart:name="primary-y" chart:style-name="ch6"/>
          <chart:series chart:style-name="ch7" chart:values-cell-range-address="'Graphs WHOQOL'.AD12:'Graphs WHOQOL'.AD15" chart:label-cell-address="'Graphs WHOQOL'.AD11:'Graphs WHOQOL'.AD11" chart:class="chart:bar">
            <chart:data-point chart:repeated="4"/>
          </chart:series>
          <chart:series chart:style-name="ch8" chart:values-cell-range-address="'Graphs WHOQOL'.AE12:'Graphs WHOQOL'.AE15" chart:label-cell-address="'Graphs WHOQOL'.AE11:'Graphs WHOQOL'.AE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'Graphs WHOQOL'.AD11:'Graphs WHOQOL'.AD11</svg:desc>
                </draw:g>
              </table:table-cell>
              <table:table-cell office:value-type="string">
                <text:p>After</text:p>
                <draw:g>
                  <svg:desc>'Graphs WHOQOL'.AE11:'Graphs WHOQOL'.A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ain 1 Raw Score</text:p>
                <draw:g>
                  <svg:desc>'Graphs WHOQOL'.AC12:'Graphs WHOQOL'.AC15</svg:desc>
                </draw:g>
              </table:table-cell>
              <table:table-cell office:value-type="float" office:value="20">
                <text:p>20</text:p>
                <draw:g>
                  <svg:desc>'Graphs WHOQOL'.AD12:'Graphs WHOQOL'.AD15</svg:desc>
                </draw:g>
              </table:table-cell>
              <table:table-cell office:value-type="float" office:value="18">
                <text:p>18</text:p>
                <draw:g>
                  <svg:desc>'Graphs WHOQOL'.AE12:'Graphs WHOQOL'.AE15</svg:desc>
                </draw:g>
              </table:table-cell>
            </table:table-row>
            <table:table-row>
              <table:table-cell office:value-type="string">
                <text:p>Domain 2 Raw Score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main 3 Raw Score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omain 4 Raw Score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fr" number:country="CH">
      <number:number number:min-integer-digits="1"/>
    </number:number-style>
    <style:style style:name="ch1" style:family="chart">
      <style:graphic-properties draw:stroke="solid" svg:stroke-width="0.026cm" svg:stroke-color="#bfbfbf"/>
    </style:style>
    <style:style style:name="ch2" style:family="chart">
      <style:chart-properties chart:auto-position="true"/>
      <style:text-properties fo:color="#40404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gap-width="65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7" style:family="chart" style:data-style-name="N5000">
      <style:chart-properties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70ad47" draw:opacity="85%"/>
      <style:text-properties fo:color="#ffffff" fo:font-family="Calibri" fo:font-size="9pt" fo:font-weight="bold" style:font-size-asian="9pt" style:font-weight-asian="bold" style:font-size-complex="9pt" style:font-weight-complex="bold"/>
    </style:style>
    <style:style style:name="ch8" style:family="chart" style:data-style-name="N5000">
      <style:chart-properties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5b9bd5" draw:opacity="85%"/>
      <style:text-properties fo:color="#ffffff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459cm" svg:height="5.274cm" xlink:href=".." xlink:type="simple" chart:class="chart:bar" chart:style-name="ch1">
        <chart:title svg:x="3.46cm" svg:y="0.241cm" chart:style-name="ch2">
          <text:p>Meyer </text:p>
        </chart:title>
        <chart:legend chart:legend-position="bottom" svg:x="3.412cm" svg:y="4.569cm" chart:style-name="ch3"/>
        <chart:plot-area chart:style-name="ch4" table:cell-range-address="'Graphs WHOQOL'.AG11:'Graphs WHOQOL'.AI15" chart:data-source-has-labels="both" svg:x="0.639cm" svg:y="1.839cm" svg:width="8.442cm" svg:height="2.205cm">
          <chartooo:coordinate-region svg:x="0.639cm" svg:y="1.839cm" svg:width="8.442cm" svg:height="2.205cm"/>
          <chart:axis chart:dimension="x" chart:name="primary-x" chart:style-name="ch5">
            <chart:categories table:cell-range-address="'Graphs WHOQOL'.AG12:'Graphs WHOQOL'.AG15"/>
          </chart:axis>
          <chart:axis chart:dimension="y" chart:name="primary-y" chart:style-name="ch6"/>
          <chart:series chart:style-name="ch7" chart:values-cell-range-address="'Graphs WHOQOL'.AH12:'Graphs WHOQOL'.AH15" chart:label-cell-address="'Graphs WHOQOL'.AH11:'Graphs WHOQOL'.AH11" chart:class="chart:bar">
            <chart:data-point chart:repeated="4"/>
          </chart:series>
          <chart:series chart:style-name="ch8" chart:values-cell-range-address="'Graphs WHOQOL'.AI12:'Graphs WHOQOL'.AI15" chart:label-cell-address="'Graphs WHOQOL'.AI11:'Graphs WHOQOL'.AI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'Graphs WHOQOL'.AH11:'Graphs WHOQOL'.AH11</svg:desc>
                </draw:g>
              </table:table-cell>
              <table:table-cell office:value-type="string">
                <text:p>After</text:p>
                <draw:g>
                  <svg:desc>'Graphs WHOQOL'.AI11:'Graphs WHOQOL'.AI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ain 1 Raw Score</text:p>
                <draw:g>
                  <svg:desc>'Graphs WHOQOL'.AG12:'Graphs WHOQOL'.AG15</svg:desc>
                </draw:g>
              </table:table-cell>
              <table:table-cell office:value-type="float" office:value="17">
                <text:p>17</text:p>
                <draw:g>
                  <svg:desc>'Graphs WHOQOL'.AH12:'Graphs WHOQOL'.AH15</svg:desc>
                </draw:g>
              </table:table-cell>
              <table:table-cell office:value-type="float" office:value="27">
                <text:p>27</text:p>
                <draw:g>
                  <svg:desc>'Graphs WHOQOL'.AI12:'Graphs WHOQOL'.AI15</svg:desc>
                </draw:g>
              </table:table-cell>
            </table:table-row>
            <table:table-row>
              <table:table-cell office:value-type="string">
                <text:p>Domain 2 Raw Score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Domain 3 Raw Score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omain 4 Raw Score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